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3C28000048F90C931576.svm"/>
  <manifest:file-entry manifest:media-type="" manifest:full-path="Pictures/2000000700003CFB00002198338E7EC1.svm"/>
  <manifest:file-entry manifest:media-type="" manifest:full-path="Pictures/2000000700003C5D000049130AB595BB.svm"/>
  <manifest:file-entry manifest:media-type="" manifest:full-path="Pictures/2000000700003C5D0000491309281134.svm"/>
  <manifest:file-entry manifest:media-type="" manifest:full-path="Pictures/2000000700003C5D000049136D2B4D1C.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ＭＳ ゴシック" svg:font-family="'ＭＳ ゴシック'" style:font-family-generic="modern" style:font-pitch="fixed"/>
    <style:font-face style:name="ＭＳ ゴシック1" svg:font-family="'ＭＳ ゴシック'" style:font-adornments="太字" style:font-family-generic="modern" style:font-pitch="fixed"/>
    <style:font-face style:name="ＭＳ ゴシック2" svg:font-family="'ＭＳ ゴシック'" style:font-adornments="太字斜体" style:font-family-generic="modern" style:font-pitch="fixed"/>
    <style:font-face style:name="ＭＳ ゴシック3" svg:font-family="'ＭＳ ゴシック'" style:font-adornments="標準" style:font-family-generic="modern" style:font-pitch="fixed"/>
    <style:font-face style:name="Arial Unicode MS" svg:font-family="'Arial Unicode MS'" style:font-pitch="variable"/>
    <style:font-face style:name="HG Mincho Light J" svg:font-family="'HG Mincho Light J'" style:font-pitch="variable"/>
    <style:font-face style:name="Century" svg:font-family="Century" style:font-family-generic="roman" style:font-pitch="variable"/>
    <style:font-face style:name="Arial" svg:font-family="Arial" style:font-family-generic="swiss" style:font-pitch="variable"/>
  </office:font-face-decls>
  <office:automatic-styles>
    <style:style style:name="P1" style:family="paragraph" style:parent-style-name="Standard">
      <style:text-properties style:font-name="ＭＳ ゴシック" fo:font-size="12pt"/>
    </style:style>
    <style:style style:name="P2" style:family="paragraph" style:parent-style-name="Standard">
      <style:text-properties style:font-name="ＭＳ ゴシック" fo:font-size="12pt" style:font-size-asian="10pt" style:language-asian="ja" style:country-asian="JP" style:font-size-complex="10pt"/>
    </style:style>
    <style:style style:name="P3" style:family="paragraph" style:parent-style-name="Standard">
      <style:text-properties style:font-name="ＭＳ ゴシック" fo:font-size="10pt" style:font-size-asian="10pt" style:font-size-complex="10pt"/>
    </style:style>
    <style:style style:name="P4" style:family="paragraph" style:parent-style-name="Standard">
      <style:text-properties style:font-name="ＭＳ ゴシック" fo:font-size="10pt" style:font-size-asian="10pt" style:language-asian="ja" style:country-asian="JP" style:font-size-complex="10pt"/>
    </style:style>
    <style:style style:name="P5" style:family="paragraph" style:parent-style-name="Standard">
      <style:text-properties fo:font-size="10pt" style:font-size-asian="10pt" style:font-size-complex="10pt"/>
    </style:style>
    <style:style style:name="P6" style:family="paragraph" style:parent-style-name="Standard">
      <style:paragraph-properties fo:text-align="start" style:justify-single-word="false"/>
      <style:text-properties fo:font-size="10pt" style:font-size-asian="10pt" style:font-size-complex="10pt"/>
    </style:style>
    <style:style style:name="P7" style:family="paragraph" style:parent-style-name="Standard">
      <style:text-properties fo:font-size="10pt" style:font-size-asian="10pt" style:language-asian="ja" style:country-asian="JP" style:font-size-complex="10pt"/>
    </style:style>
    <style:style style:name="P8" style:family="paragraph" style:parent-style-name="Standard">
      <style:paragraph-properties fo:text-align="start" style:justify-single-word="false"/>
      <style:text-properties fo:font-size="10pt" style:font-size-asian="10pt" style:language-asian="ja" style:country-asian="JP" style:font-size-complex="10pt"/>
    </style:style>
    <style:style style:name="P9" style:family="paragraph" style:parent-style-name="Standard">
      <style:text-properties fo:font-size="10pt" fo:font-weight="bold" style:font-size-asian="10pt" style:language-asian="ja" style:country-asian="JP" style:font-size-complex="10pt"/>
    </style:style>
    <style:style style:name="P10" style:family="paragraph" style:parent-style-name="Standard">
      <style:text-properties fo:font-size="10pt" fo:font-weight="bold" style:font-size-asian="10pt" style:font-size-complex="10pt"/>
    </style:style>
    <style:style style:name="P11" style:family="paragraph" style:parent-style-name="Standard">
      <style:text-properties fo:font-size="10pt" fo:font-weight="bold" style:font-size-asian="10pt" style:font-weight-asian="bold" style:font-size-complex="10pt" style:font-weight-complex="bold"/>
    </style:style>
    <style:style style:name="P12" style:family="paragraph" style:parent-style-name="Standard">
      <style:text-properties fo:color="#000000" fo:font-size="10pt" fo:font-style="normal" style:font-size-asian="10pt" style:language-asian="ja" style:country-asian="JP" style:font-size-complex="10pt"/>
    </style:style>
    <style:style style:name="P13" style:family="paragraph" style:parent-style-name="Standard">
      <style:text-properties fo:font-variant="normal" fo:text-transform="none" fo:font-size="10pt" style:font-size-asian="10pt" style:font-size-complex="10pt"/>
    </style:style>
    <style:style style:name="P14" style:family="paragraph" style:parent-style-name="Standard">
      <style:text-properties fo:font-variant="normal" fo:text-transform="none" fo:color="#000000" fo:font-size="10pt" fo:font-style="normal" style:font-size-asian="10pt" style:language-asian="ja" style:country-asian="JP" style:font-size-complex="10pt"/>
    </style:style>
    <style:style style:name="P15" style:family="paragraph" style:parent-style-name="Standard">
      <style:text-properties fo:font-variant="normal" fo:text-transform="none" fo:color="#008000" fo:font-size="10pt" fo:font-style="normal" fo:font-weight="bold" style:font-size-asian="10pt" style:language-asian="ja" style:country-asian="JP" style:font-weight-asian="bold" style:font-size-complex="10pt" style:font-weight-complex="bold"/>
    </style:style>
    <style:style style:name="P16" style:family="paragraph" style:parent-style-name="Standard">
      <style:text-properties fo:font-variant="normal" fo:text-transform="none" fo:color="#800080" fo:font-size="10pt" fo:font-style="normal" style:font-size-asian="10pt" style:language-asian="ja" style:country-asian="JP" style:font-size-complex="10pt"/>
    </style:style>
    <style:style style:name="P17" style:family="paragraph" style:parent-style-name="Standard">
      <style:text-properties fo:color="#008000" fo:font-size="10pt" fo:font-style="normal" fo:font-weight="bold" style:font-size-asian="10pt" style:font-weight-asian="bold" style:font-size-complex="10pt" style:font-weight-complex="bold"/>
    </style:style>
    <style:style style:name="P18" style:family="paragraph" style:parent-style-name="Normal">
      <style:text-properties style:font-name="ＭＳ ゴシック" fo:font-size="12pt"/>
    </style:style>
    <style:style style:name="P19" style:family="paragraph" style:parent-style-name="Normal">
      <style:text-properties style:font-name="ＭＳ ゴシック" fo:font-size="10pt" style:font-size-asian="10pt" style:font-size-complex="10pt"/>
    </style:style>
    <style:style style:name="P20" style:family="paragraph" style:parent-style-name="Normal">
      <style:text-properties fo:font-variant="normal" fo:text-transform="none" style:language-asian="ja" style:country-asian="JP"/>
    </style:style>
    <style:style style:name="P21" style:family="paragraph" style:parent-style-name="Normal">
      <style:text-properties fo:font-variant="normal" fo:text-transform="none" fo:color="#000000" fo:font-size="10pt" fo:font-style="normal" style:font-size-asian="10pt" style:language-asian="ja" style:country-asian="JP" style:font-size-complex="10pt"/>
    </style:style>
    <style:style style:name="P22" style:family="paragraph" style:parent-style-name="題名">
      <style:paragraph-properties fo:background-color="#9999cc">
        <style:background-image/>
      </style:paragraph-properties>
    </style:style>
    <style:style style:name="P23" style:family="paragraph" style:parent-style-name="_25a0_箇条書き">
      <style:text-properties fo:font-size="10pt" style:font-size-asian="10pt" style:font-size-complex="10pt"/>
    </style:style>
    <style:style style:name="P24" style:family="paragraph" style:parent-style-name="_25a0_箇条書き">
      <style:text-properties fo:font-size="10pt" style:font-size-asian="10pt" style:language-asian="ja" style:country-asian="JP" style:font-size-complex="10pt"/>
    </style:style>
    <style:style style:name="P25" style:family="paragraph" style:parent-style-name="_25a0_箇条書き">
      <style:text-properties fo:font-size="10pt" fo:font-style="normal" style:font-size-asian="10pt" style:font-size-complex="10pt"/>
    </style:style>
    <style:style style:name="P26" style:family="paragraph" style:parent-style-name="_25a0_箇条書き">
      <style:text-properties fo:font-size="10pt" fo:font-style="normal" style:font-size-asian="10pt" style:language-asian="ja" style:country-asian="JP" style:font-size-complex="10pt"/>
    </style:style>
    <style:style style:name="P27" style:family="paragraph" style:parent-style-name="_25a0_箇条書き">
      <style:text-properties style:font-name="ＭＳ ゴシック" fo:font-size="10pt" style:font-size-asian="10pt" style:font-size-complex="10pt"/>
    </style:style>
    <style:style style:name="P28" style:family="paragraph" style:parent-style-name="_25a0_箇条書き">
      <style:text-properties style:font-name="ＭＳ ゴシック" fo:font-size="10pt" style:font-size-asian="10pt" style:language-asian="ja" style:country-asian="JP" style:font-size-complex="10pt"/>
    </style:style>
    <style:style style:name="P29" style:family="paragraph" style:parent-style-name="_25a0_箇条書き">
      <style:text-properties fo:color="#000000" fo:font-size="10pt" style:font-size-asian="10pt" style:font-size-complex="10pt"/>
    </style:style>
    <style:style style:name="P30" style:family="paragraph" style:parent-style-name="_25a0_箇条書き">
      <style:text-properties fo:color="#000000" fo:font-size="10pt" fo:font-style="normal" style:font-size-asian="10pt" style:language-asian="ja" style:country-asian="JP" style:font-size-complex="10pt"/>
    </style:style>
    <style:style style:name="P31" style:family="paragraph" style:parent-style-name="_25a0_箇条書き">
      <style:text-properties fo:color="#000000" style:font-name="ＭＳ ゴシック" fo:font-size="10pt" fo:font-style="normal" style:font-size-asian="10pt" style:language-asian="ja" style:country-asian="JP" style:font-size-complex="10pt"/>
    </style:style>
    <style:style style:name="P32" style:family="paragraph" style:parent-style-name="_25a0_箇条書き">
      <style:text-properties fo:color="#000000" style:font-name="ＭＳ ゴシック" fo:font-size="10pt" style:font-size-asian="10pt" style:language-asian="ja" style:country-asian="JP" style:font-size-complex="10pt"/>
    </style:style>
    <style:style style:name="P33" style:family="paragraph" style:parent-style-name="_25a0_箇条書き">
      <style:text-properties fo:color="#800080" fo:font-size="10pt" fo:font-style="normal" style:font-size-asian="10pt" style:language-asian="ja" style:country-asian="JP" style:font-size-complex="10pt"/>
    </style:style>
    <style:style style:name="P34" style:family="paragraph" style:parent-style-name="_25a0_箇条書き">
      <style:text-properties fo:color="#800080" style:font-name="ＭＳ ゴシック" fo:font-size="10pt" style:font-size-asian="10pt" style:language-asian="ja" style:country-asian="JP" style:font-size-complex="10pt"/>
    </style:style>
    <style:style style:name="P35" style:family="paragraph" style:parent-style-name="_25a0_箇条書き">
      <style:text-properties fo:font-variant="normal" fo:text-transform="none" fo:color="#000000" fo:font-size="10pt" fo:font-style="normal" style:font-size-asian="10pt" style:language-asian="ja" style:country-asian="JP" style:font-size-complex="10pt"/>
    </style:style>
    <style:style style:name="P36" style:family="paragraph" style:parent-style-name="_25a0_箇条書き">
      <style:text-properties fo:font-variant="normal" fo:text-transform="none" fo:color="#000000" fo:font-size="10pt" style:font-size-asian="10pt" style:font-size-complex="10pt"/>
    </style:style>
    <style:style style:name="P37" style:family="paragraph" style:parent-style-name="_25a0_箇条書き">
      <style:text-properties fo:font-variant="normal" fo:text-transform="none" fo:font-size="10pt" style:font-size-asian="10pt" style:font-size-complex="10pt"/>
    </style:style>
    <style:style style:name="P38" style:family="paragraph" style:parent-style-name="_25a0_箇条書き">
      <style:text-properties fo:font-variant="normal" fo:text-transform="none" fo:color="#800080" fo:font-size="10pt" fo:font-style="normal" style:font-size-asian="10pt" style:language-asian="ja" style:country-asian="JP" style:font-size-complex="10pt"/>
    </style:style>
    <style:style style:name="P39" style:family="paragraph" style:parent-style-name="_25a0_箇条書き">
      <style:text-properties fo:font-variant="normal" fo:text-transform="none" fo:color="#ff0000" fo:font-size="10pt" fo:font-style="normal" style:font-size-asian="10pt" style:language-asian="ja" style:country-asian="JP" style:font-size-complex="10pt"/>
    </style:style>
    <style:style style:name="P40" style:family="paragraph" style:parent-style-name="_25a0_箇条書き">
      <style:text-properties fo:font-variant="normal" fo:text-transform="none" fo:color="#008000" fo:font-size="10pt" fo:font-style="normal" fo:font-weight="bold" style:font-size-asian="10pt" style:language-asian="ja" style:country-asian="JP" style:font-weight-asian="bold" style:font-size-complex="10pt" style:font-weight-complex="bold"/>
    </style:style>
    <style:style style:name="P41" style:family="paragraph" style:parent-style-name="Text_20_body">
      <style:text-properties fo:font-size="10pt" style:font-size-asian="10pt" style:font-size-complex="10pt"/>
    </style:style>
    <style:style style:name="P42" style:family="paragraph" style:parent-style-name="Standard">
      <style:paragraph-properties fo:break-before="page"/>
      <style:text-properties fo:color="#008000" fo:font-size="10pt" fo:font-style="normal" fo:font-weight="bold" style:font-size-asian="10pt" style:font-weight-asian="bold" style:font-size-complex="10pt" style:font-weight-complex="bold"/>
    </style:style>
    <style:style style:name="P43" style:family="paragraph" style:parent-style-name="_25a0_箇条書き">
      <style:paragraph-properties fo:break-before="page"/>
      <style:text-properties fo:font-variant="normal" fo:text-transform="none" fo:color="#000000" fo:font-size="10pt" fo:font-style="normal" style:font-size-asian="10pt" style:language-asian="ja" style:country-asian="JP" style:font-size-complex="10pt"/>
    </style:style>
    <style:style style:name="P44" style:family="paragraph" style:parent-style-name="_25a0_箇条書き">
      <style:paragraph-properties fo:break-before="page"/>
      <style:text-properties fo:font-variant="normal" fo:text-transform="none" fo:color="#800080" fo:font-size="10pt" fo:font-style="normal" style:font-size-asian="10pt" style:language-asian="ja" style:country-asian="JP" style:font-size-complex="10pt"/>
    </style:style>
    <style:style style:name="P45" style:family="paragraph" style:parent-style-name="Text_20_body">
      <style:text-properties fo:color="#000000" fo:font-style="normal" style:language-asian="ja" style:country-asian="JP"/>
    </style:style>
    <style:style style:name="P46" style:family="paragraph" style:parent-style-name="Standard" style:list-style-name="L1">
      <style:text-properties fo:font-size="10pt" style:font-size-asian="10pt" style:font-size-complex="10pt"/>
    </style:style>
    <style:style style:name="P47" style:family="paragraph" style:parent-style-name="Standard" style:list-style-name="L2">
      <style:text-properties fo:font-size="10pt" style:font-size-asian="10pt" style:font-size-complex="10pt"/>
    </style:style>
    <style:style style:name="P48" style:family="paragraph" style:parent-style-name="Standard" style:list-style-name="L1">
      <style:text-properties fo:font-size="10pt" style:font-size-asian="10pt" style:language-asian="ja" style:country-asian="JP" style:font-size-complex="10pt"/>
    </style:style>
    <style:style style:name="P49" style:family="paragraph" style:parent-style-name="Standard" style:list-style-name="L2">
      <style:text-properties fo:font-size="10pt" style:font-size-asian="10pt" style:language-asian="ja" style:country-asian="JP" style:font-size-complex="10pt"/>
    </style:style>
    <style:style style:name="P50" style:family="paragraph" style:parent-style-name="Standard">
      <style:text-properties fo:font-size="10pt" fo:font-style="normal" style:font-size-asian="10pt" style:font-size-complex="10pt"/>
    </style:style>
    <style:style style:name="P51" style:family="paragraph" style:parent-style-name="Standard" style:list-style-name="L1">
      <style:text-properties fo:color="#000000" fo:font-size="10pt" fo:font-style="normal" style:font-size-asian="10pt" style:language-asian="ja" style:country-asian="JP" style:font-size-complex="10pt"/>
    </style:style>
    <style:style style:name="P52" style:family="paragraph" style:parent-style-name="Standard" style:list-style-name="L2">
      <style:text-properties style:font-name="ＭＳ ゴシック" fo:font-size="12pt" style:font-size-asian="10pt" style:font-size-complex="10pt"/>
    </style:style>
    <style:style style:name="P53" style:family="paragraph" style:parent-style-name="Standard" style:list-style-name="L2">
      <style:text-properties style:font-name="ＭＳ ゴシック" fo:font-size="12pt" style:font-size-asian="10pt" style:language-asian="ja" style:country-asian="JP" style:font-size-complex="10pt"/>
    </style:style>
    <style:style style:name="P54" style:family="paragraph" style:parent-style-name="Standard" style:list-style-name="L1">
      <style:text-properties style:font-name="ＭＳ ゴシック" fo:font-size="10pt" style:font-size-asian="10pt" style:font-size-complex="10pt"/>
    </style:style>
    <style:style style:name="P55" style:family="paragraph" style:parent-style-name="Heading_20_2">
      <style:text-properties fo:color="#000000" fo:font-style="normal" style:language-asian="ja" style:country-asian="JP"/>
    </style:style>
    <style:style style:name="P56" style:family="paragraph" style:parent-style-name="Heading_20_2">
      <style:text-properties fo:font-style="normal"/>
    </style:style>
    <style:style style:name="P57" style:family="paragraph" style:parent-style-name="Heading_20_2">
      <style:text-properties fo:font-style="normal" style:language-asian="ja" style:country-asian="JP"/>
    </style:style>
    <style:style style:name="P58" style:family="paragraph" style:parent-style-name="Heading_20_2">
      <style:paragraph-properties fo:break-before="page"/>
    </style:style>
    <style:style style:name="P59" style:family="paragraph" style:parent-style-name="Heading_20_2">
      <style:paragraph-properties fo:break-before="page"/>
      <style:text-properties fo:font-style="normal"/>
    </style:style>
    <style:style style:name="P60" style:family="paragraph" style:parent-style-name="Heading_20_2">
      <style:paragraph-properties fo:break-before="page"/>
      <style:text-properties fo:color="#000000" fo:font-style="normal" style:language-asian="ja" style:country-asian="JP"/>
    </style:style>
    <style:style style:name="P61" style:family="paragraph" style:parent-style-name="Heading_20_1">
      <style:text-properties fo:font-style="normal" style:language-asian="ja" style:country-asian="JP"/>
    </style:style>
    <style:style style:name="P62" style:family="paragraph" style:parent-style-name="Heading_20_1">
      <style:paragraph-properties fo:background-color="#23b8dc">
        <style:background-image/>
      </style:paragraph-properties>
    </style:style>
    <style:style style:name="P63" style:family="paragraph" style:parent-style-name="Heading_20_1">
      <style:paragraph-properties fo:break-before="page"/>
    </style:style>
    <style:style style:name="P64" style:family="paragraph" style:parent-style-name="Heading_20_1">
      <style:paragraph-properties fo:break-before="page"/>
      <style:text-properties fo:font-style="normal"/>
    </style:style>
    <style:style style:name="P65" style:family="paragraph" style:parent-style-name="Heading_20_1">
      <style:paragraph-properties fo:break-before="page" fo:background-color="#00ffff">
        <style:background-image/>
      </style:paragraph-properties>
    </style:style>
    <style:style style:name="P66" style:family="paragraph" style:parent-style-name="Heading_20_1">
      <style:paragraph-properties fo:break-before="page" fo:background-color="#00cccc">
        <style:background-image/>
      </style:paragraph-properties>
    </style:style>
    <style:style style:name="P67" style:family="paragraph" style:parent-style-name="Heading_20_1">
      <style:paragraph-properties fo:break-before="page" fo:background-color="#00cccc">
        <style:background-image/>
      </style:paragraph-properties>
      <style:text-properties style:language-asian="ja" style:country-asian="JP"/>
    </style:style>
    <style:style style:name="P68" style:family="paragraph" style:parent-style-name="_25a0_箇条書き">
      <style:text-properties fo:color="#000000" fo:font-size="10pt" fo:font-style="normal" style:font-size-asian="10pt" style:language-asian="ja" style:country-asian="JP" style:font-size-complex="10pt"/>
    </style:style>
    <style:style style:name="T1" style:family="text">
      <style:text-properties style:language-asian="ja" style:country-asian="JP"/>
    </style:style>
    <style:style style:name="T2" style:family="text">
      <style:text-properties style:font-name="ＭＳ ゴシック"/>
    </style:style>
    <style:style style:name="T3" style:family="text">
      <style:text-properties style:font-name="ＭＳ ゴシック" style:language-asian="ja" style:country-asian="JP"/>
    </style:style>
    <style:style style:name="T4" style:family="text">
      <style:text-properties fo:font-size="10pt" fo:font-weight="bold" style:font-size-asian="10pt" style:font-size-complex="10pt"/>
    </style:style>
    <style:style style:name="T5" style:family="text">
      <style:text-properties fo:font-size="10pt" fo:font-weight="bold" style:font-size-asian="10pt" style:language-asian="ja" style:country-asian="JP" style:font-size-complex="10pt"/>
    </style:style>
    <style:style style:name="T6" style:family="text">
      <style:text-properties fo:font-style="normal"/>
    </style:style>
    <style:style style:name="T7" style:family="text">
      <style:text-properties fo:font-style="normal" style:language-asian="ja" style:country-asian="JP"/>
    </style:style>
    <style:style style:name="T8" style:family="text">
      <style:text-properties fo:font-style="normal" fo:font-weight="bold" style:language-asian="ja" style:country-asian="JP" style:font-weight-asian="bold" style:font-weight-complex="bold"/>
    </style:style>
    <style:style style:name="T9" style:family="text">
      <style:text-properties fo:color="#000000" fo:font-style="normal"/>
    </style:style>
    <style:style style:name="T10" style:family="text">
      <style:text-properties fo:color="#000000" fo:font-style="normal" style:language-asian="ja" style:country-asian="JP"/>
    </style:style>
    <style:style style:name="T11" style:family="text">
      <style:text-properties fo:color="#800080"/>
    </style:style>
    <style:style style:name="T12" style:family="text">
      <style:text-properties fo:color="#800080" fo:font-style="normal"/>
    </style:style>
    <style:style style:name="T13" style:family="text">
      <style:text-properties fo:color="#800080" fo:font-style="normal" style:language-asian="ja" style:country-asian="JP"/>
    </style:style>
    <style:style style:name="T14" style:family="text">
      <style:text-properties fo:font-variant="normal" fo:text-transform="none"/>
    </style:style>
    <style:style style:name="T15" style:family="text">
      <style:text-properties fo:background-color="transparent"/>
    </style:style>
    <style:style style:name="T16" style:family="text">
      <style:text-properties fo:color="#ff0000"/>
    </style:style>
    <style:style style:name="T17" style:family="text">
      <style:text-properties fo:color="#ff0000" fo:font-style="normal" fo:font-weight="bold" style:language-asian="ja" style:country-asian="JP" style:font-weight-asian="bold" style:font-weight-complex="bold"/>
    </style:style>
    <style:style style:name="T18" style:family="text">
      <style:text-properties fo:color="#ff0000" fo:font-style="normal" style:language-asian="ja" style:country-asian="JP"/>
    </style:style>
    <style:style style:name="T19" style:family="text">
      <style:text-properties fo:color="#ff0000" fo:font-weight="bold" style:font-weight-asian="bold" style:font-weight-complex="bold"/>
    </style:style>
    <style:style style:name="T20"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UPCONVの説明書</text:p>
      <text:p text:style-name="P1"/>
      <text:h text:style-name="P62" text:outline-level="1">はじめに</text:h>
      <text:p text:style-name="P5">このソフトは Wave ファイルのサンプリングレートやビット数の変換を行うソフトです。</text:p>
      <text:p text:style-name="P5">CD からリッピングしたWaveファイル<text:span text:style-name="T1">等</text:span>を32KHz～384KHzに変換できます。</text:p>
      <text:p text:style-name="P5">44.1KHzのファイルを96KHzに変換するような非整数倍のサンプリングレートへの変換もできます。</text:p>
      <text:p text:style-name="P5">upconvは現在開発途中のため注意事項を必ずお読みください。</text:p>
      <text:h text:style-name="P61" text:outline-level="1">特徴</text:h>
      <text:p text:style-name="P8">ビット数を拡張できます。拡張時にいろいろなスムージング処理をすることができます。</text:p>
      <text:p text:style-name="P6">高域補間<text:span text:style-name="T1">ができます。</text:span>失われた超高域部分に音データを付加することができます。</text:p>
      <text:p text:style-name="P6">超高域の音は耳には聞こえませんが、音声データに含まれているほうがいいという実証結果があります。</text:p>
      <text:p text:style-name="P6">(ハイパーソニック・エフェクト。詳細は最後の<text:span text:style-name="T1">資料</text:span>参照)</text:p>
      <text:h text:style-name="Heading_20_1" text:outline-level="1">サポートするファイル形式</text:h>
      <text:p text:style-name="P30">◇ 入力</text:p>
      <text:p text:style-name="P12"><text:s text:c="3"/>以下のファイルをサポートしています。</text:p>
      <text:p text:style-name="P12"/>
      <text:list xml:id="list41506479" text:style-name="L1">
        <text:list-item>
          <text:p text:style-name="P46">WAV<text:span text:style-name="T1">、BWF</text:span><text:span text:style-name="T10">ファイル(2GB以下)</text:span></text:p>
          <text:p text:style-name="P46"><text:span text:style-name="T10">サンプリングレート：32000～384000、ビット数:整数(16、24)、ビット数：float(32、64)、チャンネル数：1～6</text:span><text:span text:style-name="T17">(New)</text:span><text:span text:style-name="T10">。</text:span></text:p>
        </text:list-item>
        <text:list-item>
          <text:p text:style-name="P46"><text:span text:style-name="T10">RF64ファイル</text:span><text:span text:style-name="T17">(New)</text:span></text:p>
          <text:p text:style-name="P51">条件はWAVと同じですがファイルサイズは2GB以上も可。</text:p>
        </text:list-item>
        <text:list-item>
          <text:p text:style-name="P51">MP3ファイル</text:p>
        </text:list-item>
        <text:list-item>
          <text:p text:style-name="P51">FLACファイル</text:p>
        </text:list-item>
        <text:list-item>
          <text:p text:style-name="P51">WavPackファイル</text:p>
        </text:list-item>
        <text:list-item>
          <text:p text:style-name="P51">DSFファイル<text:span text:style-name="T19">(New)</text:span></text:p>
          <text:p text:style-name="P51">サンプリングレート：2822400、5644800、ビット数:1bit、チャンネル数：1～2。</text:p>
        </text:list-item>
      </text:list>
      <text:p text:style-name="P12"/>
      <text:p text:style-name="P30">◇ 出力</text:p>
      <text:p text:style-name="P30"><text:s text:c="3"/>以下のファイルをサポートしていますが、変換後のWAVファイルサイズが1GBより大きい場合は、</text:p>
      <text:p text:style-name="P30"><text:s text:c="3"/>1GBごとに分割して出力します(RF64、W64以外)。</text:p>
      <text:p text:style-name="P30"/>
      <text:list xml:id="list41594363" text:continue-numbering="true" text:style-name="L1">
        <text:list-item>
          <text:p text:style-name="P48">WAV、BWFファイル<text:span text:style-name="T9">(形式は入力WAV、BWFファイルと同じ)</text:span></text:p>
        </text:list-item>
        <text:list-item>
          <text:p text:style-name="P51">FLACファイル</text:p>
        </text:list-item>
        <text:list-item>
          <text:p text:style-name="P51">WavPackファイル</text:p>
        </text:list-item>
        <text:list-item>
          <text:p text:style-name="P51">RF64ファイル(4GB以上のファイルサイズサポート)</text:p>
        </text:list-item>
        <text:list-item>
          <text:p text:style-name="P51">W64ファイル(4GB以上のファイルサイズサポート)</text:p>
        </text:list-item>
      </text:list>
      <text:p text:style-name="P12"/>
      <text:p text:style-name="P12"/>
      <text:h text:style-name="P64" text:outline-level="1">動作環境</text:h>
      <text:p text:style-name="P6">このソフトは、Microsoft Windows<text:span text:style-name="T1">用の</text:span>アプリケーションです。</text:p>
      <text:p text:style-name="P6">以下の OS で動作確認を行いました。</text:p>
      <text:p text:style-name="P6"/>
      <text:list xml:id="list41535870" text:style-name="L2">
        <text:list-item>
          <text:p text:style-name="P47">Microsoft Windows 7 32<text:span text:style-name="T1">ビット版(※１)</text:span></text:p>
        </text:list-item>
        <text:list-item>
          <text:p text:style-name="P49">Microsoft Windows 7 64ビット版(※２)</text:p>
        </text:list-item>
      </text:list>
      <text:p text:style-name="P3"/>
      <text:p text:style-name="P5">upconv<text:span text:style-name="T1">のGUI部分は32ビットアプリケーションです。</text:span></text:p>
      <text:p text:style-name="P7">変換本体のdsf2wav.exe、wav2raw.exe、upconv.exe、raw2wav.exeは64ビットに対応しています。</text:p>
      <text:p text:style-name="P11"/>
      <text:p text:style-name="P11">Windows95,98,ME,NT 4.0は動作しません。</text:p>
      <text:p text:style-name="P11"/>
      <text:p text:style-name="P7">Windows 2000,XP,vista,windows 2003/2008 serverは動作確認ができていません。</text:p>
      <text:p text:style-name="P7"/>
      <text:p text:style-name="P7">Windows2000も動作すると思いますが、upconvfeの日本語が化けるという情報をいただいています。</text:p>
      <text:p text:style-name="P7">その場合はupconvfe.JPNファイルを削除すると英語表記になります。</text:p>
      <text:p text:style-name="P7"/>
      <text:p text:style-name="P7">※１</text:p>
      <text:p text:style-name="P5">Windows7 32<text:span text:style-name="T1">ビット版で16GBのメモリが使用できる環境で動作確認。</text:span></text:p>
      <text:p text:style-name="P7">32ビットOSでReadyFor4GBというソフトを使用して4GB以上のメモリを利用可能にした。</text:p>
      <text:p text:style-name="P7"/>
      <text:p text:style-name="P7">※２</text:p>
      <text:p text:style-name="P7">VMWare Workstation8上で動作するWindows7 64ビット版で確認。</text:p>
      <text:h text:style-name="Heading_20_1" text:outline-level="1">注意事項</text:h>
      <text:list xml:id="list41615125" text:continue-numbering="true" text:style-name="L2">
        <text:list-item>
          <text:p text:style-name="P52">開発途中版のためバグがある可能性があります。</text:p>
        </text:list-item>
        <text:list-item>
          <text:p text:style-name="P53">変換終了後のファイルに問題がある可能性があります。</text:p>
        </text:list-item>
        <text:list-item>
          <text:p text:style-name="P53">雑音が大音量で再生される可能性がありますので、変換後最初に聞く場合はかならず音声の音量を小さくして再生してください。</text:p>
        </text:list-item>
        <text:list-item>
          <text:p text:style-name="P53">音量が大きい音声ファイルで、低域を強調した場合は音がわれる可能性があります。</text:p>
        </text:list-item>
        <text:list-item>
          <text:p text:style-name="P53">変換時に作業用の大きなファイルを出力先のディレクトリに作成します。出力先には十分に空きがあるディスクを指定してください。</text:p>
        </text:list-item>
        <text:list-item>
          <text:p text:style-name="P52"><text:span text:style-name="T1">DSFファイルの変換はとても遅いです</text:span>。KORG<text:span text:style-name="T1">の</text:span>AudioGate<text:span text:style-name="T1">を使ったほうが早いです。</text:span></text:p>
        </text:list-item>
        <text:list-item>
          <text:p text:style-name="P53">PCにより変換中はcpuの使用率が100%になります(優先度は低になっています)。</text:p>
        </text:list-item>
      </text:list>
      <text:p text:style-name="P2"/>
      <text:p text:style-name="P2"/>
      <text:h text:style-name="P65" text:outline-level="1">動作環境設定</text:h>
      <text:h text:style-name="Heading_20_2" text:outline-level="2">インストール・アンインストール</text:h>
      <text:p text:style-name="P5">インストールは、upconv<text:span text:style-name="T1">XXX</text:span>.lzh<text:span text:style-name="T1">を展開し、中に含まれてるupconv_setup.exe</text:span> を実行してください( XXX はバージョンナンバーです)。</text:p>
      <text:p text:style-name="P5"><text:span text:style-name="T1">管理者</text:span>権限があるユーザーにてインストールの作業を行ってください。</text:p>
      <text:p text:style-name="P5">アンインストールについては、コントロールパネルのアプリケーションの追加<text:span text:style-name="T1">と</text:span>削除<text:span text:style-name="T1">を使用してください。</text:span></text:p>
      <text:p text:style-name="P1"/>
      <text:h text:style-name="Heading_20_2" text:outline-level="2">別途必要なソフト</text:h>
      <text:p text:style-name="P30">本ソフトをインストールしたフォルダに該当ファイルをコピーすると以下の機能が使用可能となります。</text:p>
      <text:p text:style-name="P30"/>
      <text:p text:style-name="P30"><text:s/>◇MP3ファイル入力</text:p>
      <text:p text:style-name="P30"><text:s text:c="3"/>lame.exe</text:p>
      <text:p text:style-name="P24"><text:span text:style-name="T9"><text:s text:c="3"/></text:span><text:a xlink:type="simple" xlink:href="http://www.rarewares.org/mp3-lame-bundle.php">http://www.rarewares.org/mp3-lame-bundle.php</text:a></text:p>
      <text:p text:style-name="P30"/>
      <text:p text:style-name="P30"><text:s/>◇FLACファイル入力、出力(エンコード)</text:p>
      <text:p text:style-name="P30"><text:s text:c="3"/>flac.exe (Windows版)</text:p>
      <text:p text:style-name="P24"><text:span text:style-name="T9"><text:s text:c="3"/></text:span><text:a xlink:type="simple" xlink:href="http://flac.sourceforge.net/">http://flac.sourceforge.net/</text:a></text:p>
      <text:p text:style-name="P30"/>
      <text:p text:style-name="P30"><text:s/>◇WAVPACKファイル入力、出力(エンコード)</text:p>
      <text:p text:style-name="P30"><text:s text:c="3"/>wavpack.exe、wvunpack.exe (Windows版)</text:p>
      <text:p text:style-name="P24"><text:span text:style-name="T9"><text:s text:c="3"/></text:span><text:a xlink:type="simple" xlink:href="http://www.wavpack.com/index.html">http://www.wavpack.com/index.html</text:a></text:p>
      <text:p text:style-name="P31"/>
      <text:p text:style-name="P31"><text:s/>◇W64ファイル出力</text:p>
      <text:p text:style-name="P30"><text:s text:c="3"/>sndfile-convert.exe、libsndfile-1.dll (libsndfileのwindows版)</text:p>
      <text:p text:style-name="P28"><text:span text:style-name="T9"><text:s text:c="3"/></text:span><text:a xlink:type="simple" xlink:href="http://www.mega-nerd.com/libsndfile/#Download">http://www.mega-nerd.com/libsndfile/</text:a><text:span text:style-name="T9"> <text:s text:c="5"/></text:span></text:p>
      <text:p text:style-name="P1"/>
      <text:p text:style-name="P1"/>
      <text:h text:style-name="P66" text:outline-level="1">使い方</text:h>
      <text:p text:style-name="P25"><text:s/></text:p>
      <text:p text:style-name="P25"><draw:frame draw:style-name="fr1" draw:name="グラフィックス2" text:anchor-type="paragraph" svg:x="0.702cm" svg:y="0cm" svg:width="15.401cm" svg:height="18.681cm" draw:z-index="0"><draw:image xlink:href="Pictures/2000000700003C28000048F90C931576.svm" xlink:type="simple" xlink:show="embed" xlink:actuate="onLoad"/></draw:frame></text:p>
      <text:p text:style-name="P25"/>
      <text:p text:style-name="P29"><text:span text:style-name="T6"><text:s text:c="2"/></text:span><text:span text:style-name="T7">１.入力ファイルを指定してください。</text:span></text:p>
      <text:p text:style-name="P30"><text:s text:c="2"/>２.変換オプションを指定してください。</text:p>
      <text:p text:style-name="P30"><text:s text:c="2"/>３.出力オプションを指定してください。</text:p>
      <text:p text:style-name="P30"><text:s text:c="2"/>４.開始ボタンを押すと変換処理を開始します。</text:p>
      <text:p text:style-name="P30"/>
      <text:p text:style-name="P30">　変換終了後に指定の出力先にファイルが生成されます。</text:p>
      <text:p text:style-name="P30"><text:s text:c="2"/>変換中にエラーが発生すると、拡張子がerrのファイルを出力します。</text:p>
      <text:p text:style-name="P30"/>
      <text:p text:style-name="P30"/>
      <text:h text:style-name="P59" text:outline-level="2">詳細説明</text:h>
      <text:p text:style-name="P25"/>
      <text:p text:style-name="P23"><text:span text:style-name="T6"><text:s/>■ </text:span><text:span text:style-name="T7">入力ファイル</text:span></text:p>
      <text:p text:style-name="P23"><text:span text:style-name="T7"><text:s text:c="3"/></text:span><text:span text:style-name="T10">追加ボタンを押して変換するファイルを選択できます。</text:span></text:p>
      <text:p text:style-name="P30"><text:s text:c="3"/>またはエクスプローラー等からファイルをリストへドラッグしてもファイルを追加することができます。</text:p>
      <text:p text:style-name="P30"><text:s text:c="3"/>MP3、FLAC、WAVPACK、DSFファイルはファイルオープンダイアログのファイルの種類から</text:p>
      <text:p text:style-name="P30"><text:s text:c="3"/>選択してください。</text:p>
      <text:p text:style-name="P30"/>
      <text:p text:style-name="P26"><text:s/>■ ファイルリスト</text:p>
      <text:p text:style-name="P30"><text:s text:c="3"/>ファイルを選択すると、削除ボタン、▲、▼、!ボタンが使えるようになります。</text:p>
      <text:p text:style-name="P30"><text:s text:c="3"/>▲、▼ボタンで選択したファイルの順番を上または下に移動できます。</text:p>
      <text:p text:style-name="P30"><text:s text:c="3"/>!ボタンは選択したファイルのチャンク情報を表示します(サポートしているファイルのみ)。</text:p>
      <text:p text:style-name="P26"/>
      <text:p text:style-name="P23"><text:span text:style-name="T6"><text:s/>■ </text:span><text:span text:style-name="T7">変換</text:span></text:p>
      <text:p text:style-name="P30"><text:s text:c="3"/>出力ファイルの形式を指定できます。</text:p>
      <text:p text:style-name="P30"/>
      <text:p text:style-name="P30"><text:s/>◇サンプリングレート</text:p>
      <text:p text:style-name="P23"><text:span text:style-name="T7"><text:s text:c="3"/></text:span><text:span text:style-name="T10">出力ファイルのサンプリングレートを指定します。</text:span></text:p>
      <text:p text:style-name="P26"/>
      <text:p text:style-name="P30"><text:s/>◇ビット幅</text:p>
      <text:p text:style-name="P30"><text:s text:c="3"/>出力ファイルのビット数を指定します。</text:p>
      <text:p text:style-name="P30"><text:s text:c="3"/><text:span text:style-name="T14">16ビット、24ビット、32ビット(Float)、64ビット(Float)に対応しています。</text:span></text:p>
      <text:p text:style-name="P35"><text:s text:c="3"/>64ビットは対応する機器がないため、r8brainというソフトで相互変換できるかのみ確認しています。</text:p>
      <text:p text:style-name="P35"/>
      <text:p text:style-name="P36"><text:span text:style-name="T7"><text:s/>◇</text:span><text:span text:style-name="T7">hfc:高域カット周波数(4000Hz以上)</text:span></text:p>
      <text:p text:style-name="P35"><text:s text:c="3"/>ここに20000を指定すると、20kHz以上をカットしてから処理します。</text:p>
      <text:p text:style-name="P35"><text:s text:c="3"/>20kHzぐらいから急激にレベルが下がっているCDがありますので、</text:p>
      <text:p text:style-name="P35"><text:s text:c="3"/>そのようなものを変換する場合に有効です。</text:p>
      <text:p text:style-name="P35"/>
      <text:p text:style-name="P36"><text:span text:style-name="T7"><text:s/>◇</text:span><text:span text:style-name="T7">lfc:低域カット周波数</text:span></text:p>
      <text:p text:style-name="P35"><text:s text:c="3"/>ここに100を指定すると100Hz以下をカットします。</text:p>
      <text:p text:style-name="P35"/>
      <text:p text:style-name="P36"><text:span text:style-name="T7"><text:s/>◇</text:span><text:span text:style-name="T7">hfa:高域の補間モード</text:span></text:p>
      <text:p text:style-name="P36"><text:span text:style-name="T7"><text:s text:c="3"/></text:span><text:span text:style-name="T8">Cutoff:</text:span></text:p>
      <text:p text:style-name="P35"><text:s text:c="5"/>高域カット。高域への補間処理はしません。</text:p>
      <text:p text:style-name="P36"><text:span text:style-name="T7"><text:s text:c="3"/></text:span><text:span text:style-name="T8">Noise(hfa1):</text:span></text:p>
      <text:p text:style-name="P35"><text:s text:c="5"/>正規分布に基づくランダムデータを高域へ付加します。</text:p>
      <text:p text:style-name="P35"><text:s text:c="5"/>hfcを指定すると、指定周波数でデータをカットした後に高域に音を付加します。</text:p>
      <text:p text:style-name="P35"><text:s text:c="5"/>本モードはアナログのレコード再生時や、フィデリックスの「ハーモネーター」</text:p>
      <text:p text:style-name="P35"><text:s text:c="5"/>を使用したときのように高域へノイズが付加されます。</text:p>
      <text:p text:style-name="P35"><text:s text:c="5"/>アナログぽい感じとなり、カットしたときよりも心地よさを感じると思います。</text:p>
      <text:p text:style-name="P35"><text:s text:c="5"/>付加する高域の音の強さは、音声の強さに応じて調整しています。</text:p>
      <text:p text:style-name="P35"/>
      <text:p text:style-name="P36"><text:span text:style-name="T7"><text:s text:c="3"/></text:span><text:span text:style-name="T8">Overtone(hfa2):</text:span></text:p>
      <text:p text:style-name="P35"><text:s text:c="5"/>9kHz以上の音声データから、倍音成分を予想して高域に付加します。</text:p>
      <text:p text:style-name="P35"><text:s text:c="5"/>hfcを指定すると、指定周波数でデータをカットした後に高域に音を付加します。</text:p>
      <text:p text:style-name="P35"><text:s text:c="5"/>付加する倍音成分は位相をずらして付加することができます。</text:p>
      <text:p text:style-name="P35"><text:s text:c="5"/>音の広がりに違いが出ると思います。</text:p>
      <text:p text:style-name="P35"/>
      <text:p text:style-name="P36"><text:span text:style-name="T7"><text:s text:c="3"/></text:span><text:span text:style-name="T8">Overtone Ex(hfa3):</text:span></text:p>
      <text:p text:style-name="P35"><text:s text:c="5"/>8kHz以上の音声データから、倍音成分を予想して高域に付加します。</text:p>
      <text:p text:style-name="P35"><text:s text:c="5"/>hfcを指定すると、指定周波数でデータをカットした後に高域に音を付加します。</text:p>
      <text:p text:style-name="P35"><text:s text:c="5"/>付加する倍音成分は位相をずらして付加することができます。</text:p>
      <text:p text:style-name="P35"><text:s text:c="5"/>また、予想した倍音成分の音が高域にいくにしたがって、</text:p>
      <text:p text:style-name="P35"><text:s text:c="5"/>どのような減衰をしているかを計算し、予想と一番誤差が少ない減衰パターンで</text:p>
      <text:p text:style-name="P35"><text:s text:c="5"/>高域を付加します。</text:p>
      <text:p text:style-name="P35"><text:s text:c="5"/>ただし処理時間はhfa2より遅くなります。</text:p>
      <text:p text:style-name="P35"/>
      <text:p text:style-name="P43"/>
      <text:p text:style-name="P14">◇モード:ファイルによるパラメータ設定</text:p>
      <text:p text:style-name="P35"><text:s text:c="3"/><text:span text:style-name="T20">Normal:</text:span></text:p>
      <text:p text:style-name="P35"><text:s text:c="5"/>通常。なにもしません。</text:p>
      <text:p text:style-name="P35"/>
      <text:p text:style-name="P35"><text:s text:c="3"/><text:span text:style-name="T20">高音質データ(非圧縮HD):</text:span></text:p>
      <text:p text:style-name="P35"><text:s text:c="5"/>HFCを40000にセットします。配信されている非圧縮データ等で96000や192000等で</text:p>
      <text:p text:style-name="P35"><text:s text:c="5"/>サンプリングされているファイル用です。</text:p>
      <text:p text:style-name="P35"/>
      <text:p text:style-name="P35"><text:s text:c="3"/><text:span text:style-name="T20">高音質データ(非圧縮DSD):</text:span></text:p>
      <text:p text:style-name="P35"><text:s text:c="5"/>HFCを24000にセットします。DSDデータのDSFファイル用です。</text:p>
      <text:p text:style-name="P35"/>
      <text:p text:style-name="P35"><text:s text:c="3"/><text:span text:style-name="T20">高品質圧縮データ(高ビットレートMP3):</text:span></text:p>
      <text:p text:style-name="P35"><text:s text:c="5"/>HFCを16000にセットします。MP3等の圧縮ファイルは16000以上の高域がカットされている</text:p>
      <text:p text:style-name="P35"><text:s text:c="5"/>タイミングがありますので、16000以上をカットして高域補間したい場合にご使用ください。</text:p>
      <text:p text:style-name="P35"><text:s text:c="5"/>圧縮ファイル以外にも高域補間の効き目を強くしたい場合にも使用可能です。</text:p>
      <text:p text:style-name="P35"/>
      <text:p text:style-name="P35"><text:s text:c="3"/><text:span text:style-name="T20">圧縮データ(高圧縮MP3):</text:span></text:p>
      <text:p text:style-name="P35"><text:s text:c="5"/>HFCを12000にセットします。ファイルサイズを小さくするために高圧縮されたファイルは</text:p>
      <text:p text:style-name="P35"><text:s text:c="5"/>可聴域の音質もかなり変化し高域もだいぶカットされてこもった感じの音になります。</text:p>
      <text:p text:style-name="P35"><text:s text:c="5"/>その場合に、自然な音に近づけるために使用可能です。</text:p>
      <text:p text:style-name="P35">　　 (シャカシャカした音も耳につくようになることがあります)</text:p>
      <text:p text:style-name="P35"/>
      <text:p text:style-name="P35"><text:s/>◇ノーマライズ</text:p>
      <text:p text:style-name="P35"><text:s text:c="3"/>チェックを入れると音量を最大値に正規化します。</text:p>
      <text:p text:style-name="P14"><text:s text:c="3"/>チェックを外すと音声データの音の大きさを、なるべく元の音声データと同じになるようにします。</text:p>
      <text:p text:style-name="P35"><text:s text:c="3"/>Upconv 0.5.6までは「音量維持」オプションでしたが一般的な指定に変更しました。</text:p>
      <text:p text:style-name="P35"><text:s text:c="3"/>過去のバージョンと動作が逆ですのでご注意ください。</text:p>
      <text:p text:style-name="P35"/>
      <text:p text:style-name="P35"><text:s/>◇出力オプション</text:p>
      <text:p text:style-name="P35"><text:s text:c="3"/>変換後のファイルの出力先を指定します。</text:p>
      <text:p text:style-name="P35"><text:s text:c="3"/>◇元ディレクトリ</text:p>
      <text:p text:style-name="P35"><text:s text:c="5"/>入力ファイルと同じ場所に変換後のファイルが出力されます。ファイルにはSuffixが付きます。</text:p>
      <text:p text:style-name="P35"><text:s text:c="5"/>指定がなければ_upconvが付きます。</text:p>
      <text:p text:style-name="P35"><text:s text:c="3"/>◇出力先を指定</text:p>
      <text:p text:style-name="P35"><text:s text:c="5"/>変換後のファイルの出力先を指定できます。フォルダアイコンを押すと選択ダイアログが開きます。</text:p>
      <text:p text:style-name="P35"/>
      <text:p text:style-name="P35"/>
      <text:h text:style-name="P67" text:outline-level="1">詳細設定やその他の機能について</text:h>
      <text:h text:style-name="Heading_20_2" text:outline-level="2">Extra</text:h>
      <text:p text:style-name="P18"><draw:frame draw:style-name="fr1" draw:name="グラフィックス4" text:anchor-type="paragraph" svg:x="0.517cm" svg:y="0.159cm" svg:width="15.803cm" svg:height="19.131cm" draw:z-index="1"><draw:image xlink:href="Pictures/2000000700003C5D0000491309281134.svm" xlink:type="simple" xlink:show="embed" xlink:actuate="onLoad"/></draw:frame></text:p>
      <text:p text:style-name="P17"/>
      <text:p text:style-name="P42"/>
      <text:p text:style-name="P17">Option1</text:p>
      <text:p text:style-name="P50"/>
      <text:p text:style-name="P5"><text:span text:style-name="T6"><text:s/></text:span><text:span text:style-name="T12">■ </text:span><text:span text:style-name="T13">変換</text:span></text:p>
      <text:p text:style-name="P30"><text:s text:c="3"/><text:span text:style-name="T14">変換オプションを指定できます。</text:span></text:p>
      <text:p text:style-name="P35"><text:s text:c="3"/>◇ビット拡張用の調整(ABE)</text:p>
      <text:p text:style-name="P35"><text:s text:c="5"/>ビット数を16から24へ拡張する場合等に量子化誤差を少なくするようにデータを調整します。</text:p>
      <text:p text:style-name="P35"><text:s text:c="5"/>量子化ビット数が足りないため階段状になった波形を滑らかにします。</text:p>
      <text:p text:style-name="P35"><text:s text:c="5"/>また、立ち上がりや立下がりのデータの量子化誤差を軽減する処理もします。</text:p>
      <text:p text:style-name="P35"/>
      <text:p text:style-name="P35"><text:s text:c="3"/>◇HFC Auto(実験中)</text:p>
      <text:p text:style-name="P35"><text:s text:c="5"/>HFCの周波数を自動で求めることを試みます。MP3ファイル等で16kHz以上がカットされている音声等</text:p>
      <text:p text:style-name="P35"><text:s text:c="5"/>と他のファイルを同時に変換する場合等に便利です。</text:p>
      <text:p text:style-name="P35"><text:s text:c="5"/>音声ファイルによってはHFCの周波数が低く判定されてしまう可能性もあります。 <text:s text:c="2"/></text:p>
      <text:p text:style-name="P38"/>
      <text:p text:style-name="P35"><text:s text:c="3"/>◇ハイパスディザのカット</text:p>
      <text:p text:style-name="P35"><text:s text:c="5"/>音声データの中には、約15kHz付近から高域にかけて強くなっていくディザがかかっているもの</text:p>
      <text:p text:style-name="P35"><text:s text:c="5"/>があります。<text:line-break/> <text:s text:c="4"/>周波数表示で見ると谷型になっている音声です。</text:p>
      <text:p text:style-name="P35"><text:s text:c="5"/>このような音声データにHFA1～3等の高域補間をかけると高域が不自然に強くなってしまいます。</text:p>
      <text:p text:style-name="P35"><text:s text:c="5"/>そのような音声データを変換する場合に使用すると、15khz以上の高域を弱めるようにします。 <text:s/></text:p>
      <text:p text:style-name="P35"/>
      <text:p text:style-name="P35"><text:s text:c="3"/>◇低域調整(100Hz以下)</text:p>
      <text:p text:style-name="P35"><text:s text:c="5"/>100Hz 以下の音のレベルを調整します。</text:p>
      <text:p text:style-name="P35"><text:s text:c="5"/>CDからリッピングした音声には50Hz以下の音声のレベルが小さくなっているものがあります。</text:p>
      <text:p text:style-name="P35"><text:s text:c="5"/>そのようなデータを補正します。</text:p>
      <text:p text:style-name="P35"/>
      <text:p text:style-name="P35"><text:s text:c="3"/>◇Post ABE</text:p>
      <text:p text:style-name="P35"><text:s text:c="5"/>リサンプリングや高域補間処理が終わった後に再びABE処理(ビット拡張用の調整)をします。</text:p>
      <text:p text:style-name="P35"><text:s text:c="5"/>音声の波形がなめらかになるように処理します。</text:p>
      <text:p text:style-name="P35"/>
      <text:p text:style-name="P35"><text:s text:c="3"/>◇オーバーサンプリング(x2)</text:p>
      <text:p text:style-name="P35"><text:s text:c="5"/>チェックを入れると倍のサンプリングレートですべての処理をします。</text:p>
      <text:p text:style-name="P35"><text:s text:c="5"/>その後1/2にダウンサンプリングしてから出力します。</text:p>
      <text:p text:style-name="P35"><text:s text:c="5"/>サンプリングレートの1/2を超える余分な高域成分がhfaにより付加されてしまっても、</text:p>
      <text:p text:style-name="P35"><text:s text:c="5"/>本モードを使えば余分な高域をカットできるかと思い追加しました(意味が無いかもしれません)。</text:p>
      <text:p text:style-name="P35"><text:s text:c="5"/>処理時間は倍ぐらい遅くなります。</text:p>
      <text:p text:style-name="P35"/>
      <text:p text:style-name="P35"><text:s text:c="3"/>◇オーバーサンプリング(768000)</text:p>
      <text:p text:style-name="P35"><text:s text:c="5"/>チェックを入れると768000のサンプリングレートですべての処理をします。</text:p>
      <text:p text:style-name="P35"><text:s text:c="5"/>処理時間は遅くなりますが、余裕のあるサンプリング数でほとんどの処理をすることができます。</text:p>
      <text:p text:style-name="P35"><text:s text:c="5"/>処理時間も遅くなり作業中に出力するテンポラリファイルも大きくなります。</text:p>
      <text:p text:style-name="P38"/>
      <text:p text:style-name="P38"/>
      <text:p text:style-name="P16"><text:s/>■ 出力モード</text:p>
      <text:p text:style-name="P35"><text:s text:c="3"/>upconv内部は64ビットで処理していますが、出力時の丸め処理を指定可能です。</text:p>
      <text:p text:style-name="P35"><text:s text:c="3"/>◇Cutoff:</text:p>
      <text:p text:style-name="P35"><text:s text:c="5"/>データを切り捨てます。</text:p>
      <text:p text:style-name="P35"/>
      <text:p text:style-name="P35"><text:s text:c="3"/>◇Dithering:</text:p>
      <text:p text:style-name="P35"><text:s text:c="5"/>データを四捨五入し、ランダムディザを加えます(正規分布に元づくデータ)。</text:p>
      <text:p text:style-name="P35"><text:s text:c="5"/>ディザのレベルはExtraの「Output mode option」で指定可能です。</text:p>
      <text:p text:style-name="P35"/>
      <text:p text:style-name="P35"><text:s text:c="3"/>◇Noise shaping:</text:p>
      <text:p text:style-name="P35"><text:s text:c="5"/>ΔΣ変調のようなNoise shaping処理をします(0.5.6とは処理を変更しました)。</text:p>
      <text:p text:style-name="P35"><text:s text:c="5"/>本モードにプラスしてディザを付加することができます。</text:p>
      <text:p text:style-name="P35"><text:s text:c="5"/>ディザのレベルはExtraのディザレベルで指定可能です。</text:p>
      <text:p text:style-name="P35"/>
      <text:p text:style-name="P35"><text:s text:c="3"/>◇Error Diffusion Method:</text:p>
      <text:p text:style-name="P35"><text:s text:c="5"/>データを四捨五入した後、ビット丸め時の誤差を前後のサンプルに分散します。</text:p>
      <text:p text:style-name="P35"><text:s text:c="5"/>本モードにプラスしてディザを付加することができます。</text:p>
      <text:p text:style-name="P35"><text:s text:c="5"/>ディザのレベルはExtraのディザレベルで指定可能です。</text:p>
      <text:p text:style-name="P35"/>
      <text:p text:style-name="P35"><text:s text:c="3"/>◇ディザレベル</text:p>
      <text:p text:style-name="P35"><text:s text:c="5"/>ディザの強さを指定可能です。出力ビット数が16ビットの場合は最大値にしないでください。</text:p>
      <text:p text:style-name="P35"><text:s text:c="5"/>その場合はディザがかなり強くなり、大きなノイズ音が出ますのでご注意ください。</text:p>
      <text:p text:style-name="P35"/>
      <text:p text:style-name="P43"/>
      <text:p text:style-name="P13"><text:span text:style-name="T10"><text:s/></text:span><text:span text:style-name="T13">■ 出力フォーマット</text:span></text:p>
      <text:p text:style-name="P35"><text:s text:c="3"/>変換後の出力ファイルの形式を指定できます。</text:p>
      <text:p text:style-name="P35"/>
      <text:p text:style-name="P35"><text:s text:c="3"/>◇WAV(Microsoft)</text:p>
      <text:p text:style-name="P35"><text:s text:c="5"/>Waveフォーマット(2Ch以下)、またはWave format extensible(3Ch以上)で出力します。</text:p>
      <text:p text:style-name="P35"><text:s text:c="5"/>出力後のファイルが1GBを超える場合は1GBごとに分割します。</text:p>
      <text:p text:style-name="P35"/>
      <text:p text:style-name="P35"><text:s text:c="3"/>◇BWF(Broadcast Wave Format)</text:p>
      <text:p text:style-name="P35"><text:s text:c="5"/>変換後のWavファイルにBWF対応チャンクを出力します。Wavファイルと互換性があります。</text:p>
      <text:p text:style-name="P35"><text:s text:c="5"/>入力ファイルにBWF対応チャンクが含まれている場合は、変換後のファイルにも引き継がれます。</text:p>
      <text:p text:style-name="P35"><text:s text:c="5"/>BWFは業務用のレコーダー等でサポートされています。</text:p>
      <text:p text:style-name="P35"><text:s text:c="5"/>CodingHistory に以下の値を追加します</text:p>
      <text:p text:style-name="P35"><text:s text:c="5"/>(サンプリング周波数：192000、ビット：24、ABE使用、HFA3の場合)</text:p>
      <text:p text:style-name="P35"><text:s text:c="5"/>A=PCM,F=192000,W=24,T=Upconv0.6.0;ABE;HFA3,</text:p>
      <text:p text:style-name="P35"><text:s text:c="5"/>(EBU Tech 3285 - Specification of the Broadcast Wave Format)</text:p>
      <text:p text:style-name="P21"><text:s text:c="5"/>BWFのqlty、levl、axmlとBWFJのcue、plst、adtlはファイルが入手できないので非サポートです。</text:p>
      <text:p text:style-name="P21"/>
      <text:p text:style-name="P35"><text:s text:c="3"/>◇RF64</text:p>
      <text:p text:style-name="P35"><text:s text:c="5"/>4GBを超えるWavファイルをサポートする形式です。</text:p>
      <text:p text:style-name="P35"><text:s text:c="5"/>拡張子はWavですが多くの場合対応ソフトでないと読み込めません。</text:p>
      <text:p text:style-name="P35"><text:s text:c="5"/>(EBU Tech 3306 - MBWF / RF64: An Extended File Format for Audio)</text:p>
      <text:p text:style-name="P35"/>
      <text:p text:style-name="P35"><text:s text:c="3"/>◇W64</text:p>
      <text:p text:style-name="P35"><text:s text:c="5"/>4GBを超える音声をサポートする形式です。</text:p>
      <text:p text:style-name="P35"><text:s text:c="5"/>拡張子はw64です。多くの場合対応ソフトでないと読み込めません。</text:p>
      <text:p text:style-name="P35"><text:s text:c="5"/>本<text:span text:style-name="T15">ソフト</text:span>はRF64でファイルを出力した後にsndfile-convert.exeを使用してW64へ変換しています。</text:p>
      <text:p text:style-name="P20"/>
      <text:p text:style-name="P37"><text:span text:style-name="T10"><text:s/></text:span><text:span text:style-name="T13">■ </text:span><text:span text:style-name="T10">Encoder Option:エンコーダーオプション</text:span></text:p>
      <text:p text:style-name="P35"><text:s text:c="4"/>変換終了後にFLACやWAVPACKでエンコードするかを指定できます。</text:p>
      <text:p text:style-name="P35"/>
      <text:p text:style-name="P35"><text:s text:c="4"/>FLACや、WavPackへ渡すパラメータも指定可能です。</text:p>
      <text:p text:style-name="P35"><text:s text:c="4"/>FLAC へ渡すオプションのデフォルト値：-s -f --best</text:p>
      <text:p text:style-name="P35"><text:s text:c="4"/>WavPackへ渡すオプションのデフォルト値：-hh -q</text:p>
      <text:p text:style-name="P35"/>
      <text:p text:style-name="P15">Option2</text:p>
      <text:p text:style-name="P35"><text:s/><text:span text:style-name="T11">■ 機能</text:span></text:p>
      <text:p text:style-name="P37"><text:span text:style-name="T10"><text:s text:c="3"/>◇</text:span><text:span text:style-name="T13">スピーカー用周波数調整(実験中)</text:span></text:p>
      <text:p text:style-name="P35"><text:s text:c="5"/>スピーカーで再生したときに、スピーカーにより特定の周波数が強かったり、</text:p>
      <text:p text:style-name="P35"><text:s text:c="5"/>弱かったりするものがあります。</text:p>
      <text:p text:style-name="P35"><text:s text:c="5"/>スピーカーで再生したときの周波数特性がフラットになるように、</text:p>
      <text:p text:style-name="P35"><text:s text:c="5"/>音声データの周波数特性を調整しておくことで</text:p>
      <text:p text:style-name="P35"><text:s text:c="5"/>再生時の音がよくなるようにするものです。</text:p>
      <text:p text:style-name="P35"><text:s text:c="5"/>この機能は実験中ですので、注意して使用してください</text:p>
      <text:p text:style-name="P35"><text:s text:c="5"/>(現在は高域がきんきんした感じになってしまいます)。</text:p>
      <text:p text:style-name="P35"/>
      <text:p text:style-name="P35"><text:s text:c="5"/>本機能はスピーカーから再生された音をマイクで録音する必要があります。</text:p>
      <text:p text:style-name="P35"><text:s text:c="5"/>ICレコーダーや、PCのマイクが必要になります。</text:p>
      <text:p text:style-name="P35"><text:s text:c="5"/>手順は以下のとおりです。</text:p>
      <text:p text:style-name="P35"/>
      <text:p text:style-name="P35"><text:s text:c="5"/>１.WaveGen というソフト等を使用して、周波数特性がフラットなホワイトノイズの</text:p>
      <text:p text:style-name="P35"><text:s text:c="8"/>wavファイルを用意してください。</text:p>
      <text:p text:style-name="P35"><text:s text:c="8"/>サンプリング周波数は可能なかぎり高いほうが良いです。</text:p>
      <text:p text:style-name="P35"><text:s text:c="5"/>２.ホワイトノイズの入った音声を使用するスピーカーで再生してください。</text:p>
      <text:p text:style-name="P35"><text:s text:c="5"/>３.ICレコーダー等を使用してスピーカーから再生されている音声を録音してください</text:p>
      <text:p text:style-name="P35"><text:s text:c="8"/>20秒ほどで良いと思います。</text:p>
      <text:p text:style-name="P35"><text:s text:c="8"/>マイクをスピーカーに近づけて録音してください。</text:p>
      <text:p text:style-name="P35"><text:s text:c="5"/>４.録音した音声を sp_ref.wav という名前で保存してください。</text:p>
      <text:p text:style-name="P35"><text:s text:c="5"/>５.upconv を起動し、Extraページ(option2)のスピーカー用周波数特性にチェックを入れてください。</text:p>
      <text:p text:style-name="P35"><text:s text:c="5"/>６.sp_ref.wav を読み込み、開始ボタンを押してください。</text:p>
      <text:p text:style-name="P35"><text:s text:c="5"/>７.周波数調整用のパラメータが生成されます。</text:p>
      <text:p text:style-name="P35"><text:s text:c="5"/>８.今後は、詳細ページのスピーカー用周波数特性にチェック入れるだけで、</text:p>
      <text:p text:style-name="P35"><text:s text:c="8"/>upconv で変換したファイルが</text:p>
      <text:p text:style-name="P35"><text:s/></text:p>
      <text:p text:style-name="P35"><text:s text:c="8"/>使用するスピーカーにあわせた周波数特性で生成されます。</text:p>
      <text:p text:style-name="P35"><text:s text:c="8"/>使用したくない場合は、スピーカー用周波数特性のチェックを外してください。</text:p>
      <text:p text:style-name="P35"><text:s text:c="5"/><text:span text:style-name="T16"><text:s text:c="3"/>現在のバージョンでは変換後の音声の音が小さくなってしまう場合があります。</text:span></text:p>
      <text:p text:style-name="P39"><text:s text:c="8"/>その場合はhfcに20000と入れて20kHz以上をカットして試してみてください。</text:p>
      <text:p text:style-name="P38"/>
      <text:p text:style-name="P44"/>
      <text:p text:style-name="P37"><text:span text:style-name="T10"><text:s text:c="3"/>◇イコライザ</text:span><text:span text:style-name="T13">(実験中)</text:span></text:p>
      <text:p text:style-name="P35"><text:s text:c="5"/>変換後ファイルの周波数特性を調整できます。</text:p>
      <text:p text:style-name="P35"><text:s text:c="5"/>Equalizerの指定はEQシートで設定できます。</text:p>
      <text:p text:style-name="P14"/>
      <text:p text:style-name="P14"><text:s text:c="3"/>◇De-Emphasis</text:p>
      <text:p text:style-name="P35"><text:s text:c="4"/>De-Emphasis処理をします。本処理は簡易的な処理になってます。</text:p>
      <text:p text:style-name="P35"><text:s text:c="4"/>本格的にDe-Emphasisをする場合は efu 氏作成のDE.EXEで前処理してから変換してください。</text:p>
      <text:p text:style-name="P35"/>
      <text:p text:style-name="P35"><text:s text:c="3"/>◇50/15us(CD-DA):</text:p>
      <text:p text:style-name="P35"><text:s text:c="5"/>3.18KHzから10.6KHzにかけて10dbほど下げる処理をします。</text:p>
      <text:p text:style-name="P35"><text:s text:c="6"/>プリエンファシスがかけられたCDに適用してください。</text:p>
      <text:p text:style-name="P35"><text:s text:c="3"/>◇CCITT J.17</text:p>
      <text:p text:style-name="P35"><text:s text:c="5"/>2.1KHzから9.5KHzにかけて10dbほど下げる処理をします。</text:p>
      <text:p text:style-name="P35"><text:s text:c="5"/>TVやBS放送の音声でプリエンファシスがかけられているものに適用してください。</text:p>
      <text:p text:style-name="P35"><text:s text:c="5"/>TVやBS放送の音声のプリエンファシスの仕様が不明なので</text:p>
      <text:p text:style-name="P35"><text:s text:c="5"/>適用周波数が間違っているかもしれません。</text:p>
      <text:p text:style-name="P35"/>
      <text:p text:style-name="P37"><text:span text:style-name="T10"><text:s/></text:span><text:span text:style-name="T13">■ </text:span><text:span text:style-name="T10">ノイズリダクション:(1000Hz以上)</text:span></text:p>
      <text:p text:style-name="P35"><text:s text:c="4"/>サーという感じのノイズを削減します。</text:p>
      <text:p text:style-name="P35"><text:s text:c="4"/>周波数毎に鳴ろうとしている音かを判定し、一定期間以上出ている音を残して、残りはカットします。</text:p>
      <text:p text:style-name="P35"><text:s text:c="4"/>音質に影響します。ボーカル等の声は残りますがノイズに近い、</text:p>
      <text:p text:style-name="P35"><text:s text:c="4"/>かさかさした音はかなり削減されてしまいます。</text:p>
      <text:p text:style-name="P35"><text:s text:c="4"/>NR Levelで強さを指定できます。</text:p>
      <text:p text:style-name="P35"/>
      <text:p text:style-name="P37"><text:span text:style-name="T10"><text:s/></text:span><text:span text:style-name="T13">■ </text:span><text:span text:style-name="T10">ローパスフィルター:(4000Hz以上)</text:span></text:p>
      <text:p text:style-name="P35">　 <text:s/>高域が強いと感じる場合に、高域を弱くすることができます。</text:p>
      <text:p text:style-name="P35"><text:s text:c="4"/>指定した周波数以降にとてもゆるやかなローパスフィルターをかけます。</text:p>
      <text:p text:style-name="P35"/>
      <text:p text:style-name="P40">ABEオプション</text:p>
      <text:p text:style-name="P35"/>
      <text:p text:style-name="P37"><text:span text:style-name="T10"><text:s/></text:span><text:span text:style-name="T13">■ Option</text:span></text:p>
      <text:p text:style-name="P35"><text:s text:c="3"/>◇ローレベルデータカット</text:p>
      <text:p text:style-name="P35"><text:s text:c="5"/>小さい音声をカットします。</text:p>
      <text:p text:style-name="P35"><text:s text:c="5"/>ビット分解能が少ないせいで階段状になってしまったデータ(例えば-80db,-90db)から</text:p>
      <text:p text:style-name="P35"><text:s text:c="5"/>余分な高調波をカットし、</text:p>
      <text:p text:style-name="P35"><text:s text:c="5"/>階段状になってしまったデータをなめらかにする効果があります。</text:p>
      <text:p text:style-name="P35"><text:s text:c="5"/>小さい音声をカットしますので、音量が小さめのファイルだと高域がカットされやすくなります。</text:p>
      <text:p text:style-name="P35"><text:s text:c="5"/>ただしHFA Autoのカットオフ周波数の検出はうまく動作しなくなります。</text:p>
      <text:p text:style-name="P35"/>
      <text:p text:style-name="P35"><text:s text:c="3"/>◇スムージング・ローレベルデータ(実験中)</text:p>
      <text:p text:style-name="P35"><text:s text:c="5"/>小さい音声を平均化します。CDなどで16ビット化されたときに、</text:p>
      <text:p text:style-name="P35"><text:s text:c="5"/>斜め上がりや斜め下がりのデータで</text:p>
      <text:p text:style-name="P35"><text:s text:c="5"/>間のデータが2個同値になってしまったようなデータを平均化し滑らかな波形にします。</text:p>
      <text:p text:style-name="P35"/>
      <text:p text:style-name="P35"><text:s text:c="3"/>◇ディザ/ノイズカット(実験中)</text:p>
      <text:p text:style-name="P35"><text:s text:c="5"/>パルスになっているデータを弱めます。</text:p>
      <text:p text:style-name="P35"><text:s text:c="5"/>データを3つとり、中央のデータが前後のデータより指定数以内の場合に</text:p>
      <text:p text:style-name="P35"><text:s text:c="5"/>3つのデータを平均化したものを書き込みます。</text:p>
      <text:p text:style-name="P35"><text:s text:c="5"/>余分なディザ/ノイズによりパルスが含まれているデータをなめらかにします。</text:p>
      <text:p text:style-name="P35"><text:s text:c="5"/>弱める強さを5段階から選択できます。</text:p>
      <text:p text:style-name="P35"/>
      <text:p text:style-name="P43"><text:s text:c="6"/></text:p>
      <text:p text:style-name="P40">hfa2/3オプション(高域補間オプション)</text:p>
      <text:p text:style-name="P37"><text:span text:style-name="T10"><text:s/></text:span><text:span text:style-name="T13">■ </text:span><text:span text:style-name="T10">Option</text:span></text:p>
      <text:p text:style-name="P35"><text:s text:c="3"/>◇プリセット(Preset)</text:p>
      <text:p text:style-name="P35"><text:s text:c="5"/>hfa2/3 オプションを最大で10個保持します。</text:p>
      <text:p text:style-name="P35"><text:s text:c="5"/>各値は「保存」ボタンを押すとプリセットに保存されます。</text:p>
      <text:p text:style-name="P35">- HFA2 のみ -</text:p>
      <text:p text:style-name="P35"/>
      <text:p text:style-name="P35"><text:s text:c="3"/>◇Sig1 On</text:p>
      <text:p text:style-name="P35"><text:s text:c="5"/>強い倍音成分を付加するかを指定可能です。</text:p>
      <text:p text:style-name="P35"/>
      <text:p text:style-name="P35"><text:s text:c="3"/>◇avgLineNx(HFA2のみ):</text:p>
      <text:p text:style-name="P35"><text:s text:c="5"/>倍音検出時のパワーの平均と倍音の閾値です。値を大きくすると検出されにくくなります。</text:p>
      <text:p text:style-name="P35"/>
      <text:p text:style-name="P35"><text:s text:c="3"/>◇Sig1 Phase</text:p>
      <text:p text:style-name="P35"><text:s text:c="5"/>Sig1を付加する場合に位相をずらしながら付加します(-44から44で単位は度です)。</text:p>
      <text:p text:style-name="P35"/>
      <text:p text:style-name="P35">- HFA2/3 共通 -</text:p>
      <text:p text:style-name="P35"><text:s text:c="3"/>◇Sig2 On</text:p>
      <text:p text:style-name="P35"><text:s text:c="5"/>フロアノイズや弱い倍音を付加するかを指定可能です。</text:p>
      <text:p text:style-name="P35"/>
      <text:p text:style-name="P35"><text:s text:c="3"/>◇Sig2 Phase</text:p>
      <text:p text:style-name="P35"><text:s text:c="5"/>Sig2を付加する場合に位相をずらしながら付加します(-24から24で単位は度です)。</text:p>
      <text:p text:style-name="P35"/>
      <text:p text:style-name="P35"><text:s text:c="3"/>◇Sig3 On</text:p>
      <text:p text:style-name="P35"><text:s text:c="5"/>弱い音声の関連度を調べて付加するかを指定可能です。</text:p>
      <text:p text:style-name="P35"/>
      <text:p text:style-name="P35"><text:s text:c="3"/>◇Sig3 Phase</text:p>
      <text:p text:style-name="P35"><text:s text:c="5"/>Sig3を付加する場合に位相をずらしながら付加します(-44から44で単位は度です)。</text:p>
      <text:p text:style-name="P35"/>
      <text:p text:style-name="P35"><text:s text:c="3"/>◇Noise Blend</text:p>
      <text:p text:style-name="P35"><text:s text:c="5"/>hfa2/3で求めた倍音成分にランダムノイズ成分をブレンドします。</text:p>
      <text:p text:style-name="P35"><text:s text:c="5"/>Sig1 On、Sig2 On、Sig3 Onとは独立して指定可能です。</text:p>
      <text:p text:style-name="P35"><text:s text:c="5"/>ブレンドする割合は0%～100%まで調整できます。100%だと高域補間モードがhfa1のときと</text:p>
      <text:p text:style-name="P35"><text:s text:c="5"/>あまりかわりません。</text:p>
      <text:p text:style-name="P35"/>
      <text:p text:style-name="P35"><text:s text:c="3"/>◇Fast Mode</text:p>
      <text:p text:style-name="P35"><text:s text:c="5"/>高域補間で計算するデータを1/4に間引き、処理を高速化します。</text:p>
      <text:p text:style-name="P35"/>
      <text:p text:style-name="P40">DSFオプション(DSFファイル用)</text:p>
      <text:p text:style-name="P37"><text:span text:style-name="T10"><text:s/></text:span><text:span text:style-name="T13">■ </text:span><text:span text:style-name="T10">Filter Option</text:span></text:p>
      <text:p text:style-name="P35"><text:s text:c="3"/>◇None</text:p>
      <text:p text:style-name="P35"><text:s text:c="5"/>DSFデータのフィルタリングをしません。</text:p>
      <text:p text:style-name="P35"/>
      <text:p text:style-name="P35"><text:s text:c="3"/>◇Cutoff(24kHz)</text:p>
      <text:p text:style-name="P35"><text:s text:c="5"/>DSFファイルで使用するDSDデータの24kHz以上をカットします。</text:p>
      <text:p text:style-name="P35"><text:s text:c="5"/>DSDの特性上24kHzを超えたあたりから量子化ノイズが少しずつ増え始めるためカットします。</text:p>
      <text:p text:style-name="P35"><text:s text:c="5"/>DSDの超高域部分はHFA3等で付加したほうが良いでしょう。</text:p>
      <text:p text:style-name="P35"/>
      <text:p text:style-name="P35"><text:s text:c="3"/>◇Smoothing</text:p>
      <text:p text:style-name="P35"><text:s text:c="5"/>DSDデータの24kHz以下と、24kHz以上のデータを分けて処理します。</text:p>
      <text:p text:style-name="P35"><text:s text:c="5"/>24kHz以上のデータは量子化ノイズが少なくなるようにスムージング処理をします。</text:p>
      <text:p text:style-name="P35"><text:s text:c="5"/>スムージング処理後は24kHz以下のデータと24kHz以上のデータを合成して出力します。</text:p>
      <text:p text:style-name="P35"><text:s text:c="5"/>HFA等で高域補間しない場合に有効ですが、処理時間はとても遅いです。 </text:p>
      <text:p text:style-name="P35"/>
      <text:p text:style-name="P35"/>
      <text:p text:style-name="P43"/>
      <text:h text:style-name="P55" text:outline-level="2">EQ</text:h>
      <text:p text:style-name="P30"><text:s/></text:p>
      <text:p text:style-name="P30"><draw:frame draw:style-name="fr1" draw:name="グラフィックス1" text:anchor-type="paragraph" svg:x="0.649cm" svg:y="0cm" svg:width="15.591cm" svg:height="18.872cm" draw:z-index="2"><draw:image xlink:href="Pictures/2000000700003C5D000049130AB595BB.svm" xlink:type="simple" xlink:show="embed" xlink:actuate="onLoad"/></draw:frame></text:p>
      <text:p text:style-name="P30"/>
      <text:p text:style-name="P23"><text:span text:style-name="T10"><text:s/></text:span><text:span text:style-name="T13">■ イコライザ(実験中)</text:span></text:p>
      <text:p text:style-name="P30"><text:s text:c="4"/>本画面でイコライザの調整ができます。保存ボタンで設定が有効になります。</text:p>
      <text:p text:style-name="P30"><text:s text:c="4"/>EXTRAシート(option2)のイコライザチェックをオンにすると、</text:p>
      <text:p text:style-name="P30"><text:s text:c="4"/>本イコライザの設定が変換後のファイルに適用されます。 <text:s/></text:p>
      <text:p text:style-name="P30"/>
      <text:p text:style-name="P30"/>
      <text:h text:style-name="P60" text:outline-level="2">実行</text:h>
      <text:p text:style-name="P30"><draw:frame draw:style-name="fr1" draw:name="グラフィックス3" text:anchor-type="paragraph" svg:x="0.781cm" svg:y="0.265cm" svg:width="9.962cm" svg:height="12.061cm" draw:z-index="3"><draw:image xlink:href="Pictures/2000000700003C5D000049136D2B4D1C.svm" xlink:type="simple" xlink:show="embed" xlink:actuate="onLoad"/></draw:frame></text:p>
      <text:p text:style-name="P33">■ ユーザーコマンド</text:p>
      <text:p text:style-name="P23"><text:span text:style-name="T13"><text:s text:c="2"/></text:span><text:span text:style-name="T10">任意のプログラムを実行できます。</text:span></text:p>
      <text:p text:style-name="P30"><text:s text:c="2"/>音声の変換等を行うソフトの多くはコマンドラインで動作します。</text:p>
      <text:p text:style-name="P30"><text:s text:c="2"/>そのようなプログラムを実行する最に、本画面からプログラムやパラメーター、</text:p>
      <text:p text:style-name="P30"><text:s text:c="2"/>ファイル等の指定ができます。</text:p>
      <text:p text:style-name="P30"><text:s text:c="2"/>コマンドラインには実行したいプログラムとパラメーターの指定ができます。</text:p>
      <text:p text:style-name="P30"><text:s text:c="2"/>×ボタンで各項目がクリアできます。フォルダアイコンをクリックすると</text:p>
      <text:p text:style-name="P30"><text:s text:c="2"/>ファイル選択ダイアログが表示されます。</text:p>
      <text:p text:style-name="P30"><text:s text:c="2"/>使用方法としては、プログラムを指定した後に、パラメーター、入力ファイル、出力ファイルを指定し</text:p>
      <text:p text:style-name="P30"><text:s text:c="2"/>セットボタンを押すと、コマンドラインに値が追加されます。</text:p>
      <text:p text:style-name="P30"><text:s text:c="2"/>実行ボタンを押すと、指定のプログラムが起動します。</text:p>
      <text:p text:style-name="P30"><text:s text:c="2"/>実行結果は、結果ウインドウに出力されます(日本語の出力結果は表示が化けるものがあります)。</text:p>
      <text:p text:style-name="P33"/>
      <text:p text:style-name="P30"><text:s text:c="2"/>例 sndfile-convert.exe を使用して TEST.WAV (RF64)ファイルを TEST.W64ファイルに変換する場合</text:p>
      <text:p text:style-name="P30"><text:s text:c="3"/>１.プログラムにてSNDFILE-CONVERT.EXEを選択します。</text:p>
      <text:p text:style-name="P30"><text:s text:c="3"/>２.入力ファイルにてTEST.WAV ファイルを選択します。</text:p>
      <text:p text:style-name="P30"><text:s text:c="3"/>３.入力ファイルのセットボタンを押します。</text:p>
      <text:p text:style-name="P30"><text:s text:c="3"/>４.出力ファイルにて保存ダイアログでTEST.w64を指定します。</text:p>
      <text:p text:style-name="P30"><text:s text:c="3"/>５.出力ファイルのセットボタンを押します。</text:p>
      <text:p text:style-name="P30"><text:s text:c="3"/>６.コマンドラインを確認します。</text:p>
      <text:p text:style-name="P30"><text:s text:c="3"/>７.実行ボタンを押します。</text:p>
      <text:p text:style-name="P30"/>
      <text:p text:style-name="P30"/>
      <text:h text:style-name="P60" text:outline-level="2">オプション</text:h>
      <text:p text:style-name="P45"/>
      <text:p text:style-name="P30"><draw:frame draw:style-name="fr2" draw:name="グラフィックス5" text:anchor-type="paragraph" svg:width="15.61cm" svg:height="8.601cm" draw:z-index="4"><draw:image xlink:href="Pictures/2000000700003CFB00002198338E7EC1.svm" xlink:type="simple" xlink:show="embed" xlink:actuate="onLoad"/></draw:frame></text:p>
      <text:p text:style-name="P30"/>
      <text:p text:style-name="P13"><text:span text:style-name="T10"><text:s/></text:span><text:span text:style-name="T13">■ 完了オプション</text:span></text:p>
      <text:p text:style-name="P35"><text:s text:c="4"/>変換終了後に元ファイルを削除するか、PCをシャットダウンするかを指定できます。</text:p>
      <text:p text:style-name="P14"/>
      <text:p text:style-name="P13"><text:span text:style-name="T10"><text:s/></text:span><text:span text:style-name="T13">■ スレッド</text:span></text:p>
      <text:p text:style-name="P35"><text:s text:c="4"/>変換中に使用するスレッド数の最大値を指定できます。</text:p>
      <text:p text:style-name="P35">　　ステレオなら2つのupconv.exeが動作します。</text:p>
      <text:p text:style-name="P35"><text:s text:c="4"/>5.1Chのマルチチャンネルなら6つのupconv.exeが動作します。</text:p>
      <text:p text:style-name="P35"><text:s text:c="4"/>それぞれのupconv.exeの中でここで指定したスレッド数を使用します。</text:p>
      <text:p text:style-name="P35"/>
      <text:p text:style-name="P13"><text:span text:style-name="T10"><text:s/></text:span><text:span text:style-name="T13">■ ファイルI/Oメモリバッファ(MB)</text:span><text:span text:style-name="T18">(実験中)</text:span></text:p>
      <text:p text:style-name="P35"><text:s text:c="4"/>変換中にSSDやHDDへのファイル入出力を軽減するためにメモリバッファで使用する領域の</text:p>
      <text:p text:style-name="P35"><text:s text:c="4"/>サイズを指定します。</text:p>
      <text:p text:style-name="P35"><text:s text:c="4"/>使用可能な空きメモリが1GB～1.5GBの場合は50～200でご使用ください。</text:p>
      <text:p text:style-name="P35"><text:s text:c="4"/>32ビットOSの場合は１つのプロセスが使用可能なメモリが2GBと制限されていますので、</text:p>
      <text:p text:style-name="P35"><text:s text:c="4"/>ここに指定する値は1000以下でないと動作しないと思います。</text:p>
      <text:p text:style-name="P35"><text:s text:c="4"/>64ビットOSの場合は2GBの制限はありません。</text:p>
      <text:p text:style-name="P35"/>
      <text:p text:style-name="P35"><text:s text:c="4"/>Adjustボタンで値が自動設定されますが、変換中に失敗する場合は</text:p>
      <text:p text:style-name="P35"><text:s text:c="4"/>この値を小さくして試してください。</text:p>
      <text:p text:style-name="P35"><text:s text:c="4"/>値を大きくするとなるべくメモリ上にデータを書き込むようになります。</text:p>
      <text:p text:style-name="P30"/>
      <text:h text:style-name="P63" text:outline-level="1">その他</text:h>
      <text:h text:style-name="P56" text:outline-level="2">使用ソフトなど</text:h>
      <text:p text:style-name="P18"/>
      <text:p text:style-name="P23">■ <text:span text:style-name="T1">ライブラリ</text:span></text:p>
      <text:list xml:id="list41594001" text:continue-list="list41594363" text:style-name="L1">
        <text:list-item>
          <text:p text:style-name="P48">FFT(libfftw3-3の32ビット版、64ビット版)</text:p>
        </text:list-item>
        <text:list-item>
          <text:p text:style-name="P48">OpenMP(libgomp)</text:p>
        </text:list-item>
      </text:list>
      <text:p text:style-name="P7"/>
      <text:p text:style-name="P23">■ コンパイラ</text:p>
      <text:list xml:id="list41625990" text:continue-numbering="true" text:style-name="L1">
        <text:list-item>
          <text:p text:style-name="P48">エンバカデロ：RAD Studio 2010(C++Builder)</text:p>
        </text:list-item>
        <text:list-item>
          <text:p text:style-name="P48">gcc 4.5.0(TDM版) MINGW 上で動作 </text:p>
        </text:list-item>
      </text:list>
      <text:p text:style-name="P3"/>
      <text:p text:style-name="P23">■ インストーラー</text:p>
      <text:list xml:id="list41594296" text:continue-numbering="true" text:style-name="L1">
        <text:list-item>
          <text:p text:style-name="P48">Inno Setup（フリーで提供されているインストーラー）</text:p>
        </text:list-item>
      </text:list>
      <text:p text:style-name="P5"><text:s text:c="3"/>URL：http://www.jrsoftware.org/</text:p>
      <text:p text:style-name="P3"/>
      <text:p text:style-name="P5">ウイルスチェックは、Norton AntiVirus 2012 で行いました。</text:p>
      <text:p text:style-name="P19"/>
      <text:p text:style-name="P27">■ 説明書作成</text:p>
      <text:list xml:id="list41603233" text:continue-numbering="true" text:style-name="L1">
        <text:list-item>
          <text:p text:style-name="P46">OpenOffice.org 3.1.0</text:p>
        </text:list-item>
      </text:list>
      <text:p text:style-name="P5"><text:s text:c="3"/>ＵＲＬ：http://www.openoffice.org/</text:p>
      <text:p text:style-name="P27"/>
      <text:p text:style-name="P27">■ 周波数表示/<text:span text:style-name="T1">波形表示</text:span></text:p>
      <text:list xml:id="list41596763" text:continue-numbering="true" text:style-name="L1">
        <text:list-item>
          <text:p text:style-name="P46">efu<text:span text:style-name="T1">氏作成Wavespectra 1.4/1.5</text:span></text:p>
        </text:list-item>
      </text:list>
      <text:p text:style-name="P4"/>
      <text:p text:style-name="P28">■ 動作確認PC</text:p>
      <text:list xml:id="list41597700" text:continue-numbering="true" text:style-name="L1">
        <text:list-item>
          <text:p text:style-name="P54">Thinkpad X200s (Core2 Duo L9600<text:span text:style-name="T1">、Memory 4GB</text:span>)</text:p>
        </text:list-item>
        <text:list-item>
          <text:p text:style-name="P54">Thinkpad W520 <text:s/>(Core i7 2820QM Memory 16GB)</text:p>
        </text:list-item>
      </text:list>
      <text:p text:style-name="P28"/>
      <text:h text:style-name="P57" text:outline-level="2">著作権等</text:h>
      <text:p text:style-name="P9">本ソフト(upconv)の著作権は59414d41が所有します。</text:p>
      <text:p text:style-name="P9">ライセンスはGPLとして公開します。</text:p>
      <text:p text:style-name="P10"/>
      <text:p text:style-name="P9">本ソフトのアップデートや、ソースコード等は以下のページから入手できます。</text:p>
      <text:p text:style-name="P9"/>
      <text:p text:style-name="Standard"><text:a xlink:type="simple" xlink:href="http://hp.vector.co.jp/authors/VA018963/upconv_0xx.htm"><text:span text:style-name="T4">http://hp.vector.co.jp/authors/VA018963/upconv_0xx.htm</text:span></text:a></text:p>
      <text:p text:style-name="P10"/>
      <text:p text:style-name="P9">サポート用掲示板があります。</text:p>
      <text:p text:style-name="P9"/>
      <text:p text:style-name="Standard"><text:a xlink:type="simple" xlink:href="http://0bbs.jp/59414d41/"><text:span text:style-name="T5">サポート用掲示板</text:span></text:a></text:p>
      <text:p text:style-name="P18"/>
      <text:p text:style-name="P1"/>
      <text:h text:style-name="P58" text:outline-level="2">資料</text:h>
      <text:p text:style-name="P27"/>
      <text:p text:style-name="P27">■ 平成１７年度ハイパーソニックデジタル音響システムに関する調査研究報告書 </text:p>
      <text:p text:style-name="P41"/>
      <text:p text:style-name="P41">社団法人 日本機械工業連合会のページから、調査報告書がダウンロードできます。</text:p>
      <text:p text:style-name="P41">調査研究報告書-&gt;(財)デジタルコンテンツ協会(識別コード:17先端-11)-&gt;</text:p>
      <text:p text:style-name="P41">http://www.jmf.or.jp/japanese/index2.html</text:p>
      <text:p text:style-name="P27"/>
      <text:p text:style-name="P23"><text:span text:style-name="T2">■ BWF</text:span><text:span text:style-name="T3">ファイルフォーマット</text:span></text:p>
      <text:p text:style-name="P32">http://tech.ebu.ch/docs/tech/tech3285.pdf</text:p>
      <text:p text:style-name="P29"/>
      <text:p text:style-name="P23"><text:span text:style-name="T2">■ BWFJ</text:span><text:span text:style-name="T3">ファイルフォーマット</text:span></text:p>
      <text:p text:style-name="P24">http://www.jppanet.or.jp/bwf-j/bwf-j.htm</text:p>
      <text:p text:style-name="P32"/>
      <text:p text:style-name="P34">■ RF64 ファイルフォーマット</text:p>
      <text:p text:style-name="Text_20_body">http://tech.ebu.ch/docs/tech/tech3306-2009.pdf</text:p>
      <text:p text:style-name="P34"/>
      <text:p text:style-name="P34">■ W64 ファイルフォーマット</text:p>
      <text:p text:style-name="P41">http://www.vcs.de/fileadmin/user_upload/MBS/PDF/Whitepaper/Informations_about_Sony_Wave64.pdf</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ＭＳ ゴシック" svg:font-family="'ＭＳ ゴシック'" style:font-family-generic="modern" style:font-pitch="fixed"/>
    <style:font-face style:name="ＭＳ ゴシック1" svg:font-family="'ＭＳ ゴシック'" style:font-adornments="太字" style:font-family-generic="modern" style:font-pitch="fixed"/>
    <style:font-face style:name="ＭＳ ゴシック2" svg:font-family="'ＭＳ ゴシック'" style:font-adornments="太字斜体" style:font-family-generic="modern" style:font-pitch="fixed"/>
    <style:font-face style:name="ＭＳ ゴシック3" svg:font-family="'ＭＳ ゴシック'" style:font-adornments="標準" style:font-family-generic="modern" style:font-pitch="fixed"/>
    <style:font-face style:name="Arial Unicode MS" svg:font-family="'Arial Unicode MS'" style:font-pitch="variable"/>
    <style:font-face style:name="HG Mincho Light J" svg:font-family="'HG Mincho Light J'" style:font-pitch="variable"/>
    <style:font-face style:name="Century" svg:font-family="Century"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zxx" fo:country="none"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cm" style:writing-mode="page"/>
      <style:text-properties fo:color="#000000" style:font-name="ＭＳ ゴシック" fo:font-size="12pt" fo:language="zxx" fo:country="none" style:font-name-asian="ＭＳ ゴシック" style:font-size-asian="12pt" style:language-asian="ja" style:country-asian="JP"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background-color="transparent">
        <style:background-image/>
      </style:paragraph-properties>
      <style:text-properties fo:color="#000000"/>
    </style:style>
    <style:style style:name="Text_20_body" style:display-name="Text body" style:family="paragraph" style:parent-style-name="Standard" style:class="text">
      <style:paragraph-properties fo:margin-top="0cm" fo:margin-bottom="0.212cm"/>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ＭＳ ゴシック" fo:font-size="14pt" style:font-name-asian="ＭＳ ゴシック"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ackground-color="#c0c0c0" fo:padding="0.049cm" fo:border-left="none" fo:border-right="none" fo:border-top="none" fo:border-bottom="0.035cm solid #000000" text:number-lines="true" text:line-number="1">
        <style:tab-stops/>
        <style:background-image/>
      </style:paragraph-properties>
      <style:text-properties fo:color="#000080" fo:font-size="115%" fo:font-weight="bold" style:font-name-asian="ＭＳ ゴシック1"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fo:background-color="transparent" fo:padding="0.049cm" fo:border-left="none" fo:border-right="none" fo:border-top="none" fo:border-bottom="0.002cm solid #008080">
        <style:tab-stops/>
        <style:drop-cap/>
        <style:background-image/>
      </style:paragraph-properties>
      <style:text-properties fo:font-size="14pt" fo:font-style="italic" fo:font-weight="bold" style:font-name-asian="ＭＳ ゴシック2"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List" style:family="paragraph" style:parent-style-name="Text_20_body" style:class="list"/>
    <style:style style:name="List_20_1_20_Start" style:display-name="List 1 Start" style:family="paragraph" style:parent-style-name="List" style:class="list">
      <style:paragraph-properties fo:margin-left="0.499cm" fo:margin-right="0cm" fo:margin-top="0.423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Normal" style:family="paragraph" style:parent-style-name="Standard">
      <style:paragraph-properties fo:text-align="justify" style:justify-single-word="false" fo:background-color="transparent" text:number-lines="true" text:line-number="1" style:text-autospace="ideograph-alpha" style:vertical-align="auto">
        <style:background-image/>
      </style:paragraph-properties>
      <style:text-properties style:font-name="Century" fo:font-size="10.5pt" style:letter-kerning="true" style:font-size-asian="10.5pt" style:font-size-complex="10.5pt"/>
    </style:style>
    <style:style style:name="heading_20_1" style:display-name="heading 1" style:family="paragraph" style:parent-style-name="Normal" style:next-style-name="Normal">
      <style:paragraph-properties fo:keep-with-next="always"/>
      <style:text-properties style:font-name="Arial" fo:font-size="12pt" style:font-size-asian="12pt" style:font-size-complex="12pt"/>
    </style:style>
    <style:style style:name="heading_20_2" style:display-name="heading 2" style:family="paragraph" style:parent-style-name="Normal" style:next-style-name="Normal_20_Indent">
      <style:paragraph-properties fo:keep-with-next="always"/>
      <style:text-properties style:font-name="Arial"/>
    </style:style>
    <style:style style:name="Normal_20_Indent" style:display-name="Normal Indent" style:family="paragraph" style:parent-style-name="Normal">
      <style:paragraph-properties fo:margin-left="1.501cm" fo:margin-right="0cm" fo:text-indent="0cm" style:auto-text-indent="false"/>
    </style:style>
    <style:style style:name="heading_20_3" style:display-name="heading 3" style:family="paragraph" style:parent-style-name="Normal" style:next-style-name="Normal_20_Indent">
      <style:paragraph-properties fo:margin-left="1.501cm" fo:margin-right="0cm" fo:text-indent="0cm" style:auto-text-indent="false" fo:keep-with-next="always"/>
      <style:text-properties style:font-name="Arial"/>
    </style:style>
    <style:style style:name="heading_20_4" style:display-name="heading 4" style:family="paragraph" style:parent-style-name="Normal" style:next-style-name="Normal_20_Indent">
      <style:paragraph-properties fo:margin-left="1.501cm" fo:margin-right="0cm" fo:text-indent="0cm" style:auto-text-indent="false" fo:keep-with-next="always"/>
      <style:text-properties fo:font-weight="bold" style:font-weight-asian="bold" style:font-weight-complex="bold"/>
    </style:style>
    <style:style style:name="heading_20_5" style:display-name="heading 5" style:family="paragraph" style:parent-style-name="Normal" style:next-style-name="Normal_20_Indent">
      <style:paragraph-properties fo:margin-left="3cm" fo:margin-right="0cm" fo:text-indent="0cm" style:auto-text-indent="false" fo:keep-with-next="always"/>
      <style:text-properties style:font-name="Arial"/>
    </style:style>
    <style:style style:name="heading_20_6" style:display-name="heading 6" style:family="paragraph" style:parent-style-name="Normal" style:next-style-name="Normal_20_Indent">
      <style:paragraph-properties fo:margin-left="3cm" fo:margin-right="0cm" fo:text-indent="0cm" style:auto-text-indent="false" fo:keep-with-next="always"/>
      <style:text-properties fo:font-weight="bold" style:font-weight-asian="bold" style:font-weight-complex="bold"/>
    </style:style>
    <style:style style:name="Body_20_Text_20_2" style:display-name="Body Text 2" style:family="paragraph" style:parent-style-name="Normal">
      <style:paragraph-properties fo:margin-left="0.37cm" fo:margin-right="0cm" fo:text-indent="0cm" style:auto-text-indent="false"/>
    </style:style>
    <style:style style:name="footnote_20_text" style:display-name="footnote text" style:family="paragraph" style:parent-style-name="Normal">
      <style:paragraph-properties fo:text-align="start" style:justify-single-word="false"/>
    </style:style>
    <style:style style:name="Body_20_Text_20_Indent_20_2" style:display-name="Body Text Indent 2" style:family="paragraph" style:parent-style-name="Normal">
      <style:paragraph-properties fo:margin-left="0.741cm" fo:margin-right="0cm" fo:text-indent="0cm" style:auto-text-indent="false"/>
    </style:style>
    <style:style style:name="caption" style:family="paragraph" style:parent-style-name="Normal" style:next-style-name="Normal">
      <style:paragraph-properties fo:margin-top="0.212cm" fo:margin-bottom="0.423cm"/>
      <style:text-properties fo:font-weight="bold" style:font-weight-asian="bold" style:font-weight-complex="bold"/>
    </style:style>
    <style:style style:name="Body_20_Text_20_Indent_20_3" style:display-name="Body Text Indent 3" style:family="paragraph" style:parent-style-name="Normal">
      <style:paragraph-properties fo:margin-left="0.318cm" fo:margin-right="0cm" fo:text-indent="0cm" style:auto-text-indent="false"/>
    </style:style>
    <style:style style:name="header" style:family="paragraph" style:parent-style-name="Normal">
      <style:paragraph-properties>
        <style:tab-stops>
          <style:tab-stop style:position="7.5cm" style:type="center"/>
          <style:tab-stop style:position="15cm" style:type="right"/>
        </style:tab-stops>
      </style:paragraph-properties>
    </style:style>
    <style:style style:name="footer" style:family="paragraph" style:parent-style-name="Normal">
      <style:paragraph-properties>
        <style:tab-stops>
          <style:tab-stop style:position="7.5cm" style:type="center"/>
          <style:tab-stop style:position="15cm" style:type="right"/>
        </style:tab-stops>
      </style:paragraph-properties>
    </style:style>
    <style:style style:name="題名" style:family="paragraph" style:next-style-name="Text" style:master-page-name="">
      <style:paragraph-properties fo:text-align="center" style:justify-single-word="false" style:page-number="auto" fo:background-color="#9966cc" fo:padding="0.049cm" fo:border="0.035cm solid #000000">
        <style:tab-stops/>
        <style:background-image/>
      </style:paragraph-properties>
      <style:text-properties fo:color="#000080" fo:font-size="18pt" style:font-name-asian="ＭＳ ゴシック3" style:font-size-asian="18pt"/>
    </style:style>
    <style:style style:name="注意事項" style:family="paragraph" style:next-style-name="Text_20_body" style:master-page-name="">
      <style:paragraph-properties style:page-number="auto" fo:background-color="#ffff00">
        <style:background-image/>
      </style:paragraph-properties>
    </style:style>
    <style:style style:name="_25a0_箇条書き" style:display-name="■箇条書き" style:family="paragraph" style:master-page-name="">
      <style:paragraph-properties style:page-number="auto" fo:background-color="transparent" style:shadow="none">
        <style:tab-stops/>
        <style:background-image/>
      </style:paragraph-properties>
      <style:text-properties fo:font-variant="normal" fo:text-transform="none" fo:color="#800080"/>
    </style:style>
    <style:style style:name="番号リスト" style:family="paragraph" style:next-style-name="_25a0_箇条書き" style:list-style-name="Numbering_20_1" style:master-page-name="">
      <style:paragraph-properties style:page-number="auto" fo:background-color="transparent">
        <style:background-image/>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RTF_5f_Num_20_2_20_1" style:display-name="RTF_Num 2 1" style:family="text"/>
    <style:style style:name="RTF_5f_Num_20_3_20_1" style:display-name="RTF_Num 3 1" style:family="text"/>
    <style:style style:name="RTF_5f_Num_20_4_20_1" style:display-name="RTF_Num 4 1" style:family="text"/>
    <style:style style:name="RTF_5f_Num_20_5_20_1" style:display-name="RTF_Num 5 1" style:family="text"/>
    <style:style style:name="RTF_5f_Num_20_6_20_1" style:display-name="RTF_Num 6 1" style:family="text">
      <style:text-properties style:font-name="Wingdings" style:font-name-asian="Wingdings" style:font-name-complex="Wingdings"/>
    </style:style>
    <style:style style:name="RTF_5f_Num_20_7_20_1" style:display-name="RTF_Num 7 1" style:family="text"/>
    <style:style style:name="RTF_5f_Num_20_8_20_1" style:display-name="RTF_Num 8 1" style:family="text"/>
    <style:style style:name="RTF_5f_Num_20_9_20_1" style:display-name="RTF_Num 9 1" style:family="text"/>
    <style:style style:name="RTF_5f_Num_20_10_20_1" style:display-name="RTF_Num 10 1" style:family="text">
      <style:text-properties style:font-name="Wingdings" style:font-name-asian="Wingdings" style:font-name-complex="Wingdings"/>
    </style:style>
    <style:style style:name="RTF_5f_Num_20_11_20_1" style:display-name="RTF_Num 11 1" style:family="text"/>
    <style:style style:name="RTF_5f_Num_20_12_20_1" style:display-name="RTF_Num 12 1" style:family="text"/>
    <style:style style:name="RTF_5f_Num_20_13_20_1" style:display-name="RTF_Num 13 1" style:family="text"/>
    <style:style style:name="RTF_5f_Num_20_14_20_1" style:display-name="RTF_Num 14 1" style:family="text"/>
    <style:style style:name="RTF_5f_Num_20_15_20_1" style:display-name="RTF_Num 15 1" style:family="text">
      <style:text-properties style:font-name="Wingdings" style:font-name-asian="Wingdings" style:font-name-complex="Wingdings"/>
    </style:style>
    <style:style style:name="RTF_5f_Num_20_16_20_1" style:display-name="RTF_Num 16 1" style:family="text"/>
    <style:style style:name="RTF_5f_Num_20_17_20_1" style:display-name="RTF_Num 17 1" style:family="text"/>
    <style:style style:name="RTF_5f_Num_20_18_20_1" style:display-name="RTF_Num 18 1" style:family="text"/>
    <style:style style:name="RTF_5f_Num_20_19_20_1" style:display-name="RTF_Num 19 1" style:family="text"/>
    <style:style style:name="RTF_5f_Num_20_20_20_1" style:display-name="RTF_Num 20 1" style:family="text">
      <style:text-properties style:font-name="Wingdings" style:font-name-asian="Wingdings" style:font-name-complex="Wingdings"/>
    </style:style>
    <style:style style:name="RTF_5f_Num_20_21_20_1" style:display-name="RTF_Num 21 1" style:family="text"/>
    <style:style style:name="RTF_5f_Num_20_22_20_1" style:display-name="RTF_Num 22 1" style:family="text">
      <style:text-properties style:font-name="Wingdings" style:font-name-asian="Wingdings" style:font-name-complex="Wingdings"/>
    </style:style>
    <style:style style:name="RTF_5f_Num_20_23_20_1" style:display-name="RTF_Num 23 1" style:family="text"/>
    <style:style style:name="RTF_5f_Num_20_24_20_1" style:display-name="RTF_Num 24 1" style:family="text"/>
    <style:style style:name="RTF_5f_Num_20_25_20_1" style:display-name="RTF_Num 25 1" style:family="text"/>
    <style:style style:name="RTF_5f_Num_20_26_20_1" style:display-name="RTF_Num 26 1" style:family="text"/>
    <style:style style:name="RTF_5f_Num_20_27_20_1" style:display-name="RTF_Num 27 1" style:family="text"/>
    <style:style style:name="RTF_5f_Num_20_28_20_1" style:display-name="RTF_Num 28 1" style:family="text">
      <style:text-properties style:font-name="Wingdings" style:font-name-asian="Wingdings" style:font-name-complex="Wingdings"/>
    </style:style>
    <style:style style:name="RTF_5f_Num_20_29_20_1" style:display-name="RTF_Num 29 1" style:family="text"/>
    <style:style style:name="RTF_5f_Num_20_30_20_1" style:display-name="RTF_Num 30 1" style:family="text"/>
    <style:style style:name="RTF_5f_Num_20_31_20_1" style:display-name="RTF_Num 31 1" style:family="text"/>
    <style:style style:name="RTF_5f_Num_20_32_20_1" style:display-name="RTF_Num 32 1" style:family="text"/>
    <style:style style:name="RTF_5f_Num_20_33_20_1" style:display-name="RTF_Num 33 1" style:family="text"/>
    <style:style style:name="Default_20_Paragraph_20_Font" style:display-name="Default Paragraph Font" style:family="text" style:parent-style-name="Normal">
      <style:text-properties style:font-name="ＭＳ ゴシック" fo:font-size="12pt" style:letter-kerning="false" style:font-name-asian="HG Mincho Light J" style:font-size-asian="12pt" style:font-size-complex="12pt"/>
    </style:style>
    <style:style style:name="Normal" style:family="text">
      <style:text-properties style:font-name="Century" fo:font-size="10.5pt" style:letter-kerning="true" style:font-size-asian="10.5pt" style:font-size-complex="10.5pt"/>
    </style:style>
    <style:style style:name="Hyperlink" style:family="text" style:parent-style-name="Default_20_Paragraph_20_Font">
      <style:text-properties fo:color="#0000ff" style:text-underline-style="solid" style:text-underline-width="auto" style:text-underline-color="font-color"/>
    </style:style>
    <style:style style:name="footnote_20_reference" style:display-name="footnote reference" style:family="text" style:parent-style-name="Default_20_Paragraph_20_Font">
      <style:text-properties style:text-position="25% 58%"/>
    </style:style>
    <style:style style:name="FollowedHyperlink" style:family="text" style:parent-style-name="Default_20_Paragraph_20_Font">
      <style:text-properties fo:color="#80008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RTF_5f_Num_20_2" style:display-name="RTF_Num 2" text:consecutive-numbering="true">
      <text:list-level-style-number text:level="1" text:style-name="RTF_5f_Num_20_2_20_1" style:num-suffix="." style:num-format="1">
        <style:list-level-properties text:min-label-width="0.75cm"/>
      </text:list-level-style-number>
      <text:list-level-style-number text:level="2" text:style-name="RTF_5f_Num_20_2_20_1" style:num-suffix="." style:num-format="1">
        <style:list-level-properties text:space-before="0.749cm" text:min-label-width="0.75cm"/>
      </text:list-level-style-number>
      <text:list-level-style-number text:level="3" text:style-name="RTF_5f_Num_20_2_20_1" style:num-suffix="." style:num-format="1">
        <style:list-level-properties text:space-before="1.499cm" text:min-label-width="0.75cm"/>
      </text:list-level-style-number>
      <text:list-level-style-number text:level="4" text:style-name="RTF_5f_Num_20_2_20_1" style:num-suffix="." style:num-format="1">
        <style:list-level-properties text:space-before="2.249cm" text:min-label-width="0.75cm"/>
      </text:list-level-style-number>
      <text:list-level-style-number text:level="5" text:style-name="RTF_5f_Num_20_2_20_1" style:num-suffix="." style:num-format="1">
        <style:list-level-properties text:space-before="2.998cm" text:min-label-width="0.75cm"/>
      </text:list-level-style-number>
      <text:list-level-style-number text:level="6" text:style-name="RTF_5f_Num_20_2_20_1" style:num-suffix="." style:num-format="1">
        <style:list-level-properties text:space-before="3.748cm" text:min-label-width="0.75cm"/>
      </text:list-level-style-number>
      <text:list-level-style-number text:level="7" text:style-name="RTF_5f_Num_20_2_20_1" style:num-suffix="." style:num-format="1">
        <style:list-level-properties text:space-before="4.498cm" text:min-label-width="0.75cm"/>
      </text:list-level-style-number>
      <text:list-level-style-number text:level="8" text:style-name="RTF_5f_Num_20_2_20_1" style:num-suffix="." style:num-format="1">
        <style:list-level-properties text:space-before="5.247cm" text:min-label-width="0.75cm"/>
      </text:list-level-style-number>
      <text:list-level-style-number text:level="9" text:style-name="RTF_5f_Num_20_2_20_1" style:num-suffix="." style:num-format="1">
        <style:list-level-properties text:space-before="5.997cm" text:min-label-width="0.75cm"/>
      </text:list-level-style-number>
      <text:list-level-style-number text:level="10" text:style-name="RTF_5f_Num_20_2_20_1" style:num-suffix="." style:num-format="1">
        <style:list-level-properties text:space-before="6.747cm" text:min-label-width="0.75cm"/>
      </text:list-level-style-number>
    </text:list-style>
    <text:list-style style:name="RTF_5f_Num_20_3" style:display-name="RTF_Num 3" text:consecutive-numbering="true">
      <text:list-level-style-number text:level="1" text:style-name="RTF_5f_Num_20_3_20_1" style:num-suffix="." style:num-format="1">
        <style:list-level-properties text:min-label-width="0.75cm"/>
      </text:list-level-style-number>
      <text:list-level-style-number text:level="2" text:style-name="RTF_5f_Num_20_3_20_1" style:num-suffix="." style:num-format="1">
        <style:list-level-properties text:space-before="0.749cm" text:min-label-width="0.75cm"/>
      </text:list-level-style-number>
      <text:list-level-style-number text:level="3" text:style-name="RTF_5f_Num_20_3_20_1" style:num-suffix="." style:num-format="1">
        <style:list-level-properties text:space-before="1.499cm" text:min-label-width="0.75cm"/>
      </text:list-level-style-number>
      <text:list-level-style-number text:level="4" text:style-name="RTF_5f_Num_20_3_20_1" style:num-suffix="." style:num-format="1">
        <style:list-level-properties text:space-before="2.249cm" text:min-label-width="0.75cm"/>
      </text:list-level-style-number>
      <text:list-level-style-number text:level="5" text:style-name="RTF_5f_Num_20_3_20_1" style:num-suffix="." style:num-format="1">
        <style:list-level-properties text:space-before="2.998cm" text:min-label-width="0.75cm"/>
      </text:list-level-style-number>
      <text:list-level-style-number text:level="6" text:style-name="RTF_5f_Num_20_3_20_1" style:num-suffix="." style:num-format="1">
        <style:list-level-properties text:space-before="3.748cm" text:min-label-width="0.75cm"/>
      </text:list-level-style-number>
      <text:list-level-style-number text:level="7" text:style-name="RTF_5f_Num_20_3_20_1" style:num-suffix="." style:num-format="1">
        <style:list-level-properties text:space-before="4.498cm" text:min-label-width="0.75cm"/>
      </text:list-level-style-number>
      <text:list-level-style-number text:level="8" text:style-name="RTF_5f_Num_20_3_20_1" style:num-suffix="." style:num-format="1">
        <style:list-level-properties text:space-before="5.247cm" text:min-label-width="0.75cm"/>
      </text:list-level-style-number>
      <text:list-level-style-number text:level="9" text:style-name="RTF_5f_Num_20_3_20_1" style:num-suffix="." style:num-format="1">
        <style:list-level-properties text:space-before="5.997cm" text:min-label-width="0.75cm"/>
      </text:list-level-style-number>
      <text:list-level-style-number text:level="10" text:style-name="RTF_5f_Num_20_3_20_1" style:num-suffix="." style:num-format="1">
        <style:list-level-properties text:space-before="6.747cm" text:min-label-width="0.75cm"/>
      </text:list-level-style-number>
    </text:list-style>
    <text:list-style style:name="RTF_5f_Num_20_4" style:display-name="RTF_Num 4" text:consecutive-numbering="true">
      <text:list-level-style-number text:level="1" text:style-name="RTF_5f_Num_20_4_20_1" style:num-suffix="." style:num-format="1">
        <style:list-level-properties text:min-label-width="0.75cm"/>
      </text:list-level-style-number>
      <text:list-level-style-number text:level="2" text:style-name="RTF_5f_Num_20_4_20_1" style:num-suffix="." style:num-format="1">
        <style:list-level-properties text:space-before="0.749cm" text:min-label-width="0.75cm"/>
      </text:list-level-style-number>
      <text:list-level-style-number text:level="3" text:style-name="RTF_5f_Num_20_4_20_1" style:num-suffix="." style:num-format="1">
        <style:list-level-properties text:space-before="1.499cm" text:min-label-width="0.75cm"/>
      </text:list-level-style-number>
      <text:list-level-style-number text:level="4" text:style-name="RTF_5f_Num_20_4_20_1" style:num-suffix="." style:num-format="1">
        <style:list-level-properties text:space-before="2.249cm" text:min-label-width="0.75cm"/>
      </text:list-level-style-number>
      <text:list-level-style-number text:level="5" text:style-name="RTF_5f_Num_20_4_20_1" style:num-suffix="." style:num-format="1">
        <style:list-level-properties text:space-before="2.998cm" text:min-label-width="0.75cm"/>
      </text:list-level-style-number>
      <text:list-level-style-number text:level="6" text:style-name="RTF_5f_Num_20_4_20_1" style:num-suffix="." style:num-format="1">
        <style:list-level-properties text:space-before="3.748cm" text:min-label-width="0.75cm"/>
      </text:list-level-style-number>
      <text:list-level-style-number text:level="7" text:style-name="RTF_5f_Num_20_4_20_1" style:num-suffix="." style:num-format="1">
        <style:list-level-properties text:space-before="4.498cm" text:min-label-width="0.75cm"/>
      </text:list-level-style-number>
      <text:list-level-style-number text:level="8" text:style-name="RTF_5f_Num_20_4_20_1" style:num-suffix="." style:num-format="1">
        <style:list-level-properties text:space-before="5.247cm" text:min-label-width="0.75cm"/>
      </text:list-level-style-number>
      <text:list-level-style-number text:level="9" text:style-name="RTF_5f_Num_20_4_20_1" style:num-suffix="." style:num-format="1">
        <style:list-level-properties text:space-before="5.997cm" text:min-label-width="0.75cm"/>
      </text:list-level-style-number>
      <text:list-level-style-number text:level="10" text:style-name="RTF_5f_Num_20_4_20_1" style:num-suffix="." style:num-format="1">
        <style:list-level-properties text:space-before="6.747cm" text:min-label-width="0.75cm"/>
      </text:list-level-style-number>
    </text:list-style>
    <text:list-style style:name="RTF_5f_Num_20_5" style:display-name="RTF_Num 5" text:consecutive-numbering="true">
      <text:list-level-style-number text:level="1" text:style-name="RTF_5f_Num_20_5_20_1" style:num-suffix="." style:num-format="1">
        <style:list-level-properties text:min-label-width="0.75cm"/>
      </text:list-level-style-number>
      <text:list-level-style-number text:level="2" text:style-name="RTF_5f_Num_20_5_20_1" style:num-suffix="." style:num-format="1">
        <style:list-level-properties text:space-before="0.749cm" text:min-label-width="0.75cm"/>
      </text:list-level-style-number>
      <text:list-level-style-number text:level="3" text:style-name="RTF_5f_Num_20_5_20_1" style:num-suffix="." style:num-format="1">
        <style:list-level-properties text:space-before="1.499cm" text:min-label-width="0.75cm"/>
      </text:list-level-style-number>
      <text:list-level-style-number text:level="4" text:style-name="RTF_5f_Num_20_5_20_1" style:num-suffix="." style:num-format="1">
        <style:list-level-properties text:space-before="2.249cm" text:min-label-width="0.75cm"/>
      </text:list-level-style-number>
      <text:list-level-style-number text:level="5" text:style-name="RTF_5f_Num_20_5_20_1" style:num-suffix="." style:num-format="1">
        <style:list-level-properties text:space-before="2.998cm" text:min-label-width="0.75cm"/>
      </text:list-level-style-number>
      <text:list-level-style-number text:level="6" text:style-name="RTF_5f_Num_20_5_20_1" style:num-suffix="." style:num-format="1">
        <style:list-level-properties text:space-before="3.748cm" text:min-label-width="0.75cm"/>
      </text:list-level-style-number>
      <text:list-level-style-number text:level="7" text:style-name="RTF_5f_Num_20_5_20_1" style:num-suffix="." style:num-format="1">
        <style:list-level-properties text:space-before="4.498cm" text:min-label-width="0.75cm"/>
      </text:list-level-style-number>
      <text:list-level-style-number text:level="8" text:style-name="RTF_5f_Num_20_5_20_1" style:num-suffix="." style:num-format="1">
        <style:list-level-properties text:space-before="5.247cm" text:min-label-width="0.75cm"/>
      </text:list-level-style-number>
      <text:list-level-style-number text:level="9" text:style-name="RTF_5f_Num_20_5_20_1" style:num-suffix="." style:num-format="1">
        <style:list-level-properties text:space-before="5.997cm" text:min-label-width="0.75cm"/>
      </text:list-level-style-number>
      <text:list-level-style-number text:level="10" text:style-name="RTF_5f_Num_20_5_20_1" style:num-suffix="." style:num-format="1">
        <style:list-level-properties text:space-before="6.747cm" text:min-label-width="0.75cm"/>
      </text:list-level-style-number>
    </text:list-style>
    <text:list-style style:name="RTF_5f_Num_20_6" style:display-name="RTF_Num 6" text:consecutive-numbering="true">
      <text:list-level-style-bullet text:level="1" text:style-name="RTF_5f_Num_20_6_20_1" style:num-suffix="." text:bullet-char="">
        <style:list-level-properties text:min-label-width="0.75cm"/>
        <style:text-properties style:font-name="Wingdings"/>
      </text:list-level-style-bullet>
      <text:list-level-style-bullet text:level="2" text:style-name="RTF_5f_Num_20_6_20_1" style:num-suffix="." text:bullet-char="">
        <style:list-level-properties text:space-before="0.749cm" text:min-label-width="0.75cm"/>
        <style:text-properties style:font-name="Wingdings"/>
      </text:list-level-style-bullet>
      <text:list-level-style-bullet text:level="3" text:style-name="RTF_5f_Num_20_6_20_1" style:num-suffix="." text:bullet-char="">
        <style:list-level-properties text:space-before="1.499cm" text:min-label-width="0.75cm"/>
        <style:text-properties style:font-name="Wingdings"/>
      </text:list-level-style-bullet>
      <text:list-level-style-bullet text:level="4" text:style-name="RTF_5f_Num_20_6_20_1" style:num-suffix="." text:bullet-char="">
        <style:list-level-properties text:space-before="2.249cm" text:min-label-width="0.75cm"/>
        <style:text-properties style:font-name="Wingdings"/>
      </text:list-level-style-bullet>
      <text:list-level-style-bullet text:level="5" text:style-name="RTF_5f_Num_20_6_20_1" style:num-suffix="." text:bullet-char="">
        <style:list-level-properties text:space-before="2.998cm" text:min-label-width="0.75cm"/>
        <style:text-properties style:font-name="Wingdings"/>
      </text:list-level-style-bullet>
      <text:list-level-style-bullet text:level="6" text:style-name="RTF_5f_Num_20_6_20_1" style:num-suffix="." text:bullet-char="">
        <style:list-level-properties text:space-before="3.748cm" text:min-label-width="0.75cm"/>
        <style:text-properties style:font-name="Wingdings"/>
      </text:list-level-style-bullet>
      <text:list-level-style-bullet text:level="7" text:style-name="RTF_5f_Num_20_6_20_1" style:num-suffix="." text:bullet-char="">
        <style:list-level-properties text:space-before="4.498cm" text:min-label-width="0.75cm"/>
        <style:text-properties style:font-name="Wingdings"/>
      </text:list-level-style-bullet>
      <text:list-level-style-bullet text:level="8" text:style-name="RTF_5f_Num_20_6_20_1" style:num-suffix="." text:bullet-char="">
        <style:list-level-properties text:space-before="5.247cm" text:min-label-width="0.75cm"/>
        <style:text-properties style:font-name="Wingdings"/>
      </text:list-level-style-bullet>
      <text:list-level-style-bullet text:level="9" text:style-name="RTF_5f_Num_20_6_20_1" style:num-suffix="." text:bullet-char="">
        <style:list-level-properties text:space-before="5.997cm" text:min-label-width="0.75cm"/>
        <style:text-properties style:font-name="Wingdings"/>
      </text:list-level-style-bullet>
      <text:list-level-style-bullet text:level="10" text:style-name="RTF_5f_Num_20_6_20_1" style:num-suffix="." text:bullet-char="">
        <style:list-level-properties text:space-before="6.747cm" text:min-label-width="0.75cm"/>
        <style:text-properties style:font-name="Wingdings"/>
      </text:list-level-style-bullet>
    </text:list-style>
    <text:list-style style:name="RTF_5f_Num_20_7" style:display-name="RTF_Num 7" text:consecutive-numbering="true">
      <text:list-level-style-number text:level="1" text:style-name="RTF_5f_Num_20_7_20_1" style:num-suffix="D" style:num-format="1">
        <style:list-level-properties text:space-before="0.741cm" text:min-label-width="0.741cm"/>
      </text:list-level-style-number>
      <text:list-level-style-number text:level="2" text:style-name="RTF_5f_Num_20_7_20_1" style:num-suffix="D" style:num-format="1">
        <style:list-level-properties text:space-before="2.222cm" text:min-label-width="0.741cm"/>
      </text:list-level-style-number>
      <text:list-level-style-number text:level="3" text:style-name="RTF_5f_Num_20_7_20_1" style:num-suffix="D" style:num-format="1">
        <style:list-level-properties text:space-before="3.704cm" text:min-label-width="0.741cm"/>
      </text:list-level-style-number>
      <text:list-level-style-number text:level="4" text:style-name="RTF_5f_Num_20_7_20_1" style:num-suffix="D" style:num-format="1">
        <style:list-level-properties text:space-before="5.186cm" text:min-label-width="0.741cm"/>
      </text:list-level-style-number>
      <text:list-level-style-number text:level="5" text:style-name="RTF_5f_Num_20_7_20_1" style:num-suffix="D" style:num-format="1">
        <style:list-level-properties text:space-before="6.667cm" text:min-label-width="0.741cm"/>
      </text:list-level-style-number>
      <text:list-level-style-number text:level="6" text:style-name="RTF_5f_Num_20_7_20_1" style:num-suffix="D" style:num-format="1">
        <style:list-level-properties text:space-before="8.149cm" text:min-label-width="0.741cm"/>
      </text:list-level-style-number>
      <text:list-level-style-number text:level="7" text:style-name="RTF_5f_Num_20_7_20_1" style:num-suffix="D" style:num-format="1">
        <style:list-level-properties text:space-before="9.631cm" text:min-label-width="0.741cm"/>
      </text:list-level-style-number>
      <text:list-level-style-number text:level="8" text:style-name="RTF_5f_Num_20_7_20_1" style:num-suffix="D" style:num-format="1">
        <style:list-level-properties text:space-before="11.112cm" text:min-label-width="0.741cm"/>
      </text:list-level-style-number>
      <text:list-level-style-number text:level="9" text:style-name="RTF_5f_Num_20_7_20_1" style:num-suffix="D" style:num-format="1">
        <style:list-level-properties text:space-before="12.594cm" text:min-label-width="0.741cm"/>
      </text:list-level-style-number>
      <text:list-level-style-number text:level="10" text:style-name="RTF_5f_Num_20_7_20_1" style:num-suffix="D" style:num-format="1">
        <style:list-level-properties text:space-before="14.076cm" text:min-label-width="0.741cm"/>
      </text:list-level-style-number>
    </text:list-style>
    <text:list-style style:name="RTF_5f_Num_20_8" style:display-name="RTF_Num 8" text:consecutive-numbering="true">
      <text:list-level-style-number text:level="1" text:style-name="RTF_5f_Num_20_8_20_1" style:num-suffix="." style:num-format="1">
        <style:list-level-properties text:min-label-width="0.75cm"/>
      </text:list-level-style-number>
      <text:list-level-style-number text:level="2" text:style-name="RTF_5f_Num_20_8_20_1" style:num-suffix="." style:num-format="1">
        <style:list-level-properties text:space-before="0.749cm" text:min-label-width="0.75cm"/>
      </text:list-level-style-number>
      <text:list-level-style-number text:level="3" text:style-name="RTF_5f_Num_20_8_20_1" style:num-suffix="." style:num-format="1">
        <style:list-level-properties text:space-before="1.499cm" text:min-label-width="0.75cm"/>
      </text:list-level-style-number>
      <text:list-level-style-number text:level="4" text:style-name="RTF_5f_Num_20_8_20_1" style:num-suffix="." style:num-format="1">
        <style:list-level-properties text:space-before="2.249cm" text:min-label-width="0.75cm"/>
      </text:list-level-style-number>
      <text:list-level-style-number text:level="5" text:style-name="RTF_5f_Num_20_8_20_1" style:num-suffix="." style:num-format="1">
        <style:list-level-properties text:space-before="2.998cm" text:min-label-width="0.75cm"/>
      </text:list-level-style-number>
      <text:list-level-style-number text:level="6" text:style-name="RTF_5f_Num_20_8_20_1" style:num-suffix="." style:num-format="1">
        <style:list-level-properties text:space-before="3.748cm" text:min-label-width="0.75cm"/>
      </text:list-level-style-number>
      <text:list-level-style-number text:level="7" text:style-name="RTF_5f_Num_20_8_20_1" style:num-suffix="." style:num-format="1">
        <style:list-level-properties text:space-before="4.498cm" text:min-label-width="0.75cm"/>
      </text:list-level-style-number>
      <text:list-level-style-number text:level="8" text:style-name="RTF_5f_Num_20_8_20_1" style:num-suffix="." style:num-format="1">
        <style:list-level-properties text:space-before="5.247cm" text:min-label-width="0.75cm"/>
      </text:list-level-style-number>
      <text:list-level-style-number text:level="9" text:style-name="RTF_5f_Num_20_8_20_1" style:num-suffix="." style:num-format="1">
        <style:list-level-properties text:space-before="5.997cm" text:min-label-width="0.75cm"/>
      </text:list-level-style-number>
      <text:list-level-style-number text:level="10" text:style-name="RTF_5f_Num_20_8_20_1" style:num-suffix="." style:num-format="1">
        <style:list-level-properties text:space-before="6.747cm" text:min-label-width="0.75cm"/>
      </text:list-level-style-number>
    </text:list-style>
    <text:list-style style:name="RTF_5f_Num_20_9" style:display-name="RTF_Num 9" text:consecutive-numbering="true">
      <text:list-level-style-number text:level="1" text:style-name="RTF_5f_Num_20_9_20_1" style:num-suffix="." style:num-format="1">
        <style:list-level-properties text:min-label-width="0.75cm"/>
      </text:list-level-style-number>
      <text:list-level-style-number text:level="2" text:style-name="RTF_5f_Num_20_9_20_1" style:num-suffix="." style:num-format="1">
        <style:list-level-properties text:space-before="0.749cm" text:min-label-width="0.75cm"/>
      </text:list-level-style-number>
      <text:list-level-style-number text:level="3" text:style-name="RTF_5f_Num_20_9_20_1" style:num-suffix="." style:num-format="1">
        <style:list-level-properties text:space-before="1.499cm" text:min-label-width="0.75cm"/>
      </text:list-level-style-number>
      <text:list-level-style-number text:level="4" text:style-name="RTF_5f_Num_20_9_20_1" style:num-suffix="." style:num-format="1">
        <style:list-level-properties text:space-before="2.249cm" text:min-label-width="0.75cm"/>
      </text:list-level-style-number>
      <text:list-level-style-number text:level="5" text:style-name="RTF_5f_Num_20_9_20_1" style:num-suffix="." style:num-format="1">
        <style:list-level-properties text:space-before="2.998cm" text:min-label-width="0.75cm"/>
      </text:list-level-style-number>
      <text:list-level-style-number text:level="6" text:style-name="RTF_5f_Num_20_9_20_1" style:num-suffix="." style:num-format="1">
        <style:list-level-properties text:space-before="3.748cm" text:min-label-width="0.75cm"/>
      </text:list-level-style-number>
      <text:list-level-style-number text:level="7" text:style-name="RTF_5f_Num_20_9_20_1" style:num-suffix="." style:num-format="1">
        <style:list-level-properties text:space-before="4.498cm" text:min-label-width="0.75cm"/>
      </text:list-level-style-number>
      <text:list-level-style-number text:level="8" text:style-name="RTF_5f_Num_20_9_20_1" style:num-suffix="." style:num-format="1">
        <style:list-level-properties text:space-before="5.247cm" text:min-label-width="0.75cm"/>
      </text:list-level-style-number>
      <text:list-level-style-number text:level="9" text:style-name="RTF_5f_Num_20_9_20_1" style:num-suffix="." style:num-format="1">
        <style:list-level-properties text:space-before="5.997cm" text:min-label-width="0.75cm"/>
      </text:list-level-style-number>
      <text:list-level-style-number text:level="10" text:style-name="RTF_5f_Num_20_9_20_1" style:num-suffix="." style:num-format="1">
        <style:list-level-properties text:space-before="6.747cm" text:min-label-width="0.75cm"/>
      </text:list-level-style-number>
    </text:list-style>
    <text:list-style style:name="RTF_5f_Num_20_10" style:display-name="RTF_Num 10" text:consecutive-numbering="true">
      <text:list-level-style-bullet text:level="1" text:style-name="RTF_5f_Num_20_10_20_1" style:num-suffix="." text:bullet-char="">
        <style:list-level-properties text:min-label-width="0.75cm"/>
        <style:text-properties style:font-name="Wingdings"/>
      </text:list-level-style-bullet>
      <text:list-level-style-bullet text:level="2" text:style-name="RTF_5f_Num_20_10_20_1" style:num-suffix="." text:bullet-char="">
        <style:list-level-properties text:space-before="0.749cm" text:min-label-width="0.75cm"/>
        <style:text-properties style:font-name="Wingdings"/>
      </text:list-level-style-bullet>
      <text:list-level-style-bullet text:level="3" text:style-name="RTF_5f_Num_20_10_20_1" style:num-suffix="." text:bullet-char="">
        <style:list-level-properties text:space-before="1.499cm" text:min-label-width="0.75cm"/>
        <style:text-properties style:font-name="Wingdings"/>
      </text:list-level-style-bullet>
      <text:list-level-style-bullet text:level="4" text:style-name="RTF_5f_Num_20_10_20_1" style:num-suffix="." text:bullet-char="">
        <style:list-level-properties text:space-before="2.249cm" text:min-label-width="0.75cm"/>
        <style:text-properties style:font-name="Wingdings"/>
      </text:list-level-style-bullet>
      <text:list-level-style-bullet text:level="5" text:style-name="RTF_5f_Num_20_10_20_1" style:num-suffix="." text:bullet-char="">
        <style:list-level-properties text:space-before="2.998cm" text:min-label-width="0.75cm"/>
        <style:text-properties style:font-name="Wingdings"/>
      </text:list-level-style-bullet>
      <text:list-level-style-bullet text:level="6" text:style-name="RTF_5f_Num_20_10_20_1" style:num-suffix="." text:bullet-char="">
        <style:list-level-properties text:space-before="3.748cm" text:min-label-width="0.75cm"/>
        <style:text-properties style:font-name="Wingdings"/>
      </text:list-level-style-bullet>
      <text:list-level-style-bullet text:level="7" text:style-name="RTF_5f_Num_20_10_20_1" style:num-suffix="." text:bullet-char="">
        <style:list-level-properties text:space-before="4.498cm" text:min-label-width="0.75cm"/>
        <style:text-properties style:font-name="Wingdings"/>
      </text:list-level-style-bullet>
      <text:list-level-style-bullet text:level="8" text:style-name="RTF_5f_Num_20_10_20_1" style:num-suffix="." text:bullet-char="">
        <style:list-level-properties text:space-before="5.247cm" text:min-label-width="0.75cm"/>
        <style:text-properties style:font-name="Wingdings"/>
      </text:list-level-style-bullet>
      <text:list-level-style-bullet text:level="9" text:style-name="RTF_5f_Num_20_10_20_1" style:num-suffix="." text:bullet-char="">
        <style:list-level-properties text:space-before="5.997cm" text:min-label-width="0.75cm"/>
        <style:text-properties style:font-name="Wingdings"/>
      </text:list-level-style-bullet>
      <text:list-level-style-bullet text:level="10" text:style-name="RTF_5f_Num_20_10_20_1" style:num-suffix="." text:bullet-char="">
        <style:list-level-properties text:space-before="6.747cm" text:min-label-width="0.75cm"/>
        <style:text-properties style:font-name="Wingdings"/>
      </text:list-level-style-bullet>
    </text:list-style>
    <text:list-style style:name="RTF_5f_Num_20_11" style:display-name="RTF_Num 11" text:consecutive-numbering="true">
      <text:list-level-style-number text:level="1" text:style-name="RTF_5f_Num_20_11_20_1" style:num-suffix="D" style:num-format="1">
        <style:list-level-properties text:space-before="0.741cm" text:min-label-width="0.741cm"/>
      </text:list-level-style-number>
      <text:list-level-style-number text:level="2" text:style-name="RTF_5f_Num_20_11_20_1" style:num-suffix="D" style:num-format="1">
        <style:list-level-properties text:space-before="2.222cm" text:min-label-width="0.741cm"/>
      </text:list-level-style-number>
      <text:list-level-style-number text:level="3" text:style-name="RTF_5f_Num_20_11_20_1" style:num-suffix="D" style:num-format="1">
        <style:list-level-properties text:space-before="3.704cm" text:min-label-width="0.741cm"/>
      </text:list-level-style-number>
      <text:list-level-style-number text:level="4" text:style-name="RTF_5f_Num_20_11_20_1" style:num-suffix="D" style:num-format="1">
        <style:list-level-properties text:space-before="5.186cm" text:min-label-width="0.741cm"/>
      </text:list-level-style-number>
      <text:list-level-style-number text:level="5" text:style-name="RTF_5f_Num_20_11_20_1" style:num-suffix="D" style:num-format="1">
        <style:list-level-properties text:space-before="6.667cm" text:min-label-width="0.741cm"/>
      </text:list-level-style-number>
      <text:list-level-style-number text:level="6" text:style-name="RTF_5f_Num_20_11_20_1" style:num-suffix="D" style:num-format="1">
        <style:list-level-properties text:space-before="8.149cm" text:min-label-width="0.741cm"/>
      </text:list-level-style-number>
      <text:list-level-style-number text:level="7" text:style-name="RTF_5f_Num_20_11_20_1" style:num-suffix="D" style:num-format="1">
        <style:list-level-properties text:space-before="9.631cm" text:min-label-width="0.741cm"/>
      </text:list-level-style-number>
      <text:list-level-style-number text:level="8" text:style-name="RTF_5f_Num_20_11_20_1" style:num-suffix="D" style:num-format="1">
        <style:list-level-properties text:space-before="11.112cm" text:min-label-width="0.741cm"/>
      </text:list-level-style-number>
      <text:list-level-style-number text:level="9" text:style-name="RTF_5f_Num_20_11_20_1" style:num-suffix="D" style:num-format="1">
        <style:list-level-properties text:space-before="12.594cm" text:min-label-width="0.741cm"/>
      </text:list-level-style-number>
      <text:list-level-style-number text:level="10" text:style-name="RTF_5f_Num_20_11_20_1" style:num-suffix="D" style:num-format="1">
        <style:list-level-properties text:space-before="14.076cm" text:min-label-width="0.741cm"/>
      </text:list-level-style-number>
    </text:list-style>
    <text:list-style style:name="RTF_5f_Num_20_12" style:display-name="RTF_Num 12" text:consecutive-numbering="true">
      <text:list-level-style-number text:level="1" text:style-name="RTF_5f_Num_20_12_20_1" style:num-suffix="." style:num-format="1">
        <style:list-level-properties text:min-label-width="0.75cm"/>
      </text:list-level-style-number>
      <text:list-level-style-number text:level="2" text:style-name="RTF_5f_Num_20_12_20_1" style:num-suffix="." style:num-format="1">
        <style:list-level-properties text:space-before="0.749cm" text:min-label-width="0.75cm"/>
      </text:list-level-style-number>
      <text:list-level-style-number text:level="3" text:style-name="RTF_5f_Num_20_12_20_1" style:num-suffix="." style:num-format="1">
        <style:list-level-properties text:space-before="1.499cm" text:min-label-width="0.75cm"/>
      </text:list-level-style-number>
      <text:list-level-style-number text:level="4" text:style-name="RTF_5f_Num_20_12_20_1" style:num-suffix="." style:num-format="1">
        <style:list-level-properties text:space-before="2.249cm" text:min-label-width="0.75cm"/>
      </text:list-level-style-number>
      <text:list-level-style-number text:level="5" text:style-name="RTF_5f_Num_20_12_20_1" style:num-suffix="." style:num-format="1">
        <style:list-level-properties text:space-before="2.998cm" text:min-label-width="0.75cm"/>
      </text:list-level-style-number>
      <text:list-level-style-number text:level="6" text:style-name="RTF_5f_Num_20_12_20_1" style:num-suffix="." style:num-format="1">
        <style:list-level-properties text:space-before="3.748cm" text:min-label-width="0.75cm"/>
      </text:list-level-style-number>
      <text:list-level-style-number text:level="7" text:style-name="RTF_5f_Num_20_12_20_1" style:num-suffix="." style:num-format="1">
        <style:list-level-properties text:space-before="4.498cm" text:min-label-width="0.75cm"/>
      </text:list-level-style-number>
      <text:list-level-style-number text:level="8" text:style-name="RTF_5f_Num_20_12_20_1" style:num-suffix="." style:num-format="1">
        <style:list-level-properties text:space-before="5.247cm" text:min-label-width="0.75cm"/>
      </text:list-level-style-number>
      <text:list-level-style-number text:level="9" text:style-name="RTF_5f_Num_20_12_20_1" style:num-suffix="." style:num-format="1">
        <style:list-level-properties text:space-before="5.997cm" text:min-label-width="0.75cm"/>
      </text:list-level-style-number>
      <text:list-level-style-number text:level="10" text:style-name="RTF_5f_Num_20_12_20_1" style:num-suffix="." style:num-format="1">
        <style:list-level-properties text:space-before="6.747cm" text:min-label-width="0.75cm"/>
      </text:list-level-style-number>
    </text:list-style>
    <text:list-style style:name="RTF_5f_Num_20_13" style:display-name="RTF_Num 13" text:consecutive-numbering="true">
      <text:list-level-style-number text:level="1" text:style-name="RTF_5f_Num_20_13_20_1" style:num-suffix="D" style:num-format="1" text:start-value="2">
        <style:list-level-properties text:space-before="0.741cm" text:min-label-width="0.741cm"/>
      </text:list-level-style-number>
      <text:list-level-style-number text:level="2" text:style-name="RTF_5f_Num_20_13_20_1" style:num-suffix="D" style:num-format="1" text:start-value="2">
        <style:list-level-properties text:space-before="2.222cm" text:min-label-width="0.741cm"/>
      </text:list-level-style-number>
      <text:list-level-style-number text:level="3" text:style-name="RTF_5f_Num_20_13_20_1" style:num-suffix="D" style:num-format="1" text:start-value="2">
        <style:list-level-properties text:space-before="3.704cm" text:min-label-width="0.741cm"/>
      </text:list-level-style-number>
      <text:list-level-style-number text:level="4" text:style-name="RTF_5f_Num_20_13_20_1" style:num-suffix="D" style:num-format="1" text:start-value="2">
        <style:list-level-properties text:space-before="5.186cm" text:min-label-width="0.741cm"/>
      </text:list-level-style-number>
      <text:list-level-style-number text:level="5" text:style-name="RTF_5f_Num_20_13_20_1" style:num-suffix="D" style:num-format="1" text:start-value="2">
        <style:list-level-properties text:space-before="6.667cm" text:min-label-width="0.741cm"/>
      </text:list-level-style-number>
      <text:list-level-style-number text:level="6" text:style-name="RTF_5f_Num_20_13_20_1" style:num-suffix="D" style:num-format="1" text:start-value="2">
        <style:list-level-properties text:space-before="8.149cm" text:min-label-width="0.741cm"/>
      </text:list-level-style-number>
      <text:list-level-style-number text:level="7" text:style-name="RTF_5f_Num_20_13_20_1" style:num-suffix="D" style:num-format="1" text:start-value="2">
        <style:list-level-properties text:space-before="9.631cm" text:min-label-width="0.741cm"/>
      </text:list-level-style-number>
      <text:list-level-style-number text:level="8" text:style-name="RTF_5f_Num_20_13_20_1" style:num-suffix="D" style:num-format="1" text:start-value="2">
        <style:list-level-properties text:space-before="11.112cm" text:min-label-width="0.741cm"/>
      </text:list-level-style-number>
      <text:list-level-style-number text:level="9" text:style-name="RTF_5f_Num_20_13_20_1" style:num-suffix="D" style:num-format="1" text:start-value="2">
        <style:list-level-properties text:space-before="12.594cm" text:min-label-width="0.741cm"/>
      </text:list-level-style-number>
      <text:list-level-style-number text:level="10" text:style-name="RTF_5f_Num_20_13_20_1" style:num-suffix="D" style:num-format="1" text:start-value="2">
        <style:list-level-properties text:space-before="14.076cm" text:min-label-width="0.741cm"/>
      </text:list-level-style-number>
    </text:list-style>
    <text:list-style style:name="RTF_5f_Num_20_14" style:display-name="RTF_Num 14" text:consecutive-numbering="true">
      <text:list-level-style-bullet text:level="1" text:style-name="RTF_5f_Num_20_14_20_1" style:num-suffix="." text:bullet-char="">
        <style:list-level-properties text:space-before="0.74cm" text:min-label-width="0.556cm"/>
        <style:text-properties fo:font-family="'lr ｾｩ'" style:font-family-generic="roman" style:font-pitch="fixed"/>
      </text:list-level-style-bullet>
      <text:list-level-style-bullet text:level="2" text:style-name="RTF_5f_Num_20_14_20_1" style:num-suffix="." text:bullet-char="">
        <style:list-level-properties text:space-before="2.037cm" text:min-label-width="0.556cm"/>
        <style:text-properties fo:font-family="'lr ｾｩ'" style:font-family-generic="roman" style:font-pitch="fixed"/>
      </text:list-level-style-bullet>
      <text:list-level-style-bullet text:level="3" text:style-name="RTF_5f_Num_20_14_20_1" style:num-suffix="." text:bullet-char="">
        <style:list-level-properties text:space-before="3.333cm" text:min-label-width="0.556cm"/>
        <style:text-properties fo:font-family="'lr ｾｩ'" style:font-family-generic="roman" style:font-pitch="fixed"/>
      </text:list-level-style-bullet>
      <text:list-level-style-bullet text:level="4" text:style-name="RTF_5f_Num_20_14_20_1" style:num-suffix="." text:bullet-char="">
        <style:list-level-properties text:space-before="4.63cm" text:min-label-width="0.556cm"/>
        <style:text-properties fo:font-family="'lr ｾｩ'" style:font-family-generic="roman" style:font-pitch="fixed"/>
      </text:list-level-style-bullet>
      <text:list-level-style-bullet text:level="5" text:style-name="RTF_5f_Num_20_14_20_1" style:num-suffix="." text:bullet-char="">
        <style:list-level-properties text:space-before="5.926cm" text:min-label-width="0.556cm"/>
        <style:text-properties fo:font-family="'lr ｾｩ'" style:font-family-generic="roman" style:font-pitch="fixed"/>
      </text:list-level-style-bullet>
      <text:list-level-style-bullet text:level="6" text:style-name="RTF_5f_Num_20_14_20_1" style:num-suffix="." text:bullet-char="">
        <style:list-level-properties text:space-before="7.223cm" text:min-label-width="0.556cm"/>
        <style:text-properties fo:font-family="'lr ｾｩ'" style:font-family-generic="roman" style:font-pitch="fixed"/>
      </text:list-level-style-bullet>
      <text:list-level-style-bullet text:level="7" text:style-name="RTF_5f_Num_20_14_20_1" style:num-suffix="." text:bullet-char="">
        <style:list-level-properties text:space-before="8.519cm" text:min-label-width="0.556cm"/>
        <style:text-properties fo:font-family="'lr ｾｩ'" style:font-family-generic="roman" style:font-pitch="fixed"/>
      </text:list-level-style-bullet>
      <text:list-level-style-bullet text:level="8" text:style-name="RTF_5f_Num_20_14_20_1" style:num-suffix="." text:bullet-char="">
        <style:list-level-properties text:space-before="9.816cm" text:min-label-width="0.556cm"/>
        <style:text-properties fo:font-family="'lr ｾｩ'" style:font-family-generic="roman" style:font-pitch="fixed"/>
      </text:list-level-style-bullet>
      <text:list-level-style-bullet text:level="9" text:style-name="RTF_5f_Num_20_14_20_1" style:num-suffix="." text:bullet-char="">
        <style:list-level-properties text:space-before="11.112cm" text:min-label-width="0.556cm"/>
        <style:text-properties fo:font-family="'lr ｾｩ'" style:font-family-generic="roman" style:font-pitch="fixed"/>
      </text:list-level-style-bullet>
      <text:list-level-style-bullet text:level="10" text:style-name="RTF_5f_Num_20_14_20_1" style:num-suffix="." text:bullet-char="">
        <style:list-level-properties text:space-before="12.409cm" text:min-label-width="0.556cm"/>
        <style:text-properties fo:font-family="'lr ｾｩ'" style:font-family-generic="roman" style:font-pitch="fixed"/>
      </text:list-level-style-bullet>
    </text:list-style>
    <text:list-style style:name="RTF_5f_Num_20_15" style:display-name="RTF_Num 15" text:consecutive-numbering="true">
      <text:list-level-style-bullet text:level="1" text:style-name="RTF_5f_Num_20_15_20_1" style:num-suffix="." text:bullet-char="">
        <style:list-level-properties text:min-label-width="0.75cm"/>
        <style:text-properties style:font-name="Wingdings"/>
      </text:list-level-style-bullet>
      <text:list-level-style-bullet text:level="2" text:style-name="RTF_5f_Num_20_15_20_1" style:num-suffix="." text:bullet-char="">
        <style:list-level-properties text:space-before="0.749cm" text:min-label-width="0.75cm"/>
        <style:text-properties style:font-name="Wingdings"/>
      </text:list-level-style-bullet>
      <text:list-level-style-bullet text:level="3" text:style-name="RTF_5f_Num_20_15_20_1" style:num-suffix="." text:bullet-char="">
        <style:list-level-properties text:space-before="1.499cm" text:min-label-width="0.75cm"/>
        <style:text-properties style:font-name="Wingdings"/>
      </text:list-level-style-bullet>
      <text:list-level-style-bullet text:level="4" text:style-name="RTF_5f_Num_20_15_20_1" style:num-suffix="." text:bullet-char="">
        <style:list-level-properties text:space-before="2.249cm" text:min-label-width="0.75cm"/>
        <style:text-properties style:font-name="Wingdings"/>
      </text:list-level-style-bullet>
      <text:list-level-style-bullet text:level="5" text:style-name="RTF_5f_Num_20_15_20_1" style:num-suffix="." text:bullet-char="">
        <style:list-level-properties text:space-before="2.998cm" text:min-label-width="0.75cm"/>
        <style:text-properties style:font-name="Wingdings"/>
      </text:list-level-style-bullet>
      <text:list-level-style-bullet text:level="6" text:style-name="RTF_5f_Num_20_15_20_1" style:num-suffix="." text:bullet-char="">
        <style:list-level-properties text:space-before="3.748cm" text:min-label-width="0.75cm"/>
        <style:text-properties style:font-name="Wingdings"/>
      </text:list-level-style-bullet>
      <text:list-level-style-bullet text:level="7" text:style-name="RTF_5f_Num_20_15_20_1" style:num-suffix="." text:bullet-char="">
        <style:list-level-properties text:space-before="4.498cm" text:min-label-width="0.75cm"/>
        <style:text-properties style:font-name="Wingdings"/>
      </text:list-level-style-bullet>
      <text:list-level-style-bullet text:level="8" text:style-name="RTF_5f_Num_20_15_20_1" style:num-suffix="." text:bullet-char="">
        <style:list-level-properties text:space-before="5.247cm" text:min-label-width="0.75cm"/>
        <style:text-properties style:font-name="Wingdings"/>
      </text:list-level-style-bullet>
      <text:list-level-style-bullet text:level="9" text:style-name="RTF_5f_Num_20_15_20_1" style:num-suffix="." text:bullet-char="">
        <style:list-level-properties text:space-before="5.997cm" text:min-label-width="0.75cm"/>
        <style:text-properties style:font-name="Wingdings"/>
      </text:list-level-style-bullet>
      <text:list-level-style-bullet text:level="10" text:style-name="RTF_5f_Num_20_15_20_1" style:num-suffix="." text:bullet-char="">
        <style:list-level-properties text:space-before="6.747cm" text:min-label-width="0.75cm"/>
        <style:text-properties style:font-name="Wingdings"/>
      </text:list-level-style-bullet>
    </text:list-style>
    <text:list-style style:name="RTF_5f_Num_20_16" style:display-name="RTF_Num 16" text:consecutive-numbering="true">
      <text:list-level-style-number text:level="1" text:style-name="RTF_5f_Num_20_16_20_1" style:num-suffix="D" style:num-format="1">
        <style:list-level-properties text:space-before="0.741cm" text:min-label-width="0.741cm"/>
      </text:list-level-style-number>
      <text:list-level-style-number text:level="2" text:style-name="RTF_5f_Num_20_16_20_1" style:num-suffix="D" style:num-format="1">
        <style:list-level-properties text:space-before="2.222cm" text:min-label-width="0.741cm"/>
      </text:list-level-style-number>
      <text:list-level-style-number text:level="3" text:style-name="RTF_5f_Num_20_16_20_1" style:num-suffix="D" style:num-format="1">
        <style:list-level-properties text:space-before="3.704cm" text:min-label-width="0.741cm"/>
      </text:list-level-style-number>
      <text:list-level-style-number text:level="4" text:style-name="RTF_5f_Num_20_16_20_1" style:num-suffix="D" style:num-format="1">
        <style:list-level-properties text:space-before="5.186cm" text:min-label-width="0.741cm"/>
      </text:list-level-style-number>
      <text:list-level-style-number text:level="5" text:style-name="RTF_5f_Num_20_16_20_1" style:num-suffix="D" style:num-format="1">
        <style:list-level-properties text:space-before="6.667cm" text:min-label-width="0.741cm"/>
      </text:list-level-style-number>
      <text:list-level-style-number text:level="6" text:style-name="RTF_5f_Num_20_16_20_1" style:num-suffix="D" style:num-format="1">
        <style:list-level-properties text:space-before="8.149cm" text:min-label-width="0.741cm"/>
      </text:list-level-style-number>
      <text:list-level-style-number text:level="7" text:style-name="RTF_5f_Num_20_16_20_1" style:num-suffix="D" style:num-format="1">
        <style:list-level-properties text:space-before="9.631cm" text:min-label-width="0.741cm"/>
      </text:list-level-style-number>
      <text:list-level-style-number text:level="8" text:style-name="RTF_5f_Num_20_16_20_1" style:num-suffix="D" style:num-format="1">
        <style:list-level-properties text:space-before="11.112cm" text:min-label-width="0.741cm"/>
      </text:list-level-style-number>
      <text:list-level-style-number text:level="9" text:style-name="RTF_5f_Num_20_16_20_1" style:num-suffix="D" style:num-format="1">
        <style:list-level-properties text:space-before="12.594cm" text:min-label-width="0.741cm"/>
      </text:list-level-style-number>
      <text:list-level-style-number text:level="10" text:style-name="RTF_5f_Num_20_16_20_1" style:num-suffix="D" style:num-format="1">
        <style:list-level-properties text:space-before="14.076cm" text:min-label-width="0.741cm"/>
      </text:list-level-style-number>
    </text:list-style>
    <text:list-style style:name="RTF_5f_Num_20_17" style:display-name="RTF_Num 17" text:consecutive-numbering="true">
      <text:list-level-style-bullet text:level="1" text:style-name="RTF_5f_Num_20_17_20_1" style:num-suffix="." text:bullet-char="">
        <style:list-level-properties text:min-label-width="0.556cm"/>
        <style:text-properties fo:font-family="'lr ｾｩ'" style:font-family-generic="roman" style:font-pitch="fixed"/>
      </text:list-level-style-bullet>
      <text:list-level-style-bullet text:level="2" text:style-name="RTF_5f_Num_20_17_20_1" style:num-suffix="." text:bullet-char="">
        <style:list-level-properties text:space-before="0.555cm" text:min-label-width="0.556cm"/>
        <style:text-properties fo:font-family="'lr ｾｩ'" style:font-family-generic="roman" style:font-pitch="fixed"/>
      </text:list-level-style-bullet>
      <text:list-level-style-bullet text:level="3" text:style-name="RTF_5f_Num_20_17_20_1" style:num-suffix="." text:bullet-char="">
        <style:list-level-properties text:space-before="1.111cm" text:min-label-width="0.556cm"/>
        <style:text-properties fo:font-family="'lr ｾｩ'" style:font-family-generic="roman" style:font-pitch="fixed"/>
      </text:list-level-style-bullet>
      <text:list-level-style-bullet text:level="4" text:style-name="RTF_5f_Num_20_17_20_1" style:num-suffix="." text:bullet-char="">
        <style:list-level-properties text:space-before="1.667cm" text:min-label-width="0.556cm"/>
        <style:text-properties fo:font-family="'lr ｾｩ'" style:font-family-generic="roman" style:font-pitch="fixed"/>
      </text:list-level-style-bullet>
      <text:list-level-style-bullet text:level="5" text:style-name="RTF_5f_Num_20_17_20_1" style:num-suffix="." text:bullet-char="">
        <style:list-level-properties text:space-before="2.222cm" text:min-label-width="0.556cm"/>
        <style:text-properties fo:font-family="'lr ｾｩ'" style:font-family-generic="roman" style:font-pitch="fixed"/>
      </text:list-level-style-bullet>
      <text:list-level-style-bullet text:level="6" text:style-name="RTF_5f_Num_20_17_20_1" style:num-suffix="." text:bullet-char="">
        <style:list-level-properties text:space-before="2.778cm" text:min-label-width="0.556cm"/>
        <style:text-properties fo:font-family="'lr ｾｩ'" style:font-family-generic="roman" style:font-pitch="fixed"/>
      </text:list-level-style-bullet>
      <text:list-level-style-bullet text:level="7" text:style-name="RTF_5f_Num_20_17_20_1" style:num-suffix="." text:bullet-char="">
        <style:list-level-properties text:space-before="3.333cm" text:min-label-width="0.556cm"/>
        <style:text-properties fo:font-family="'lr ｾｩ'" style:font-family-generic="roman" style:font-pitch="fixed"/>
      </text:list-level-style-bullet>
      <text:list-level-style-bullet text:level="8" text:style-name="RTF_5f_Num_20_17_20_1" style:num-suffix="." text:bullet-char="">
        <style:list-level-properties text:space-before="3.889cm" text:min-label-width="0.556cm"/>
        <style:text-properties fo:font-family="'lr ｾｩ'" style:font-family-generic="roman" style:font-pitch="fixed"/>
      </text:list-level-style-bullet>
      <text:list-level-style-bullet text:level="9" text:style-name="RTF_5f_Num_20_17_20_1" style:num-suffix="." text:bullet-char="">
        <style:list-level-properties text:space-before="4.445cm" text:min-label-width="0.556cm"/>
        <style:text-properties fo:font-family="'lr ｾｩ'" style:font-family-generic="roman" style:font-pitch="fixed"/>
      </text:list-level-style-bullet>
      <text:list-level-style-bullet text:level="10" text:style-name="RTF_5f_Num_20_17_20_1" style:num-suffix="." text:bullet-char="">
        <style:list-level-properties text:space-before="5cm" text:min-label-width="0.556cm"/>
        <style:text-properties fo:font-family="'lr ｾｩ'" style:font-family-generic="roman" style:font-pitch="fixed"/>
      </text:list-level-style-bullet>
    </text:list-style>
    <text:list-style style:name="RTF_5f_Num_20_18" style:display-name="RTF_Num 18" text:consecutive-numbering="true">
      <text:list-level-style-number text:level="1" text:style-name="RTF_5f_Num_20_18_20_1" style:num-suffix="." style:num-format="1">
        <style:list-level-properties text:min-label-width="0.75cm"/>
      </text:list-level-style-number>
      <text:list-level-style-number text:level="2" text:style-name="RTF_5f_Num_20_18_20_1" style:num-suffix="." style:num-format="1">
        <style:list-level-properties text:space-before="0.749cm" text:min-label-width="0.75cm"/>
      </text:list-level-style-number>
      <text:list-level-style-number text:level="3" text:style-name="RTF_5f_Num_20_18_20_1" style:num-suffix="." style:num-format="1">
        <style:list-level-properties text:space-before="1.499cm" text:min-label-width="0.75cm"/>
      </text:list-level-style-number>
      <text:list-level-style-number text:level="4" text:style-name="RTF_5f_Num_20_18_20_1" style:num-suffix="." style:num-format="1">
        <style:list-level-properties text:space-before="2.249cm" text:min-label-width="0.75cm"/>
      </text:list-level-style-number>
      <text:list-level-style-number text:level="5" text:style-name="RTF_5f_Num_20_18_20_1" style:num-suffix="." style:num-format="1">
        <style:list-level-properties text:space-before="2.998cm" text:min-label-width="0.75cm"/>
      </text:list-level-style-number>
      <text:list-level-style-number text:level="6" text:style-name="RTF_5f_Num_20_18_20_1" style:num-suffix="." style:num-format="1">
        <style:list-level-properties text:space-before="3.748cm" text:min-label-width="0.75cm"/>
      </text:list-level-style-number>
      <text:list-level-style-number text:level="7" text:style-name="RTF_5f_Num_20_18_20_1" style:num-suffix="." style:num-format="1">
        <style:list-level-properties text:space-before="4.498cm" text:min-label-width="0.75cm"/>
      </text:list-level-style-number>
      <text:list-level-style-number text:level="8" text:style-name="RTF_5f_Num_20_18_20_1" style:num-suffix="." style:num-format="1">
        <style:list-level-properties text:space-before="5.247cm" text:min-label-width="0.75cm"/>
      </text:list-level-style-number>
      <text:list-level-style-number text:level="9" text:style-name="RTF_5f_Num_20_18_20_1" style:num-suffix="." style:num-format="1">
        <style:list-level-properties text:space-before="5.997cm" text:min-label-width="0.75cm"/>
      </text:list-level-style-number>
      <text:list-level-style-number text:level="10" text:style-name="RTF_5f_Num_20_18_20_1" style:num-suffix="." style:num-format="1">
        <style:list-level-properties text:space-before="6.747cm" text:min-label-width="0.75cm"/>
      </text:list-level-style-number>
    </text:list-style>
    <text:list-style style:name="RTF_5f_Num_20_19" style:display-name="RTF_Num 19" text:consecutive-numbering="true">
      <text:list-level-style-bullet text:level="1" text:style-name="RTF_5f_Num_20_19_20_1" style:num-suffix="." text:bullet-char="">
        <style:list-level-properties text:space-before="0.74cm" text:min-label-width="0.556cm"/>
        <style:text-properties fo:font-family="'lr ｾｩ'" style:font-family-generic="roman" style:font-pitch="fixed"/>
      </text:list-level-style-bullet>
      <text:list-level-style-bullet text:level="2" text:style-name="RTF_5f_Num_20_19_20_1" style:num-suffix="." text:bullet-char="">
        <style:list-level-properties text:space-before="2.037cm" text:min-label-width="0.556cm"/>
        <style:text-properties fo:font-family="'lr ｾｩ'" style:font-family-generic="roman" style:font-pitch="fixed"/>
      </text:list-level-style-bullet>
      <text:list-level-style-bullet text:level="3" text:style-name="RTF_5f_Num_20_19_20_1" style:num-suffix="." text:bullet-char="">
        <style:list-level-properties text:space-before="3.333cm" text:min-label-width="0.556cm"/>
        <style:text-properties fo:font-family="'lr ｾｩ'" style:font-family-generic="roman" style:font-pitch="fixed"/>
      </text:list-level-style-bullet>
      <text:list-level-style-bullet text:level="4" text:style-name="RTF_5f_Num_20_19_20_1" style:num-suffix="." text:bullet-char="">
        <style:list-level-properties text:space-before="4.63cm" text:min-label-width="0.556cm"/>
        <style:text-properties fo:font-family="'lr ｾｩ'" style:font-family-generic="roman" style:font-pitch="fixed"/>
      </text:list-level-style-bullet>
      <text:list-level-style-bullet text:level="5" text:style-name="RTF_5f_Num_20_19_20_1" style:num-suffix="." text:bullet-char="">
        <style:list-level-properties text:space-before="5.926cm" text:min-label-width="0.556cm"/>
        <style:text-properties fo:font-family="'lr ｾｩ'" style:font-family-generic="roman" style:font-pitch="fixed"/>
      </text:list-level-style-bullet>
      <text:list-level-style-bullet text:level="6" text:style-name="RTF_5f_Num_20_19_20_1" style:num-suffix="." text:bullet-char="">
        <style:list-level-properties text:space-before="7.223cm" text:min-label-width="0.556cm"/>
        <style:text-properties fo:font-family="'lr ｾｩ'" style:font-family-generic="roman" style:font-pitch="fixed"/>
      </text:list-level-style-bullet>
      <text:list-level-style-bullet text:level="7" text:style-name="RTF_5f_Num_20_19_20_1" style:num-suffix="." text:bullet-char="">
        <style:list-level-properties text:space-before="8.519cm" text:min-label-width="0.556cm"/>
        <style:text-properties fo:font-family="'lr ｾｩ'" style:font-family-generic="roman" style:font-pitch="fixed"/>
      </text:list-level-style-bullet>
      <text:list-level-style-bullet text:level="8" text:style-name="RTF_5f_Num_20_19_20_1" style:num-suffix="." text:bullet-char="">
        <style:list-level-properties text:space-before="9.816cm" text:min-label-width="0.556cm"/>
        <style:text-properties fo:font-family="'lr ｾｩ'" style:font-family-generic="roman" style:font-pitch="fixed"/>
      </text:list-level-style-bullet>
      <text:list-level-style-bullet text:level="9" text:style-name="RTF_5f_Num_20_19_20_1" style:num-suffix="." text:bullet-char="">
        <style:list-level-properties text:space-before="11.112cm" text:min-label-width="0.556cm"/>
        <style:text-properties fo:font-family="'lr ｾｩ'" style:font-family-generic="roman" style:font-pitch="fixed"/>
      </text:list-level-style-bullet>
      <text:list-level-style-bullet text:level="10" text:style-name="RTF_5f_Num_20_19_20_1" style:num-suffix="." text:bullet-char="">
        <style:list-level-properties text:space-before="12.409cm" text:min-label-width="0.556cm"/>
        <style:text-properties fo:font-family="'lr ｾｩ'" style:font-family-generic="roman" style:font-pitch="fixed"/>
      </text:list-level-style-bullet>
    </text:list-style>
    <text:list-style style:name="RTF_5f_Num_20_20" style:display-name="RTF_Num 20" text:consecutive-numbering="true">
      <text:list-level-style-bullet text:level="1" text:style-name="RTF_5f_Num_20_20_20_1" style:num-suffix="." text:bullet-char="">
        <style:list-level-properties text:min-label-width="0.75cm"/>
        <style:text-properties style:font-name="Wingdings"/>
      </text:list-level-style-bullet>
      <text:list-level-style-bullet text:level="2" text:style-name="RTF_5f_Num_20_20_20_1" style:num-suffix="." text:bullet-char="">
        <style:list-level-properties text:space-before="0.749cm" text:min-label-width="0.75cm"/>
        <style:text-properties style:font-name="Wingdings"/>
      </text:list-level-style-bullet>
      <text:list-level-style-bullet text:level="3" text:style-name="RTF_5f_Num_20_20_20_1" style:num-suffix="." text:bullet-char="">
        <style:list-level-properties text:space-before="1.499cm" text:min-label-width="0.75cm"/>
        <style:text-properties style:font-name="Wingdings"/>
      </text:list-level-style-bullet>
      <text:list-level-style-bullet text:level="4" text:style-name="RTF_5f_Num_20_20_20_1" style:num-suffix="." text:bullet-char="">
        <style:list-level-properties text:space-before="2.249cm" text:min-label-width="0.75cm"/>
        <style:text-properties style:font-name="Wingdings"/>
      </text:list-level-style-bullet>
      <text:list-level-style-bullet text:level="5" text:style-name="RTF_5f_Num_20_20_20_1" style:num-suffix="." text:bullet-char="">
        <style:list-level-properties text:space-before="2.998cm" text:min-label-width="0.75cm"/>
        <style:text-properties style:font-name="Wingdings"/>
      </text:list-level-style-bullet>
      <text:list-level-style-bullet text:level="6" text:style-name="RTF_5f_Num_20_20_20_1" style:num-suffix="." text:bullet-char="">
        <style:list-level-properties text:space-before="3.748cm" text:min-label-width="0.75cm"/>
        <style:text-properties style:font-name="Wingdings"/>
      </text:list-level-style-bullet>
      <text:list-level-style-bullet text:level="7" text:style-name="RTF_5f_Num_20_20_20_1" style:num-suffix="." text:bullet-char="">
        <style:list-level-properties text:space-before="4.498cm" text:min-label-width="0.75cm"/>
        <style:text-properties style:font-name="Wingdings"/>
      </text:list-level-style-bullet>
      <text:list-level-style-bullet text:level="8" text:style-name="RTF_5f_Num_20_20_20_1" style:num-suffix="." text:bullet-char="">
        <style:list-level-properties text:space-before="5.247cm" text:min-label-width="0.75cm"/>
        <style:text-properties style:font-name="Wingdings"/>
      </text:list-level-style-bullet>
      <text:list-level-style-bullet text:level="9" text:style-name="RTF_5f_Num_20_20_20_1" style:num-suffix="." text:bullet-char="">
        <style:list-level-properties text:space-before="5.997cm" text:min-label-width="0.75cm"/>
        <style:text-properties style:font-name="Wingdings"/>
      </text:list-level-style-bullet>
      <text:list-level-style-bullet text:level="10" text:style-name="RTF_5f_Num_20_20_20_1" style:num-suffix="." text:bullet-char="">
        <style:list-level-properties text:space-before="6.747cm" text:min-label-width="0.75cm"/>
        <style:text-properties style:font-name="Wingdings"/>
      </text:list-level-style-bullet>
    </text:list-style>
    <text:list-style style:name="RTF_5f_Num_20_21" style:display-name="RTF_Num 21" text:consecutive-numbering="true">
      <text:list-level-style-number text:level="1" text:style-name="RTF_5f_Num_20_21_20_1" style:num-suffix="." style:num-format="1">
        <style:list-level-properties text:min-label-width="0.75cm"/>
      </text:list-level-style-number>
      <text:list-level-style-number text:level="2" text:style-name="RTF_5f_Num_20_21_20_1" style:num-suffix="." style:num-format="1">
        <style:list-level-properties text:space-before="0.749cm" text:min-label-width="0.75cm"/>
      </text:list-level-style-number>
      <text:list-level-style-number text:level="3" text:style-name="RTF_5f_Num_20_21_20_1" style:num-suffix="." style:num-format="1">
        <style:list-level-properties text:space-before="1.499cm" text:min-label-width="0.75cm"/>
      </text:list-level-style-number>
      <text:list-level-style-number text:level="4" text:style-name="RTF_5f_Num_20_21_20_1" style:num-suffix="." style:num-format="1">
        <style:list-level-properties text:space-before="2.249cm" text:min-label-width="0.75cm"/>
      </text:list-level-style-number>
      <text:list-level-style-number text:level="5" text:style-name="RTF_5f_Num_20_21_20_1" style:num-suffix="." style:num-format="1">
        <style:list-level-properties text:space-before="2.998cm" text:min-label-width="0.75cm"/>
      </text:list-level-style-number>
      <text:list-level-style-number text:level="6" text:style-name="RTF_5f_Num_20_21_20_1" style:num-suffix="." style:num-format="1">
        <style:list-level-properties text:space-before="3.748cm" text:min-label-width="0.75cm"/>
      </text:list-level-style-number>
      <text:list-level-style-number text:level="7" text:style-name="RTF_5f_Num_20_21_20_1" style:num-suffix="." style:num-format="1">
        <style:list-level-properties text:space-before="4.498cm" text:min-label-width="0.75cm"/>
      </text:list-level-style-number>
      <text:list-level-style-number text:level="8" text:style-name="RTF_5f_Num_20_21_20_1" style:num-suffix="." style:num-format="1">
        <style:list-level-properties text:space-before="5.247cm" text:min-label-width="0.75cm"/>
      </text:list-level-style-number>
      <text:list-level-style-number text:level="9" text:style-name="RTF_5f_Num_20_21_20_1" style:num-suffix="." style:num-format="1">
        <style:list-level-properties text:space-before="5.997cm" text:min-label-width="0.75cm"/>
      </text:list-level-style-number>
      <text:list-level-style-number text:level="10" text:style-name="RTF_5f_Num_20_21_20_1" style:num-suffix="." style:num-format="1">
        <style:list-level-properties text:space-before="6.747cm" text:min-label-width="0.75cm"/>
      </text:list-level-style-number>
    </text:list-style>
    <text:list-style style:name="RTF_5f_Num_20_22" style:display-name="RTF_Num 22" text:consecutive-numbering="true">
      <text:list-level-style-bullet text:level="1" text:style-name="RTF_5f_Num_20_22_20_1" style:num-suffix="." text:bullet-char="">
        <style:list-level-properties text:min-label-width="0.75cm"/>
        <style:text-properties style:font-name="Wingdings"/>
      </text:list-level-style-bullet>
      <text:list-level-style-bullet text:level="2" text:style-name="RTF_5f_Num_20_22_20_1" style:num-suffix="." text:bullet-char="">
        <style:list-level-properties text:space-before="0.749cm" text:min-label-width="0.75cm"/>
        <style:text-properties style:font-name="Wingdings"/>
      </text:list-level-style-bullet>
      <text:list-level-style-bullet text:level="3" text:style-name="RTF_5f_Num_20_22_20_1" style:num-suffix="." text:bullet-char="">
        <style:list-level-properties text:space-before="1.499cm" text:min-label-width="0.75cm"/>
        <style:text-properties style:font-name="Wingdings"/>
      </text:list-level-style-bullet>
      <text:list-level-style-bullet text:level="4" text:style-name="RTF_5f_Num_20_22_20_1" style:num-suffix="." text:bullet-char="">
        <style:list-level-properties text:space-before="2.249cm" text:min-label-width="0.75cm"/>
        <style:text-properties style:font-name="Wingdings"/>
      </text:list-level-style-bullet>
      <text:list-level-style-bullet text:level="5" text:style-name="RTF_5f_Num_20_22_20_1" style:num-suffix="." text:bullet-char="">
        <style:list-level-properties text:space-before="2.998cm" text:min-label-width="0.75cm"/>
        <style:text-properties style:font-name="Wingdings"/>
      </text:list-level-style-bullet>
      <text:list-level-style-bullet text:level="6" text:style-name="RTF_5f_Num_20_22_20_1" style:num-suffix="." text:bullet-char="">
        <style:list-level-properties text:space-before="3.748cm" text:min-label-width="0.75cm"/>
        <style:text-properties style:font-name="Wingdings"/>
      </text:list-level-style-bullet>
      <text:list-level-style-bullet text:level="7" text:style-name="RTF_5f_Num_20_22_20_1" style:num-suffix="." text:bullet-char="">
        <style:list-level-properties text:space-before="4.498cm" text:min-label-width="0.75cm"/>
        <style:text-properties style:font-name="Wingdings"/>
      </text:list-level-style-bullet>
      <text:list-level-style-bullet text:level="8" text:style-name="RTF_5f_Num_20_22_20_1" style:num-suffix="." text:bullet-char="">
        <style:list-level-properties text:space-before="5.247cm" text:min-label-width="0.75cm"/>
        <style:text-properties style:font-name="Wingdings"/>
      </text:list-level-style-bullet>
      <text:list-level-style-bullet text:level="9" text:style-name="RTF_5f_Num_20_22_20_1" style:num-suffix="." text:bullet-char="">
        <style:list-level-properties text:space-before="5.997cm" text:min-label-width="0.75cm"/>
        <style:text-properties style:font-name="Wingdings"/>
      </text:list-level-style-bullet>
      <text:list-level-style-bullet text:level="10" text:style-name="RTF_5f_Num_20_22_20_1" style:num-suffix="." text:bullet-char="">
        <style:list-level-properties text:space-before="6.747cm" text:min-label-width="0.75cm"/>
        <style:text-properties style:font-name="Wingdings"/>
      </text:list-level-style-bullet>
    </text:list-style>
    <text:list-style style:name="RTF_5f_Num_20_23" style:display-name="RTF_Num 23" text:consecutive-numbering="true">
      <text:list-level-style-number text:level="1" text:style-name="RTF_5f_Num_20_23_20_1" style:num-suffix="D" style:num-format="1">
        <style:list-level-properties text:space-before="0.741cm" text:min-label-width="0.741cm"/>
      </text:list-level-style-number>
      <text:list-level-style-number text:level="2" text:style-name="RTF_5f_Num_20_23_20_1" style:num-suffix="D" style:num-format="1">
        <style:list-level-properties text:space-before="2.222cm" text:min-label-width="0.741cm"/>
      </text:list-level-style-number>
      <text:list-level-style-number text:level="3" text:style-name="RTF_5f_Num_20_23_20_1" style:num-suffix="D" style:num-format="1">
        <style:list-level-properties text:space-before="3.704cm" text:min-label-width="0.741cm"/>
      </text:list-level-style-number>
      <text:list-level-style-number text:level="4" text:style-name="RTF_5f_Num_20_23_20_1" style:num-suffix="D" style:num-format="1">
        <style:list-level-properties text:space-before="5.186cm" text:min-label-width="0.741cm"/>
      </text:list-level-style-number>
      <text:list-level-style-number text:level="5" text:style-name="RTF_5f_Num_20_23_20_1" style:num-suffix="D" style:num-format="1">
        <style:list-level-properties text:space-before="6.667cm" text:min-label-width="0.741cm"/>
      </text:list-level-style-number>
      <text:list-level-style-number text:level="6" text:style-name="RTF_5f_Num_20_23_20_1" style:num-suffix="D" style:num-format="1">
        <style:list-level-properties text:space-before="8.149cm" text:min-label-width="0.741cm"/>
      </text:list-level-style-number>
      <text:list-level-style-number text:level="7" text:style-name="RTF_5f_Num_20_23_20_1" style:num-suffix="D" style:num-format="1">
        <style:list-level-properties text:space-before="9.631cm" text:min-label-width="0.741cm"/>
      </text:list-level-style-number>
      <text:list-level-style-number text:level="8" text:style-name="RTF_5f_Num_20_23_20_1" style:num-suffix="D" style:num-format="1">
        <style:list-level-properties text:space-before="11.112cm" text:min-label-width="0.741cm"/>
      </text:list-level-style-number>
      <text:list-level-style-number text:level="9" text:style-name="RTF_5f_Num_20_23_20_1" style:num-suffix="D" style:num-format="1">
        <style:list-level-properties text:space-before="12.594cm" text:min-label-width="0.741cm"/>
      </text:list-level-style-number>
      <text:list-level-style-number text:level="10" text:style-name="RTF_5f_Num_20_23_20_1" style:num-suffix="D" style:num-format="1">
        <style:list-level-properties text:space-before="14.076cm" text:min-label-width="0.741cm"/>
      </text:list-level-style-number>
    </text:list-style>
    <text:list-style style:name="RTF_5f_Num_20_24" style:display-name="RTF_Num 24" text:consecutive-numbering="true">
      <text:list-level-style-bullet text:level="1" text:style-name="RTF_5f_Num_20_24_20_1" style:num-suffix="." text:bullet-char="">
        <style:list-level-properties text:space-before="0.74cm" text:min-label-width="0.556cm"/>
        <style:text-properties fo:font-family="'lr ｾｩ'" style:font-family-generic="roman" style:font-pitch="fixed"/>
      </text:list-level-style-bullet>
      <text:list-level-style-bullet text:level="2" text:style-name="RTF_5f_Num_20_24_20_1" style:num-suffix="." text:bullet-char="">
        <style:list-level-properties text:space-before="2.037cm" text:min-label-width="0.556cm"/>
        <style:text-properties fo:font-family="'lr ｾｩ'" style:font-family-generic="roman" style:font-pitch="fixed"/>
      </text:list-level-style-bullet>
      <text:list-level-style-bullet text:level="3" text:style-name="RTF_5f_Num_20_24_20_1" style:num-suffix="." text:bullet-char="">
        <style:list-level-properties text:space-before="3.333cm" text:min-label-width="0.556cm"/>
        <style:text-properties fo:font-family="'lr ｾｩ'" style:font-family-generic="roman" style:font-pitch="fixed"/>
      </text:list-level-style-bullet>
      <text:list-level-style-bullet text:level="4" text:style-name="RTF_5f_Num_20_24_20_1" style:num-suffix="." text:bullet-char="">
        <style:list-level-properties text:space-before="4.63cm" text:min-label-width="0.556cm"/>
        <style:text-properties fo:font-family="'lr ｾｩ'" style:font-family-generic="roman" style:font-pitch="fixed"/>
      </text:list-level-style-bullet>
      <text:list-level-style-bullet text:level="5" text:style-name="RTF_5f_Num_20_24_20_1" style:num-suffix="." text:bullet-char="">
        <style:list-level-properties text:space-before="5.926cm" text:min-label-width="0.556cm"/>
        <style:text-properties fo:font-family="'lr ｾｩ'" style:font-family-generic="roman" style:font-pitch="fixed"/>
      </text:list-level-style-bullet>
      <text:list-level-style-bullet text:level="6" text:style-name="RTF_5f_Num_20_24_20_1" style:num-suffix="." text:bullet-char="">
        <style:list-level-properties text:space-before="7.223cm" text:min-label-width="0.556cm"/>
        <style:text-properties fo:font-family="'lr ｾｩ'" style:font-family-generic="roman" style:font-pitch="fixed"/>
      </text:list-level-style-bullet>
      <text:list-level-style-bullet text:level="7" text:style-name="RTF_5f_Num_20_24_20_1" style:num-suffix="." text:bullet-char="">
        <style:list-level-properties text:space-before="8.519cm" text:min-label-width="0.556cm"/>
        <style:text-properties fo:font-family="'lr ｾｩ'" style:font-family-generic="roman" style:font-pitch="fixed"/>
      </text:list-level-style-bullet>
      <text:list-level-style-bullet text:level="8" text:style-name="RTF_5f_Num_20_24_20_1" style:num-suffix="." text:bullet-char="">
        <style:list-level-properties text:space-before="9.816cm" text:min-label-width="0.556cm"/>
        <style:text-properties fo:font-family="'lr ｾｩ'" style:font-family-generic="roman" style:font-pitch="fixed"/>
      </text:list-level-style-bullet>
      <text:list-level-style-bullet text:level="9" text:style-name="RTF_5f_Num_20_24_20_1" style:num-suffix="." text:bullet-char="">
        <style:list-level-properties text:space-before="11.112cm" text:min-label-width="0.556cm"/>
        <style:text-properties fo:font-family="'lr ｾｩ'" style:font-family-generic="roman" style:font-pitch="fixed"/>
      </text:list-level-style-bullet>
      <text:list-level-style-bullet text:level="10" text:style-name="RTF_5f_Num_20_24_20_1" style:num-suffix="." text:bullet-char="">
        <style:list-level-properties text:space-before="12.409cm" text:min-label-width="0.556cm"/>
        <style:text-properties fo:font-family="'lr ｾｩ'" style:font-family-generic="roman" style:font-pitch="fixed"/>
      </text:list-level-style-bullet>
    </text:list-style>
    <text:list-style style:name="RTF_5f_Num_20_25" style:display-name="RTF_Num 25" text:consecutive-numbering="true">
      <text:list-level-style-bullet text:level="1" text:style-name="RTF_5f_Num_20_25_20_1" style:num-suffix="." text:bullet-char="">
        <style:list-level-properties text:space-before="0.741cm" text:min-label-width="0.37cm"/>
        <style:text-properties fo:font-family="'lr ｾｩ'" style:font-family-generic="roman" style:font-pitch="fixed"/>
      </text:list-level-style-bullet>
      <text:list-level-style-bullet text:level="2" text:style-name="RTF_5f_Num_20_25_20_1" style:num-suffix="." text:bullet-char="">
        <style:list-level-properties text:space-before="1.853cm" text:min-label-width="0.37cm"/>
        <style:text-properties fo:font-family="'lr ｾｩ'" style:font-family-generic="roman" style:font-pitch="fixed"/>
      </text:list-level-style-bullet>
      <text:list-level-style-bullet text:level="3" text:style-name="RTF_5f_Num_20_25_20_1" style:num-suffix="." text:bullet-char="">
        <style:list-level-properties text:space-before="2.964cm" text:min-label-width="0.37cm"/>
        <style:text-properties fo:font-family="'lr ｾｩ'" style:font-family-generic="roman" style:font-pitch="fixed"/>
      </text:list-level-style-bullet>
      <text:list-level-style-bullet text:level="4" text:style-name="RTF_5f_Num_20_25_20_1" style:num-suffix="." text:bullet-char="">
        <style:list-level-properties text:space-before="4.075cm" text:min-label-width="0.37cm"/>
        <style:text-properties fo:font-family="'lr ｾｩ'" style:font-family-generic="roman" style:font-pitch="fixed"/>
      </text:list-level-style-bullet>
      <text:list-level-style-bullet text:level="5" text:style-name="RTF_5f_Num_20_25_20_1" style:num-suffix="." text:bullet-char="">
        <style:list-level-properties text:space-before="5.186cm" text:min-label-width="0.37cm"/>
        <style:text-properties fo:font-family="'lr ｾｩ'" style:font-family-generic="roman" style:font-pitch="fixed"/>
      </text:list-level-style-bullet>
      <text:list-level-style-bullet text:level="6" text:style-name="RTF_5f_Num_20_25_20_1" style:num-suffix="." text:bullet-char="">
        <style:list-level-properties text:space-before="6.298cm" text:min-label-width="0.37cm"/>
        <style:text-properties fo:font-family="'lr ｾｩ'" style:font-family-generic="roman" style:font-pitch="fixed"/>
      </text:list-level-style-bullet>
      <text:list-level-style-bullet text:level="7" text:style-name="RTF_5f_Num_20_25_20_1" style:num-suffix="." text:bullet-char="">
        <style:list-level-properties text:space-before="7.409cm" text:min-label-width="0.37cm"/>
        <style:text-properties fo:font-family="'lr ｾｩ'" style:font-family-generic="roman" style:font-pitch="fixed"/>
      </text:list-level-style-bullet>
      <text:list-level-style-bullet text:level="8" text:style-name="RTF_5f_Num_20_25_20_1" style:num-suffix="." text:bullet-char="">
        <style:list-level-properties text:space-before="8.52cm" text:min-label-width="0.37cm"/>
        <style:text-properties fo:font-family="'lr ｾｩ'" style:font-family-generic="roman" style:font-pitch="fixed"/>
      </text:list-level-style-bullet>
      <text:list-level-style-bullet text:level="9" text:style-name="RTF_5f_Num_20_25_20_1" style:num-suffix="." text:bullet-char="">
        <style:list-level-properties text:space-before="9.631cm" text:min-label-width="0.37cm"/>
        <style:text-properties fo:font-family="'lr ｾｩ'" style:font-family-generic="roman" style:font-pitch="fixed"/>
      </text:list-level-style-bullet>
      <text:list-level-style-bullet text:level="10" text:style-name="RTF_5f_Num_20_25_20_1" style:num-suffix="." text:bullet-char="">
        <style:list-level-properties text:space-before="10.743cm" text:min-label-width="0.37cm"/>
        <style:text-properties fo:font-family="'lr ｾｩ'" style:font-family-generic="roman" style:font-pitch="fixed"/>
      </text:list-level-style-bullet>
    </text:list-style>
    <text:list-style style:name="RTF_5f_Num_20_26" style:display-name="RTF_Num 26" text:consecutive-numbering="true">
      <text:list-level-style-bullet text:level="1" text:style-name="RTF_5f_Num_20_26_20_1" style:num-suffix="." text:bullet-char="">
        <style:list-level-properties text:space-before="0.74cm" text:min-label-width="0.556cm"/>
        <style:text-properties fo:font-family="'lr ｾｩ'" style:font-family-generic="roman" style:font-pitch="fixed"/>
      </text:list-level-style-bullet>
      <text:list-level-style-bullet text:level="2" text:style-name="RTF_5f_Num_20_26_20_1" style:num-suffix="." text:bullet-char="">
        <style:list-level-properties text:space-before="2.037cm" text:min-label-width="0.556cm"/>
        <style:text-properties fo:font-family="'lr ｾｩ'" style:font-family-generic="roman" style:font-pitch="fixed"/>
      </text:list-level-style-bullet>
      <text:list-level-style-bullet text:level="3" text:style-name="RTF_5f_Num_20_26_20_1" style:num-suffix="." text:bullet-char="">
        <style:list-level-properties text:space-before="3.333cm" text:min-label-width="0.556cm"/>
        <style:text-properties fo:font-family="'lr ｾｩ'" style:font-family-generic="roman" style:font-pitch="fixed"/>
      </text:list-level-style-bullet>
      <text:list-level-style-bullet text:level="4" text:style-name="RTF_5f_Num_20_26_20_1" style:num-suffix="." text:bullet-char="">
        <style:list-level-properties text:space-before="4.63cm" text:min-label-width="0.556cm"/>
        <style:text-properties fo:font-family="'lr ｾｩ'" style:font-family-generic="roman" style:font-pitch="fixed"/>
      </text:list-level-style-bullet>
      <text:list-level-style-bullet text:level="5" text:style-name="RTF_5f_Num_20_26_20_1" style:num-suffix="." text:bullet-char="">
        <style:list-level-properties text:space-before="5.926cm" text:min-label-width="0.556cm"/>
        <style:text-properties fo:font-family="'lr ｾｩ'" style:font-family-generic="roman" style:font-pitch="fixed"/>
      </text:list-level-style-bullet>
      <text:list-level-style-bullet text:level="6" text:style-name="RTF_5f_Num_20_26_20_1" style:num-suffix="." text:bullet-char="">
        <style:list-level-properties text:space-before="7.223cm" text:min-label-width="0.556cm"/>
        <style:text-properties fo:font-family="'lr ｾｩ'" style:font-family-generic="roman" style:font-pitch="fixed"/>
      </text:list-level-style-bullet>
      <text:list-level-style-bullet text:level="7" text:style-name="RTF_5f_Num_20_26_20_1" style:num-suffix="." text:bullet-char="">
        <style:list-level-properties text:space-before="8.519cm" text:min-label-width="0.556cm"/>
        <style:text-properties fo:font-family="'lr ｾｩ'" style:font-family-generic="roman" style:font-pitch="fixed"/>
      </text:list-level-style-bullet>
      <text:list-level-style-bullet text:level="8" text:style-name="RTF_5f_Num_20_26_20_1" style:num-suffix="." text:bullet-char="">
        <style:list-level-properties text:space-before="9.816cm" text:min-label-width="0.556cm"/>
        <style:text-properties fo:font-family="'lr ｾｩ'" style:font-family-generic="roman" style:font-pitch="fixed"/>
      </text:list-level-style-bullet>
      <text:list-level-style-bullet text:level="9" text:style-name="RTF_5f_Num_20_26_20_1" style:num-suffix="." text:bullet-char="">
        <style:list-level-properties text:space-before="11.112cm" text:min-label-width="0.556cm"/>
        <style:text-properties fo:font-family="'lr ｾｩ'" style:font-family-generic="roman" style:font-pitch="fixed"/>
      </text:list-level-style-bullet>
      <text:list-level-style-bullet text:level="10" text:style-name="RTF_5f_Num_20_26_20_1" style:num-suffix="." text:bullet-char="">
        <style:list-level-properties text:space-before="12.409cm" text:min-label-width="0.556cm"/>
        <style:text-properties fo:font-family="'lr ｾｩ'" style:font-family-generic="roman" style:font-pitch="fixed"/>
      </text:list-level-style-bullet>
    </text:list-style>
    <text:list-style style:name="RTF_5f_Num_20_27" style:display-name="RTF_Num 27" text:consecutive-numbering="true">
      <text:list-level-style-bullet text:level="1" text:style-name="RTF_5f_Num_20_27_20_1" style:num-suffix="." text:bullet-char="">
        <style:list-level-properties text:min-label-width="0.556cm"/>
        <style:text-properties fo:font-family="'lr ｾｩ'" style:font-family-generic="roman" style:font-pitch="fixed"/>
      </text:list-level-style-bullet>
      <text:list-level-style-bullet text:level="2" text:style-name="RTF_5f_Num_20_27_20_1" style:num-suffix="." text:bullet-char="">
        <style:list-level-properties text:space-before="0.555cm" text:min-label-width="0.556cm"/>
        <style:text-properties fo:font-family="'lr ｾｩ'" style:font-family-generic="roman" style:font-pitch="fixed"/>
      </text:list-level-style-bullet>
      <text:list-level-style-bullet text:level="3" text:style-name="RTF_5f_Num_20_27_20_1" style:num-suffix="." text:bullet-char="">
        <style:list-level-properties text:space-before="1.111cm" text:min-label-width="0.556cm"/>
        <style:text-properties fo:font-family="'lr ｾｩ'" style:font-family-generic="roman" style:font-pitch="fixed"/>
      </text:list-level-style-bullet>
      <text:list-level-style-bullet text:level="4" text:style-name="RTF_5f_Num_20_27_20_1" style:num-suffix="." text:bullet-char="">
        <style:list-level-properties text:space-before="1.667cm" text:min-label-width="0.556cm"/>
        <style:text-properties fo:font-family="'lr ｾｩ'" style:font-family-generic="roman" style:font-pitch="fixed"/>
      </text:list-level-style-bullet>
      <text:list-level-style-bullet text:level="5" text:style-name="RTF_5f_Num_20_27_20_1" style:num-suffix="." text:bullet-char="">
        <style:list-level-properties text:space-before="2.222cm" text:min-label-width="0.556cm"/>
        <style:text-properties fo:font-family="'lr ｾｩ'" style:font-family-generic="roman" style:font-pitch="fixed"/>
      </text:list-level-style-bullet>
      <text:list-level-style-bullet text:level="6" text:style-name="RTF_5f_Num_20_27_20_1" style:num-suffix="." text:bullet-char="">
        <style:list-level-properties text:space-before="2.778cm" text:min-label-width="0.556cm"/>
        <style:text-properties fo:font-family="'lr ｾｩ'" style:font-family-generic="roman" style:font-pitch="fixed"/>
      </text:list-level-style-bullet>
      <text:list-level-style-bullet text:level="7" text:style-name="RTF_5f_Num_20_27_20_1" style:num-suffix="." text:bullet-char="">
        <style:list-level-properties text:space-before="3.333cm" text:min-label-width="0.556cm"/>
        <style:text-properties fo:font-family="'lr ｾｩ'" style:font-family-generic="roman" style:font-pitch="fixed"/>
      </text:list-level-style-bullet>
      <text:list-level-style-bullet text:level="8" text:style-name="RTF_5f_Num_20_27_20_1" style:num-suffix="." text:bullet-char="">
        <style:list-level-properties text:space-before="3.889cm" text:min-label-width="0.556cm"/>
        <style:text-properties fo:font-family="'lr ｾｩ'" style:font-family-generic="roman" style:font-pitch="fixed"/>
      </text:list-level-style-bullet>
      <text:list-level-style-bullet text:level="9" text:style-name="RTF_5f_Num_20_27_20_1" style:num-suffix="." text:bullet-char="">
        <style:list-level-properties text:space-before="4.445cm" text:min-label-width="0.556cm"/>
        <style:text-properties fo:font-family="'lr ｾｩ'" style:font-family-generic="roman" style:font-pitch="fixed"/>
      </text:list-level-style-bullet>
      <text:list-level-style-bullet text:level="10" text:style-name="RTF_5f_Num_20_27_20_1" style:num-suffix="." text:bullet-char="">
        <style:list-level-properties text:space-before="5cm" text:min-label-width="0.556cm"/>
        <style:text-properties fo:font-family="'lr ｾｩ'" style:font-family-generic="roman" style:font-pitch="fixed"/>
      </text:list-level-style-bullet>
    </text:list-style>
    <text:list-style style:name="RTF_5f_Num_20_28" style:display-name="RTF_Num 28" text:consecutive-numbering="true">
      <text:list-level-style-bullet text:level="1" text:style-name="RTF_5f_Num_20_28_20_1" style:num-suffix="." text:bullet-char="">
        <style:list-level-properties text:min-label-width="0.75cm"/>
        <style:text-properties style:font-name="Wingdings"/>
      </text:list-level-style-bullet>
      <text:list-level-style-bullet text:level="2" text:style-name="RTF_5f_Num_20_28_20_1" style:num-suffix="." text:bullet-char="">
        <style:list-level-properties text:space-before="0.749cm" text:min-label-width="0.75cm"/>
        <style:text-properties style:font-name="Wingdings"/>
      </text:list-level-style-bullet>
      <text:list-level-style-bullet text:level="3" text:style-name="RTF_5f_Num_20_28_20_1" style:num-suffix="." text:bullet-char="">
        <style:list-level-properties text:space-before="1.499cm" text:min-label-width="0.75cm"/>
        <style:text-properties style:font-name="Wingdings"/>
      </text:list-level-style-bullet>
      <text:list-level-style-bullet text:level="4" text:style-name="RTF_5f_Num_20_28_20_1" style:num-suffix="." text:bullet-char="">
        <style:list-level-properties text:space-before="2.249cm" text:min-label-width="0.75cm"/>
        <style:text-properties style:font-name="Wingdings"/>
      </text:list-level-style-bullet>
      <text:list-level-style-bullet text:level="5" text:style-name="RTF_5f_Num_20_28_20_1" style:num-suffix="." text:bullet-char="">
        <style:list-level-properties text:space-before="2.998cm" text:min-label-width="0.75cm"/>
        <style:text-properties style:font-name="Wingdings"/>
      </text:list-level-style-bullet>
      <text:list-level-style-bullet text:level="6" text:style-name="RTF_5f_Num_20_28_20_1" style:num-suffix="." text:bullet-char="">
        <style:list-level-properties text:space-before="3.748cm" text:min-label-width="0.75cm"/>
        <style:text-properties style:font-name="Wingdings"/>
      </text:list-level-style-bullet>
      <text:list-level-style-bullet text:level="7" text:style-name="RTF_5f_Num_20_28_20_1" style:num-suffix="." text:bullet-char="">
        <style:list-level-properties text:space-before="4.498cm" text:min-label-width="0.75cm"/>
        <style:text-properties style:font-name="Wingdings"/>
      </text:list-level-style-bullet>
      <text:list-level-style-bullet text:level="8" text:style-name="RTF_5f_Num_20_28_20_1" style:num-suffix="." text:bullet-char="">
        <style:list-level-properties text:space-before="5.247cm" text:min-label-width="0.75cm"/>
        <style:text-properties style:font-name="Wingdings"/>
      </text:list-level-style-bullet>
      <text:list-level-style-bullet text:level="9" text:style-name="RTF_5f_Num_20_28_20_1" style:num-suffix="." text:bullet-char="">
        <style:list-level-properties text:space-before="5.997cm" text:min-label-width="0.75cm"/>
        <style:text-properties style:font-name="Wingdings"/>
      </text:list-level-style-bullet>
      <text:list-level-style-bullet text:level="10" text:style-name="RTF_5f_Num_20_28_20_1" style:num-suffix="." text:bullet-char="">
        <style:list-level-properties text:space-before="6.747cm" text:min-label-width="0.75cm"/>
        <style:text-properties style:font-name="Wingdings"/>
      </text:list-level-style-bullet>
    </text:list-style>
    <text:list-style style:name="RTF_5f_Num_20_29" style:display-name="RTF_Num 29" text:consecutive-numbering="true">
      <text:list-level-style-number text:level="1" text:style-name="RTF_5f_Num_20_29_20_1" style:num-suffix="." style:num-format="1">
        <style:list-level-properties text:min-label-width="0.75cm"/>
      </text:list-level-style-number>
      <text:list-level-style-number text:level="2" text:style-name="RTF_5f_Num_20_29_20_1" style:num-suffix="." style:num-format="1">
        <style:list-level-properties text:space-before="0.749cm" text:min-label-width="0.75cm"/>
      </text:list-level-style-number>
      <text:list-level-style-number text:level="3" text:style-name="RTF_5f_Num_20_29_20_1" style:num-suffix="." style:num-format="1">
        <style:list-level-properties text:space-before="1.499cm" text:min-label-width="0.75cm"/>
      </text:list-level-style-number>
      <text:list-level-style-number text:level="4" text:style-name="RTF_5f_Num_20_29_20_1" style:num-suffix="." style:num-format="1">
        <style:list-level-properties text:space-before="2.249cm" text:min-label-width="0.75cm"/>
      </text:list-level-style-number>
      <text:list-level-style-number text:level="5" text:style-name="RTF_5f_Num_20_29_20_1" style:num-suffix="." style:num-format="1">
        <style:list-level-properties text:space-before="2.998cm" text:min-label-width="0.75cm"/>
      </text:list-level-style-number>
      <text:list-level-style-number text:level="6" text:style-name="RTF_5f_Num_20_29_20_1" style:num-suffix="." style:num-format="1">
        <style:list-level-properties text:space-before="3.748cm" text:min-label-width="0.75cm"/>
      </text:list-level-style-number>
      <text:list-level-style-number text:level="7" text:style-name="RTF_5f_Num_20_29_20_1" style:num-suffix="." style:num-format="1">
        <style:list-level-properties text:space-before="4.498cm" text:min-label-width="0.75cm"/>
      </text:list-level-style-number>
      <text:list-level-style-number text:level="8" text:style-name="RTF_5f_Num_20_29_20_1" style:num-suffix="." style:num-format="1">
        <style:list-level-properties text:space-before="5.247cm" text:min-label-width="0.75cm"/>
      </text:list-level-style-number>
      <text:list-level-style-number text:level="9" text:style-name="RTF_5f_Num_20_29_20_1" style:num-suffix="." style:num-format="1">
        <style:list-level-properties text:space-before="5.997cm" text:min-label-width="0.75cm"/>
      </text:list-level-style-number>
      <text:list-level-style-number text:level="10" text:style-name="RTF_5f_Num_20_29_20_1" style:num-suffix="." style:num-format="1">
        <style:list-level-properties text:space-before="6.747cm" text:min-label-width="0.75cm"/>
      </text:list-level-style-number>
    </text:list-style>
    <text:list-style style:name="RTF_5f_Num_20_30" style:display-name="RTF_Num 30" text:consecutive-numbering="true">
      <text:list-level-style-number text:level="1" text:style-name="RTF_5f_Num_20_30_20_1" style:num-suffix="." style:num-format="1">
        <style:list-level-properties text:min-label-width="0.75cm"/>
      </text:list-level-style-number>
      <text:list-level-style-number text:level="2" text:style-name="RTF_5f_Num_20_30_20_1" style:num-suffix="." style:num-format="1">
        <style:list-level-properties text:space-before="0.749cm" text:min-label-width="0.75cm"/>
      </text:list-level-style-number>
      <text:list-level-style-number text:level="3" text:style-name="RTF_5f_Num_20_30_20_1" style:num-suffix="." style:num-format="1">
        <style:list-level-properties text:space-before="1.499cm" text:min-label-width="0.75cm"/>
      </text:list-level-style-number>
      <text:list-level-style-number text:level="4" text:style-name="RTF_5f_Num_20_30_20_1" style:num-suffix="." style:num-format="1">
        <style:list-level-properties text:space-before="2.249cm" text:min-label-width="0.75cm"/>
      </text:list-level-style-number>
      <text:list-level-style-number text:level="5" text:style-name="RTF_5f_Num_20_30_20_1" style:num-suffix="." style:num-format="1">
        <style:list-level-properties text:space-before="2.998cm" text:min-label-width="0.75cm"/>
      </text:list-level-style-number>
      <text:list-level-style-number text:level="6" text:style-name="RTF_5f_Num_20_30_20_1" style:num-suffix="." style:num-format="1">
        <style:list-level-properties text:space-before="3.748cm" text:min-label-width="0.75cm"/>
      </text:list-level-style-number>
      <text:list-level-style-number text:level="7" text:style-name="RTF_5f_Num_20_30_20_1" style:num-suffix="." style:num-format="1">
        <style:list-level-properties text:space-before="4.498cm" text:min-label-width="0.75cm"/>
      </text:list-level-style-number>
      <text:list-level-style-number text:level="8" text:style-name="RTF_5f_Num_20_30_20_1" style:num-suffix="." style:num-format="1">
        <style:list-level-properties text:space-before="5.247cm" text:min-label-width="0.75cm"/>
      </text:list-level-style-number>
      <text:list-level-style-number text:level="9" text:style-name="RTF_5f_Num_20_30_20_1" style:num-suffix="." style:num-format="1">
        <style:list-level-properties text:space-before="5.997cm" text:min-label-width="0.75cm"/>
      </text:list-level-style-number>
      <text:list-level-style-number text:level="10" text:style-name="RTF_5f_Num_20_30_20_1" style:num-suffix="." style:num-format="1">
        <style:list-level-properties text:space-before="6.747cm" text:min-label-width="0.75cm"/>
      </text:list-level-style-number>
    </text:list-style>
    <text:list-style style:name="RTF_5f_Num_20_31" style:display-name="RTF_Num 31" text:consecutive-numbering="true">
      <text:list-level-style-number text:level="1" text:style-name="RTF_5f_Num_20_31_20_1" style:num-suffix="." style:num-format="1">
        <style:list-level-properties text:min-label-width="0.75cm"/>
      </text:list-level-style-number>
      <text:list-level-style-number text:level="2" text:style-name="RTF_5f_Num_20_31_20_1" style:num-suffix="." style:num-format="1">
        <style:list-level-properties text:space-before="0.749cm" text:min-label-width="0.75cm"/>
      </text:list-level-style-number>
      <text:list-level-style-number text:level="3" text:style-name="RTF_5f_Num_20_31_20_1" style:num-suffix="." style:num-format="1">
        <style:list-level-properties text:space-before="1.499cm" text:min-label-width="0.75cm"/>
      </text:list-level-style-number>
      <text:list-level-style-number text:level="4" text:style-name="RTF_5f_Num_20_31_20_1" style:num-suffix="." style:num-format="1">
        <style:list-level-properties text:space-before="2.249cm" text:min-label-width="0.75cm"/>
      </text:list-level-style-number>
      <text:list-level-style-number text:level="5" text:style-name="RTF_5f_Num_20_31_20_1" style:num-suffix="." style:num-format="1">
        <style:list-level-properties text:space-before="2.998cm" text:min-label-width="0.75cm"/>
      </text:list-level-style-number>
      <text:list-level-style-number text:level="6" text:style-name="RTF_5f_Num_20_31_20_1" style:num-suffix="." style:num-format="1">
        <style:list-level-properties text:space-before="3.748cm" text:min-label-width="0.75cm"/>
      </text:list-level-style-number>
      <text:list-level-style-number text:level="7" text:style-name="RTF_5f_Num_20_31_20_1" style:num-suffix="." style:num-format="1">
        <style:list-level-properties text:space-before="4.498cm" text:min-label-width="0.75cm"/>
      </text:list-level-style-number>
      <text:list-level-style-number text:level="8" text:style-name="RTF_5f_Num_20_31_20_1" style:num-suffix="." style:num-format="1">
        <style:list-level-properties text:space-before="5.247cm" text:min-label-width="0.75cm"/>
      </text:list-level-style-number>
      <text:list-level-style-number text:level="9" text:style-name="RTF_5f_Num_20_31_20_1" style:num-suffix="." style:num-format="1">
        <style:list-level-properties text:space-before="5.997cm" text:min-label-width="0.75cm"/>
      </text:list-level-style-number>
      <text:list-level-style-number text:level="10" text:style-name="RTF_5f_Num_20_31_20_1" style:num-suffix="." style:num-format="1">
        <style:list-level-properties text:space-before="6.747cm" text:min-label-width="0.75cm"/>
      </text:list-level-style-number>
    </text:list-style>
    <text:list-style style:name="RTF_5f_Num_20_32" style:display-name="RTF_Num 32" text:consecutive-numbering="true">
      <text:list-level-style-bullet text:level="1" text:style-name="RTF_5f_Num_20_32_20_1" style:num-suffix="." text:bullet-char="">
        <style:list-level-properties text:space-before="0.74cm" text:min-label-width="0.556cm"/>
        <style:text-properties fo:font-family="'lr ｾｩ'" style:font-family-generic="roman" style:font-pitch="fixed"/>
      </text:list-level-style-bullet>
      <text:list-level-style-bullet text:level="2" text:style-name="RTF_5f_Num_20_32_20_1" style:num-suffix="." text:bullet-char="">
        <style:list-level-properties text:space-before="2.037cm" text:min-label-width="0.556cm"/>
        <style:text-properties fo:font-family="'lr ｾｩ'" style:font-family-generic="roman" style:font-pitch="fixed"/>
      </text:list-level-style-bullet>
      <text:list-level-style-bullet text:level="3" text:style-name="RTF_5f_Num_20_32_20_1" style:num-suffix="." text:bullet-char="">
        <style:list-level-properties text:space-before="3.333cm" text:min-label-width="0.556cm"/>
        <style:text-properties fo:font-family="'lr ｾｩ'" style:font-family-generic="roman" style:font-pitch="fixed"/>
      </text:list-level-style-bullet>
      <text:list-level-style-bullet text:level="4" text:style-name="RTF_5f_Num_20_32_20_1" style:num-suffix="." text:bullet-char="">
        <style:list-level-properties text:space-before="4.63cm" text:min-label-width="0.556cm"/>
        <style:text-properties fo:font-family="'lr ｾｩ'" style:font-family-generic="roman" style:font-pitch="fixed"/>
      </text:list-level-style-bullet>
      <text:list-level-style-bullet text:level="5" text:style-name="RTF_5f_Num_20_32_20_1" style:num-suffix="." text:bullet-char="">
        <style:list-level-properties text:space-before="5.926cm" text:min-label-width="0.556cm"/>
        <style:text-properties fo:font-family="'lr ｾｩ'" style:font-family-generic="roman" style:font-pitch="fixed"/>
      </text:list-level-style-bullet>
      <text:list-level-style-bullet text:level="6" text:style-name="RTF_5f_Num_20_32_20_1" style:num-suffix="." text:bullet-char="">
        <style:list-level-properties text:space-before="7.223cm" text:min-label-width="0.556cm"/>
        <style:text-properties fo:font-family="'lr ｾｩ'" style:font-family-generic="roman" style:font-pitch="fixed"/>
      </text:list-level-style-bullet>
      <text:list-level-style-bullet text:level="7" text:style-name="RTF_5f_Num_20_32_20_1" style:num-suffix="." text:bullet-char="">
        <style:list-level-properties text:space-before="8.519cm" text:min-label-width="0.556cm"/>
        <style:text-properties fo:font-family="'lr ｾｩ'" style:font-family-generic="roman" style:font-pitch="fixed"/>
      </text:list-level-style-bullet>
      <text:list-level-style-bullet text:level="8" text:style-name="RTF_5f_Num_20_32_20_1" style:num-suffix="." text:bullet-char="">
        <style:list-level-properties text:space-before="9.816cm" text:min-label-width="0.556cm"/>
        <style:text-properties fo:font-family="'lr ｾｩ'" style:font-family-generic="roman" style:font-pitch="fixed"/>
      </text:list-level-style-bullet>
      <text:list-level-style-bullet text:level="9" text:style-name="RTF_5f_Num_20_32_20_1" style:num-suffix="." text:bullet-char="">
        <style:list-level-properties text:space-before="11.112cm" text:min-label-width="0.556cm"/>
        <style:text-properties fo:font-family="'lr ｾｩ'" style:font-family-generic="roman" style:font-pitch="fixed"/>
      </text:list-level-style-bullet>
      <text:list-level-style-bullet text:level="10" text:style-name="RTF_5f_Num_20_32_20_1" style:num-suffix="." text:bullet-char="">
        <style:list-level-properties text:space-before="12.409cm" text:min-label-width="0.556cm"/>
        <style:text-properties fo:font-family="'lr ｾｩ'" style:font-family-generic="roman" style:font-pitch="fixed"/>
      </text:list-level-style-bullet>
    </text:list-style>
    <text:list-style style:name="RTF_5f_Num_20_33" style:display-name="RTF_Num 33" text:consecutive-numbering="true">
      <text:list-level-style-bullet text:level="1" text:style-name="RTF_5f_Num_20_33_20_1" style:num-suffix="." text:bullet-char="">
        <style:list-level-properties text:space-before="0.74cm" text:min-label-width="0.556cm"/>
        <style:text-properties fo:font-family="'lr ｾｩ'" style:font-family-generic="roman" style:font-pitch="fixed"/>
      </text:list-level-style-bullet>
      <text:list-level-style-bullet text:level="2" text:style-name="RTF_5f_Num_20_33_20_1" style:num-suffix="." text:bullet-char="">
        <style:list-level-properties text:space-before="2.037cm" text:min-label-width="0.556cm"/>
        <style:text-properties fo:font-family="'lr ｾｩ'" style:font-family-generic="roman" style:font-pitch="fixed"/>
      </text:list-level-style-bullet>
      <text:list-level-style-bullet text:level="3" text:style-name="RTF_5f_Num_20_33_20_1" style:num-suffix="." text:bullet-char="">
        <style:list-level-properties text:space-before="3.333cm" text:min-label-width="0.556cm"/>
        <style:text-properties fo:font-family="'lr ｾｩ'" style:font-family-generic="roman" style:font-pitch="fixed"/>
      </text:list-level-style-bullet>
      <text:list-level-style-bullet text:level="4" text:style-name="RTF_5f_Num_20_33_20_1" style:num-suffix="." text:bullet-char="">
        <style:list-level-properties text:space-before="4.63cm" text:min-label-width="0.556cm"/>
        <style:text-properties fo:font-family="'lr ｾｩ'" style:font-family-generic="roman" style:font-pitch="fixed"/>
      </text:list-level-style-bullet>
      <text:list-level-style-bullet text:level="5" text:style-name="RTF_5f_Num_20_33_20_1" style:num-suffix="." text:bullet-char="">
        <style:list-level-properties text:space-before="5.926cm" text:min-label-width="0.556cm"/>
        <style:text-properties fo:font-family="'lr ｾｩ'" style:font-family-generic="roman" style:font-pitch="fixed"/>
      </text:list-level-style-bullet>
      <text:list-level-style-bullet text:level="6" text:style-name="RTF_5f_Num_20_33_20_1" style:num-suffix="." text:bullet-char="">
        <style:list-level-properties text:space-before="7.223cm" text:min-label-width="0.556cm"/>
        <style:text-properties fo:font-family="'lr ｾｩ'" style:font-family-generic="roman" style:font-pitch="fixed"/>
      </text:list-level-style-bullet>
      <text:list-level-style-bullet text:level="7" text:style-name="RTF_5f_Num_20_33_20_1" style:num-suffix="." text:bullet-char="">
        <style:list-level-properties text:space-before="8.519cm" text:min-label-width="0.556cm"/>
        <style:text-properties fo:font-family="'lr ｾｩ'" style:font-family-generic="roman" style:font-pitch="fixed"/>
      </text:list-level-style-bullet>
      <text:list-level-style-bullet text:level="8" text:style-name="RTF_5f_Num_20_33_20_1" style:num-suffix="." text:bullet-char="">
        <style:list-level-properties text:space-before="9.816cm" text:min-label-width="0.556cm"/>
        <style:text-properties fo:font-family="'lr ｾｩ'" style:font-family-generic="roman" style:font-pitch="fixed"/>
      </text:list-level-style-bullet>
      <text:list-level-style-bullet text:level="9" text:style-name="RTF_5f_Num_20_33_20_1" style:num-suffix="." text:bullet-char="">
        <style:list-level-properties text:space-before="11.112cm" text:min-label-width="0.556cm"/>
        <style:text-properties fo:font-family="'lr ｾｩ'" style:font-family-generic="roman" style:font-pitch="fixed"/>
      </text:list-level-style-bullet>
      <text:list-level-style-bullet text:level="10" text:style-name="RTF_5f_Num_20_33_20_1" style:num-suffix="." text:bullet-char="">
        <style:list-level-properties text:space-before="12.409cm" text:min-label-width="0.556cm"/>
        <style:text-properties fo:font-family="'lr ｾｩ'" style:font-family-generic="roman" style:font-pitch="fixed"/>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meta:initial-creator>Tsuyoshi Yamashita</meta:initial-creator>
    <meta:creation-date>2003-04-15T23:36:57</meta:creation-date>
    <dc:date>2012-02-28T21:47:36.97</dc:date>
    <meta:printed-by>Tsuyoshi Yamashita</meta:printed-by>
    <meta:print-date>2003-06-02T02:02:15</meta:print-date>
    <meta:editing-cycles>121</meta:editing-cycles>
    <meta:editing-duration>PT17H03M41S</meta:editing-duration>
    <dc:creator>Tsuyoshi Yamashita</dc:creator>
    <meta:document-statistic meta:table-count="0" meta:image-count="5" meta:object-count="0" meta:page-count="16" meta:paragraph-count="438" meta:word-count="4775" meta:character-count="12945"/>
    <meta:user-defined meta:name="Info 1"/>
    <meta:user-defined meta:name="Info 2"/>
    <meta:user-defined meta:name="Info 3"/>
    <meta:user-defined meta:name="Info 4"/>
  </office:meta>
</office:document-meta>
</file>